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1" svg:font-family="'Liberation Serif'" style:font-family-generic="roman"/>
    <style:font-face style:name="Arial" svg:font-family="Arial" style:font-family-generic="swiss"/>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986in" style:rel-column-width="4718*"/>
    </style:style>
    <style:style style:name="Table1.B" style:family="table-column">
      <style:table-column-properties style:column-width="1.5in" style:rel-column-width="14195*"/>
    </style:style>
    <style:style style:name="Table1.C" style:family="table-column">
      <style:table-column-properties style:column-width="1.1875in" style:rel-column-width="11237*"/>
    </style:style>
    <style:style style:name="Table1.D" style:family="table-column">
      <style:table-column-properties style:column-width="3.7389in" style:rel-column-width="35385*"/>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6264in" style:rel-column-width="15391*"/>
    </style:style>
    <style:style style:name="Table2.B" style:family="table-column">
      <style:table-column-properties style:column-width="5.2986in" style:rel-column-width="5014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7257in" style:rel-column-width="6865*"/>
    </style:style>
    <style:style style:name="Table3.C" style:family="table-column">
      <style:table-column-properties style:column-width="0.6715in" style:rel-column-width="6354*"/>
    </style:style>
    <style:style style:name="Table3.D" style:family="table-column">
      <style:table-column-properties style:column-width="0.8389in" style:rel-column-width="7942*"/>
    </style:style>
    <style:style style:name="Table3.E" style:family="table-column">
      <style:table-column-properties style:column-width="3.9632in" style:rel-column-width="37509*"/>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background-color="#ff0000" fo:padding="0.0382in" fo:border-left="0.05pt solid #000000" fo:border-right="none" fo:border-top="none" fo:border-bottom="0.05pt solid #000000">
        <style:background-image/>
      </style:table-cell-properties>
    </style:style>
    <style:style style:name="Table3.E2"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4" style:family="table-cell">
      <style:table-cell-properties fo:background-color="#00ffff" fo:padding="0.0382in" fo:border-left="0.05pt solid #000000" fo:border-right="none" fo:border-top="none" fo:border-bottom="0.05pt solid #000000">
        <style:background-image/>
      </style:table-cell-properties>
    </style:style>
    <style:style style:name="Table3.E4"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3.A5" style:family="table-cell">
      <style:table-cell-properties fo:background-color="#b2b2b2" fo:padding="0.0382in" fo:border-left="0.05pt solid #000000" fo:border-right="none" fo:border-top="none" fo:border-bottom="0.05pt solid #000000">
        <style:background-image/>
      </style:table-cell-properties>
    </style:style>
    <style:style style:name="Table3.E5"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6306in" style:rel-column-width="5967*"/>
    </style:style>
    <style:style style:name="Table4.B" style:family="table-column">
      <style:table-column-properties style:column-width="1.9333in" style:rel-column-width="18296*"/>
    </style:style>
    <style:style style:name="Table4.C" style:family="table-column">
      <style:table-column-properties style:column-width="0.6222in" style:rel-column-width="5888*"/>
    </style:style>
    <style:style style:name="Table4.D" style:family="table-column">
      <style:table-column-properties style:column-width="0.6556in" style:rel-column-width="6203*"/>
    </style:style>
    <style:style style:name="Table4.E" style:family="table-column">
      <style:table-column-properties style:column-width="0.5146in" style:rel-column-width="4869*"/>
    </style:style>
    <style:style style:name="Table4.F" style:family="table-column">
      <style:table-column-properties style:column-width="0.5785in" style:rel-column-width="5474*"/>
    </style:style>
    <style:style style:name="Table4.G" style:family="table-column">
      <style:table-column-properties style:column-width="1.9903in" style:rel-column-width="18838*"/>
    </style:style>
    <style:style style:name="Table4.A1" style:family="table-cell">
      <style:table-cell-properties style:vertical-align="middle" fo:padding="0.0382in" fo:border-left="0.05pt solid #000000" fo:border-right="none" fo:border-top="0.05pt solid #000000" fo:border-bottom="0.05pt solid #000000"/>
    </style:style>
    <style:style style:name="Table4.C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padding="0.0382in" fo:border-left="0.05pt solid #000000" fo:border-right="none" fo:border-top="none" fo:border-bottom="0.05pt solid #000000"/>
    </style:style>
    <style:style style:name="Table4.G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none" fo:border-top="none" fo:border-bottom="0.05pt solid #000000"/>
    </style:style>
    <style:style style:name="Table4.F5" style:family="table-cell">
      <style:table-cell-properties fo:padding="0.0382in" fo:border-left="0.05pt solid #000000" fo:border-right="none" fo:border-top="none" fo:border-bottom="0.05pt solid #000000"/>
    </style:style>
    <style:style style:name="Table4.G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none" fo:border-top="none" fo:border-bottom="0.05pt solid #000000"/>
    </style:style>
    <style:style style:name="Table4.F6" style:family="table-cell">
      <style:table-cell-properties fo:padding="0.0382in" fo:border-left="0.05pt solid #000000" fo:border-right="none" fo:border-top="none" fo:border-bottom="0.05pt solid #000000"/>
    </style:style>
    <style:style style:name="Table4.G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none" fo:border-top="none" fo:border-bottom="0.05pt solid #000000"/>
    </style:style>
    <style:style style:name="Table4.F7" style:family="table-cell">
      <style:table-cell-properties fo:padding="0.0382in" fo:border-left="0.05pt solid #000000" fo:border-right="none" fo:border-top="none" fo:border-bottom="0.05pt solid #000000"/>
    </style:style>
    <style:style style:name="Table4.G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none" fo:border-top="none" fo:border-bottom="0.05pt solid #000000"/>
    </style:style>
    <style:style style:name="Table4.F8" style:family="table-cell">
      <style:table-cell-properties fo:padding="0.0382in" fo:border-left="0.05pt solid #000000" fo:border-right="none" fo:border-top="none" fo:border-bottom="0.05pt solid #000000"/>
    </style:style>
    <style:style style:name="Table4.G8"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20pt" officeooo:rsid="00131d2e" officeooo:paragraph-rsid="00131d2e" style:font-size-asian="17.5pt" style:font-size-complex="20pt"/>
    </style:style>
    <style:style style:name="P2" style:family="paragraph" style:parent-style-name="Footer">
      <style:paragraph-properties fo:text-align="center" style:justify-single-word="false"/>
      <style:text-properties officeooo:rsid="0014c8fc" officeooo:paragraph-rsid="0014c8fc"/>
    </style:style>
    <style:style style:name="P3" style:family="paragraph" style:parent-style-name="Standard">
      <style:text-properties style:font-name="Courier New" fo:font-size="10pt" style:font-size-asian="10pt" style:font-size-complex="10pt"/>
    </style:style>
    <style:style style:name="P4" style:family="paragraph" style:parent-style-name="Standard">
      <style:text-properties style:font-name="Courier New" officeooo:rsid="010dfcdb" officeooo:paragraph-rsid="010dfcdb"/>
    </style:style>
    <style:style style:name="P5" style:family="paragraph" style:parent-style-name="Standard">
      <style:text-properties style:font-name="Liberation Mono" fo:font-size="10pt" style:font-size-asian="8.75pt" style:font-size-complex="10pt"/>
    </style:style>
    <style:style style:name="P6" style:family="paragraph" style:parent-style-name="Text_20_body">
      <style:text-properties style:font-name="Liberation Sans"/>
    </style:style>
    <style:style style:name="P7" style:family="paragraph" style:parent-style-name="Text_20_body">
      <style:text-properties style:font-name="Liberation Sans" officeooo:paragraph-rsid="00131d2e"/>
    </style:style>
    <style:style style:name="P8" style:family="paragraph" style:parent-style-name="Text_20_body">
      <style:text-properties style:font-name="Liberation Sans" officeooo:rsid="001d1a16" officeooo:paragraph-rsid="001d1a16"/>
    </style:style>
    <style:style style:name="P9" style:family="paragraph" style:parent-style-name="Text_20_body">
      <style:text-properties style:font-name="Liberation Sans" officeooo:rsid="002d4390" officeooo:paragraph-rsid="002d4390"/>
    </style:style>
    <style:style style:name="P10" style:family="paragraph" style:parent-style-name="Text_20_body">
      <style:text-properties style:font-name="Liberation Sans" officeooo:rsid="004a33f1" officeooo:paragraph-rsid="004a33f1"/>
    </style:style>
    <style:style style:name="P11" style:family="paragraph" style:parent-style-name="Text_20_body">
      <style:text-properties style:font-name="Liberation Sans" officeooo:rsid="004d7ae2" officeooo:paragraph-rsid="004d7ae2"/>
    </style:style>
    <style:style style:name="P12" style:family="paragraph" style:parent-style-name="Text_20_body">
      <style:text-properties style:font-name="Liberation Sans" officeooo:rsid="00641e02" officeooo:paragraph-rsid="00641e02"/>
    </style:style>
    <style:style style:name="P13" style:family="paragraph" style:parent-style-name="Text_20_body">
      <style:text-properties style:font-name="Liberation Sans" officeooo:rsid="00746fce" officeooo:paragraph-rsid="00746fce"/>
    </style:style>
    <style:style style:name="P14" style:family="paragraph" style:parent-style-name="Text_20_body">
      <style:text-properties style:font-name="Liberation Sans" officeooo:rsid="0075f536" officeooo:paragraph-rsid="00786aa5"/>
    </style:style>
    <style:style style:name="P15" style:family="paragraph" style:parent-style-name="Text_20_body">
      <style:text-properties style:font-name="Liberation Sans" officeooo:rsid="00786aa5" officeooo:paragraph-rsid="00786aa5"/>
    </style:style>
    <style:style style:name="P16" style:family="paragraph" style:parent-style-name="Text_20_body">
      <style:text-properties style:font-name="Liberation Sans" officeooo:rsid="00854b83" officeooo:paragraph-rsid="00854b83"/>
    </style:style>
    <style:style style:name="P17" style:family="paragraph" style:parent-style-name="Text_20_body">
      <style:text-properties style:font-name="Liberation Sans" officeooo:rsid="00efb206" officeooo:paragraph-rsid="00efb206"/>
    </style:style>
    <style:style style:name="P18" style:family="paragraph" style:parent-style-name="Text_20_body">
      <style:text-properties style:font-name="Liberation Sans" officeooo:rsid="00ef8adc" officeooo:paragraph-rsid="00ef8adc"/>
    </style:style>
    <style:style style:name="P19" style:family="paragraph" style:parent-style-name="Text_20_body">
      <style:text-properties style:font-name="Liberation Sans" officeooo:rsid="0109d325" officeooo:paragraph-rsid="0109d325"/>
    </style:style>
    <style:style style:name="P20" style:family="paragraph" style:parent-style-name="Text_20_body">
      <style:text-properties style:font-name="Liberation Sans" officeooo:rsid="010dfcdb" officeooo:paragraph-rsid="010dfcdb"/>
    </style:style>
    <style:style style:name="P21" style:family="paragraph" style:parent-style-name="Text_20_body">
      <style:text-properties style:font-name="Liberation Sans1" officeooo:rsid="008868b0" officeooo:paragraph-rsid="008868b0"/>
    </style:style>
    <style:style style:name="P22" style:family="paragraph" style:parent-style-name="Text_20_body">
      <style:text-properties style:font-name="Liberation Serif"/>
    </style:style>
    <style:style style:name="P23" style:family="paragraph" style:parent-style-name="Text_20_body">
      <style:text-properties style:font-name="Liberation Serif" officeooo:rsid="0016dba6" officeooo:paragraph-rsid="001a5010"/>
    </style:style>
    <style:style style:name="P24" style:family="paragraph" style:parent-style-name="Text_20_body">
      <style:text-properties style:font-name="Liberation Serif" officeooo:rsid="0016dba6" officeooo:paragraph-rsid="0016dba6"/>
    </style:style>
    <style:style style:name="P25" style:family="paragraph" style:parent-style-name="Text_20_body">
      <style:text-properties style:font-name="Liberation Serif" officeooo:rsid="0019a0ea" officeooo:paragraph-rsid="001a5010"/>
    </style:style>
    <style:style style:name="P26" style:family="paragraph" style:parent-style-name="Text_20_body">
      <style:text-properties style:font-name="Liberation Serif" officeooo:rsid="0019264a" officeooo:paragraph-rsid="0019264a"/>
    </style:style>
    <style:style style:name="P27" style:family="paragraph" style:parent-style-name="Text_20_body">
      <style:text-properties style:font-name="Liberation Serif" officeooo:rsid="002bc162" officeooo:paragraph-rsid="002f9ac1"/>
    </style:style>
    <style:style style:name="P28" style:family="paragraph" style:parent-style-name="Text_20_body">
      <style:text-properties style:font-name="Liberation Serif" officeooo:rsid="011462f4" officeooo:paragraph-rsid="011462f4"/>
    </style:style>
    <style:style style:name="P29" style:family="paragraph" style:parent-style-name="Text_20_body">
      <style:text-properties style:font-name="Liberation Serif" officeooo:rsid="004259a4" officeooo:paragraph-rsid="004259a4"/>
    </style:style>
    <style:style style:name="P30" style:family="paragraph" style:parent-style-name="Text_20_body">
      <style:text-properties style:font-name="Liberation Serif" officeooo:rsid="00576259" officeooo:paragraph-rsid="00576259"/>
    </style:style>
    <style:style style:name="P31" style:family="paragraph" style:parent-style-name="Text_20_body">
      <style:text-properties style:font-name="Liberation Serif" officeooo:rsid="007aef4a" officeooo:paragraph-rsid="007aef4a"/>
    </style:style>
    <style:style style:name="P32" style:family="paragraph" style:parent-style-name="Text_20_body">
      <style:text-properties style:font-name="Liberation Serif" officeooo:rsid="001d1a16" officeooo:paragraph-rsid="001d1a16"/>
    </style:style>
    <style:style style:name="P33" style:family="paragraph" style:parent-style-name="Text_20_body">
      <style:text-properties style:font-name="Liberation Serif" officeooo:rsid="00203a3e" officeooo:paragraph-rsid="00203a3e"/>
    </style:style>
    <style:style style:name="P34" style:family="paragraph" style:parent-style-name="Text_20_body">
      <style:text-properties style:font-name="Liberation Serif" officeooo:rsid="00269be2" officeooo:paragraph-rsid="0029e08e"/>
    </style:style>
    <style:style style:name="P35" style:family="paragraph" style:parent-style-name="Text_20_body">
      <style:text-properties style:font-name="Liberation Serif" officeooo:rsid="0029e08e" officeooo:paragraph-rsid="0029e08e"/>
    </style:style>
    <style:style style:name="P36" style:family="paragraph" style:parent-style-name="Text_20_body">
      <style:text-properties style:font-name="Liberation Serif" officeooo:rsid="002d4390" officeooo:paragraph-rsid="002d4390"/>
    </style:style>
    <style:style style:name="P37" style:family="paragraph" style:parent-style-name="Text_20_body">
      <style:text-properties style:font-name="Liberation Serif" officeooo:rsid="00449f0b" officeooo:paragraph-rsid="00449f0b"/>
    </style:style>
    <style:style style:name="P38" style:family="paragraph" style:parent-style-name="Text_20_body">
      <style:text-properties style:font-name="Liberation Serif" officeooo:rsid="00854b83" officeooo:paragraph-rsid="00854b83"/>
    </style:style>
    <style:style style:name="P39" style:family="paragraph" style:parent-style-name="Text_20_body">
      <style:text-properties style:font-name="Liberation Serif" officeooo:rsid="00872cad" officeooo:paragraph-rsid="00872cad"/>
    </style:style>
    <style:style style:name="P40" style:family="paragraph" style:parent-style-name="Text_20_body">
      <style:text-properties style:font-name="Liberation Serif" officeooo:rsid="00872cad" officeooo:paragraph-rsid="00c1ddbf"/>
    </style:style>
    <style:style style:name="P41" style:family="paragraph" style:parent-style-name="Text_20_body">
      <style:text-properties style:font-name="Liberation Serif" officeooo:rsid="008cafc1" officeooo:paragraph-rsid="008cafc1"/>
    </style:style>
    <style:style style:name="P42" style:family="paragraph" style:parent-style-name="Text_20_body">
      <style:text-properties style:font-name="Liberation Serif" officeooo:rsid="008868b0" officeooo:paragraph-rsid="008868b0"/>
    </style:style>
    <style:style style:name="P43" style:family="paragraph" style:parent-style-name="Text_20_body">
      <style:text-properties style:font-name="Liberation Serif" officeooo:rsid="0036bbf4" officeooo:paragraph-rsid="0036bbf4"/>
    </style:style>
    <style:style style:name="P44" style:family="paragraph" style:parent-style-name="Text_20_body">
      <style:text-properties style:font-name="Liberation Serif" officeooo:rsid="0039a247" officeooo:paragraph-rsid="0039a247"/>
    </style:style>
    <style:style style:name="P45" style:family="paragraph" style:parent-style-name="Text_20_body">
      <style:text-properties style:font-name="Liberation Serif" officeooo:rsid="0039a247" officeooo:paragraph-rsid="007ee0e6"/>
    </style:style>
    <style:style style:name="P46" style:family="paragraph" style:parent-style-name="Text_20_body">
      <style:text-properties style:font-name="Liberation Serif" officeooo:rsid="0039a247" officeooo:paragraph-rsid="00828152"/>
    </style:style>
    <style:style style:name="P47" style:family="paragraph" style:parent-style-name="Text_20_body">
      <style:text-properties style:font-name="Liberation Serif" officeooo:rsid="003b81a2" officeooo:paragraph-rsid="003b81a2"/>
    </style:style>
    <style:style style:name="P48" style:family="paragraph" style:parent-style-name="Text_20_body">
      <style:text-properties style:font-name="Liberation Serif" officeooo:rsid="003b81a2" officeooo:paragraph-rsid="007ee0e6"/>
    </style:style>
    <style:style style:name="P49" style:family="paragraph" style:parent-style-name="Text_20_body">
      <style:text-properties style:font-name="Liberation Serif" officeooo:rsid="003b81a2" officeooo:paragraph-rsid="00828152"/>
    </style:style>
    <style:style style:name="P50" style:family="paragraph" style:parent-style-name="Text_20_body">
      <style:text-properties style:font-name="Liberation Serif" fo:font-weight="bold" officeooo:rsid="00480748" officeooo:paragraph-rsid="00480748" style:font-weight-asian="bold" style:font-weight-complex="bold"/>
    </style:style>
    <style:style style:name="P51" style:family="paragraph" style:parent-style-name="Text_20_body">
      <style:text-properties style:font-name="Liberation Serif" fo:font-weight="bold" officeooo:rsid="00480748" officeooo:paragraph-rsid="007ee0e6" style:font-weight-asian="bold" style:font-weight-complex="bold"/>
    </style:style>
    <style:style style:name="P52" style:family="paragraph" style:parent-style-name="Text_20_body">
      <style:paragraph-properties fo:text-align="center" style:justify-single-word="false"/>
      <style:text-properties style:font-name="Liberation Serif" fo:font-weight="bold" officeooo:rsid="0045dbfa" officeooo:paragraph-rsid="0045dbfa" style:font-weight-asian="bold" style:font-weight-complex="bold"/>
    </style:style>
    <style:style style:name="P53" style:family="paragraph" style:parent-style-name="Text_20_body">
      <style:text-properties style:font-name="Liberation Serif" officeooo:rsid="004923cf" officeooo:paragraph-rsid="004923cf"/>
    </style:style>
    <style:style style:name="P54" style:family="paragraph" style:parent-style-name="Text_20_body">
      <style:text-properties style:font-name="Liberation Serif" officeooo:rsid="004ab4b1" officeooo:paragraph-rsid="004ab4b1"/>
    </style:style>
    <style:style style:name="P55" style:family="paragraph" style:parent-style-name="Text_20_body">
      <style:text-properties style:font-name="Liberation Serif" officeooo:rsid="004ce7a7" officeooo:paragraph-rsid="004ce7a7"/>
    </style:style>
    <style:style style:name="P56" style:family="paragraph" style:parent-style-name="Text_20_body">
      <style:text-properties style:font-name="Liberation Serif" officeooo:rsid="004d7ae2" officeooo:paragraph-rsid="004d7ae2"/>
    </style:style>
    <style:style style:name="P57" style:family="paragraph" style:parent-style-name="Text_20_body">
      <style:text-properties style:font-name="Liberation Serif" officeooo:rsid="0058646e" officeooo:paragraph-rsid="0058646e"/>
    </style:style>
    <style:style style:name="P58" style:family="paragraph" style:parent-style-name="Text_20_body">
      <style:text-properties style:font-name="Liberation Serif" officeooo:rsid="0058646e" officeooo:paragraph-rsid="005bd4f6"/>
    </style:style>
    <style:style style:name="P59" style:family="paragraph" style:parent-style-name="Text_20_body">
      <style:text-properties style:font-name="Liberation Serif" officeooo:rsid="005bd4f6" officeooo:paragraph-rsid="005bd4f6"/>
    </style:style>
    <style:style style:name="P60" style:family="paragraph" style:parent-style-name="Text_20_body">
      <style:text-properties style:font-name="Liberation Serif" officeooo:rsid="005ee357" officeooo:paragraph-rsid="005ee357"/>
    </style:style>
    <style:style style:name="P61" style:family="paragraph" style:parent-style-name="Text_20_body">
      <style:text-properties style:font-name="Liberation Serif" officeooo:rsid="005f6e17" officeooo:paragraph-rsid="005f6e17"/>
    </style:style>
    <style:style style:name="P62" style:family="paragraph" style:parent-style-name="Text_20_body">
      <style:text-properties style:font-name="Liberation Serif" fo:font-size="12pt" officeooo:rsid="006cec4e" officeooo:paragraph-rsid="006cec4e" style:font-size-asian="12pt" style:font-size-complex="12pt"/>
    </style:style>
    <style:style style:name="P63" style:family="paragraph" style:parent-style-name="Text_20_body">
      <style:text-properties style:font-name="Liberation Serif" fo:font-size="12pt" officeooo:rsid="006e75c7" officeooo:paragraph-rsid="006e75c7" style:font-size-asian="12pt" style:font-size-complex="12pt"/>
    </style:style>
    <style:style style:name="P64" style:family="paragraph" style:parent-style-name="Text_20_body">
      <style:text-properties style:font-name="Liberation Serif" fo:font-size="12pt" officeooo:rsid="00709e47" officeooo:paragraph-rsid="00709e47" style:font-size-asian="12pt" style:font-size-complex="12pt"/>
    </style:style>
    <style:style style:name="P65" style:family="paragraph" style:parent-style-name="Text_20_body">
      <style:text-properties style:font-name="Liberation Serif" fo:font-size="12pt" officeooo:rsid="00a72bab" officeooo:paragraph-rsid="00a72bab" style:font-size-asian="10.5pt" style:font-size-complex="12pt"/>
    </style:style>
    <style:style style:name="P66" style:family="paragraph" style:parent-style-name="Text_20_body">
      <style:text-properties style:font-name="Liberation Serif" fo:font-size="12pt" officeooo:rsid="00af352f" officeooo:paragraph-rsid="010f88cb" style:font-size-asian="10.5pt" style:font-size-complex="12pt"/>
    </style:style>
    <style:style style:name="P67" style:family="paragraph" style:parent-style-name="Text_20_body">
      <style:text-properties style:font-name="Liberation Serif" fo:font-size="12pt" officeooo:rsid="010f88cb" officeooo:paragraph-rsid="010f88cb" style:font-size-asian="10.5pt" style:font-size-complex="12pt"/>
    </style:style>
    <style:style style:name="P68" style:family="paragraph" style:parent-style-name="Text_20_body">
      <style:text-properties style:font-name="Liberation Serif" fo:font-size="12pt" officeooo:rsid="01638b8e" officeooo:paragraph-rsid="01638b8e" style:font-size-asian="10.5pt" style:font-size-complex="12pt"/>
    </style:style>
    <style:style style:name="P69" style:family="paragraph" style:parent-style-name="Text_20_body">
      <style:text-properties style:font-name="Liberation Serif" fo:font-size="12pt" officeooo:rsid="0163cd14" officeooo:paragraph-rsid="0163cd14" style:font-size-asian="10.5pt" style:font-size-complex="12pt"/>
    </style:style>
    <style:style style:name="P70" style:family="paragraph" style:parent-style-name="Text_20_body">
      <style:text-properties style:font-name="Liberation Serif" officeooo:rsid="0060949d" officeooo:paragraph-rsid="0060949d"/>
    </style:style>
    <style:style style:name="P71" style:family="paragraph" style:parent-style-name="Text_20_body">
      <style:text-properties style:font-name="Liberation Serif" officeooo:rsid="00641e02" officeooo:paragraph-rsid="00641e02"/>
    </style:style>
    <style:style style:name="P72" style:family="paragraph" style:parent-style-name="Text_20_body">
      <style:text-properties style:font-name="Liberation Serif" officeooo:rsid="0068e258" officeooo:paragraph-rsid="0068e258"/>
    </style:style>
    <style:style style:name="P73" style:family="paragraph" style:parent-style-name="Text_20_body">
      <style:text-properties style:font-name="Liberation Serif" officeooo:rsid="00735ac1" officeooo:paragraph-rsid="00735ac1"/>
    </style:style>
    <style:style style:name="P74" style:family="paragraph" style:parent-style-name="Text_20_body">
      <style:text-properties style:font-name="Liberation Serif" officeooo:rsid="0075f536" officeooo:paragraph-rsid="0075f536"/>
    </style:style>
    <style:style style:name="P75" style:family="paragraph" style:parent-style-name="Text_20_body">
      <style:text-properties style:font-name="Liberation Serif" officeooo:rsid="0075f536" officeooo:paragraph-rsid="00786aa5"/>
    </style:style>
    <style:style style:name="P76" style:family="paragraph" style:parent-style-name="Text_20_body">
      <style:text-properties style:font-name="Liberation Serif" officeooo:rsid="00786aa5" officeooo:paragraph-rsid="00786aa5"/>
    </style:style>
    <style:style style:name="P77" style:family="paragraph" style:parent-style-name="Text_20_body">
      <style:text-properties style:font-name="Liberation Serif" officeooo:rsid="007c0e08" officeooo:paragraph-rsid="007c0e08"/>
    </style:style>
    <style:style style:name="P78" style:family="paragraph" style:parent-style-name="Text_20_body">
      <style:text-properties style:font-name="Liberation Serif" officeooo:rsid="007c4e9e" officeooo:paragraph-rsid="007c4e9e"/>
    </style:style>
    <style:style style:name="P79" style:family="paragraph" style:parent-style-name="Text_20_body">
      <style:text-properties style:font-name="Liberation Serif" officeooo:rsid="0123ace2" officeooo:paragraph-rsid="0123ace2"/>
    </style:style>
    <style:style style:name="P80" style:family="paragraph" style:parent-style-name="Text_20_body">
      <style:text-properties style:font-name="Liberation Serif" officeooo:rsid="00cd252f" officeooo:paragraph-rsid="00cd252f"/>
    </style:style>
    <style:style style:name="P81" style:family="paragraph" style:parent-style-name="Text_20_body">
      <style:text-properties style:font-name="Liberation Serif" officeooo:rsid="00d9c1df" officeooo:paragraph-rsid="00d9c1df"/>
    </style:style>
    <style:style style:name="P82" style:family="paragraph" style:parent-style-name="Text_20_body">
      <style:text-properties style:font-name="Liberation Serif" officeooo:rsid="00d9c1df" officeooo:paragraph-rsid="0124ec21"/>
    </style:style>
    <style:style style:name="P83" style:family="paragraph" style:parent-style-name="Text_20_body">
      <style:text-properties style:font-name="Liberation Serif" officeooo:rsid="00db2496" officeooo:paragraph-rsid="00db2496"/>
    </style:style>
    <style:style style:name="P84" style:family="paragraph" style:parent-style-name="Text_20_body">
      <style:text-properties style:font-name="Liberation Serif" officeooo:rsid="00dc332b" officeooo:paragraph-rsid="00dc332b"/>
    </style:style>
    <style:style style:name="P85" style:family="paragraph" style:parent-style-name="Text_20_body">
      <style:text-properties style:font-name="Liberation Serif" officeooo:rsid="00dc612b" officeooo:paragraph-rsid="00dc612b"/>
    </style:style>
    <style:style style:name="P86" style:family="paragraph" style:parent-style-name="Text_20_body">
      <style:text-properties style:font-name="Liberation Serif" officeooo:rsid="00dc612b" officeooo:paragraph-rsid="00dde2b7"/>
    </style:style>
    <style:style style:name="P87" style:family="paragraph" style:parent-style-name="Text_20_body">
      <style:text-properties style:font-name="Liberation Serif" officeooo:rsid="00dc6e78" officeooo:paragraph-rsid="00dde2b7"/>
    </style:style>
    <style:style style:name="P88" style:family="paragraph" style:parent-style-name="Text_20_body">
      <style:text-properties style:font-name="Liberation Serif" officeooo:rsid="00dde2b7" officeooo:paragraph-rsid="00dde2b7"/>
    </style:style>
    <style:style style:name="P89" style:family="paragraph" style:parent-style-name="Text_20_body">
      <style:text-properties style:font-name="Liberation Serif" officeooo:rsid="00e177e1" officeooo:paragraph-rsid="00e177e1"/>
    </style:style>
    <style:style style:name="P90" style:family="paragraph" style:parent-style-name="Text_20_body">
      <style:text-properties style:font-name="Liberation Serif" officeooo:rsid="00e30433" officeooo:paragraph-rsid="00e30433"/>
    </style:style>
    <style:style style:name="P91" style:family="paragraph" style:parent-style-name="Text_20_body">
      <style:text-properties style:font-name="Liberation Serif" officeooo:rsid="00e4478d" officeooo:paragraph-rsid="00e4478d"/>
    </style:style>
    <style:style style:name="P92" style:family="paragraph" style:parent-style-name="Text_20_body">
      <style:text-properties style:font-name="Liberation Serif" officeooo:rsid="00ebaf1e" officeooo:paragraph-rsid="00ebaf1e"/>
    </style:style>
    <style:style style:name="P93" style:family="paragraph" style:parent-style-name="Text_20_body">
      <style:text-properties style:font-name="Liberation Serif" officeooo:rsid="00ebc49f" officeooo:paragraph-rsid="00ebc49f"/>
    </style:style>
    <style:style style:name="P94" style:family="paragraph" style:parent-style-name="Text_20_body">
      <style:text-properties style:font-name="Liberation Serif" officeooo:rsid="00ec9b9c" officeooo:paragraph-rsid="00ec9b9c"/>
    </style:style>
    <style:style style:name="P95" style:family="paragraph" style:parent-style-name="Text_20_body">
      <style:text-properties style:font-name="Liberation Serif" officeooo:rsid="00ef8adc" officeooo:paragraph-rsid="00ef8adc"/>
    </style:style>
    <style:style style:name="P96" style:family="paragraph" style:parent-style-name="Text_20_body">
      <style:text-properties style:font-name="Liberation Serif" officeooo:rsid="00efa765" officeooo:paragraph-rsid="00efa765"/>
    </style:style>
    <style:style style:name="P97" style:family="paragraph" style:parent-style-name="Text_20_body">
      <style:text-properties style:font-name="Liberation Serif" officeooo:rsid="00efb206" officeooo:paragraph-rsid="00efb206"/>
    </style:style>
    <style:style style:name="P98" style:family="paragraph" style:parent-style-name="Text_20_body">
      <style:text-properties style:font-name="Liberation Serif" officeooo:rsid="00ffd25b" officeooo:paragraph-rsid="00ffd25b"/>
    </style:style>
    <style:style style:name="P99" style:family="paragraph" style:parent-style-name="Text_20_body">
      <style:text-properties style:font-name="Liberation Serif" officeooo:rsid="00ffe369" officeooo:paragraph-rsid="00ffe369"/>
    </style:style>
    <style:style style:name="P100" style:family="paragraph" style:parent-style-name="Text_20_body">
      <style:text-properties style:font-name="Liberation Serif" officeooo:rsid="0101b82a" officeooo:paragraph-rsid="0101b82a"/>
    </style:style>
    <style:style style:name="P101" style:family="paragraph" style:parent-style-name="Text_20_body">
      <style:text-properties style:font-name="Liberation Serif" officeooo:rsid="01035970" officeooo:paragraph-rsid="01035970"/>
    </style:style>
    <style:style style:name="P102" style:family="paragraph" style:parent-style-name="Text_20_body">
      <style:text-properties style:font-name="Liberation Serif" officeooo:rsid="01074a93" officeooo:paragraph-rsid="0108be6f"/>
    </style:style>
    <style:style style:name="P103" style:family="paragraph" style:parent-style-name="Text_20_body">
      <style:text-properties style:font-name="Liberation Serif" officeooo:rsid="01081bd1" officeooo:paragraph-rsid="01081bd1"/>
    </style:style>
    <style:style style:name="P104" style:family="paragraph" style:parent-style-name="Text_20_body">
      <style:text-properties style:font-name="Liberation Serif" officeooo:rsid="0109d325" officeooo:paragraph-rsid="0109d325"/>
    </style:style>
    <style:style style:name="P105" style:family="paragraph" style:parent-style-name="Text_20_body">
      <style:text-properties style:font-name="Liberation Serif" officeooo:rsid="00975594" officeooo:paragraph-rsid="00975594"/>
    </style:style>
    <style:style style:name="P106" style:family="paragraph" style:parent-style-name="Text_20_body">
      <style:text-properties style:font-name="Liberation Serif" officeooo:rsid="009fd499" officeooo:paragraph-rsid="009fd499"/>
    </style:style>
    <style:style style:name="P107" style:family="paragraph" style:parent-style-name="Text_20_body">
      <style:text-properties style:font-name="Liberation Serif" officeooo:rsid="00a10f16" officeooo:paragraph-rsid="00a21c08"/>
    </style:style>
    <style:style style:name="P108" style:family="paragraph" style:parent-style-name="Text_20_body">
      <style:text-properties style:font-name="Liberation Serif" officeooo:rsid="00a21c08" officeooo:paragraph-rsid="00a21c08"/>
    </style:style>
    <style:style style:name="P109" style:family="paragraph" style:parent-style-name="Text_20_body">
      <style:text-properties style:font-name="Liberation Serif" officeooo:paragraph-rsid="00a21c08"/>
    </style:style>
    <style:style style:name="P110" style:family="paragraph" style:parent-style-name="Text_20_body">
      <style:text-properties style:font-name="Liberation Serif" officeooo:rsid="00a30b64" officeooo:paragraph-rsid="00a30b64"/>
    </style:style>
    <style:style style:name="P111" style:family="paragraph" style:parent-style-name="Text_20_body">
      <style:text-properties style:font-name="Liberation Serif" officeooo:rsid="00a72bab" officeooo:paragraph-rsid="00a72bab"/>
    </style:style>
    <style:style style:name="P112" style:family="paragraph" style:parent-style-name="Text_20_body">
      <style:text-properties style:font-name="Liberation Serif" officeooo:paragraph-rsid="00131d2e"/>
    </style:style>
    <style:style style:name="P113" style:family="paragraph" style:parent-style-name="Text_20_body">
      <style:text-properties style:font-name="Liberation Serif" officeooo:rsid="0029da19" officeooo:paragraph-rsid="00c1ddbf"/>
    </style:style>
    <style:style style:name="P114" style:family="paragraph" style:parent-style-name="Text_20_body">
      <style:text-properties style:font-name="Liberation Serif" officeooo:rsid="00925931" officeooo:paragraph-rsid="00925931"/>
    </style:style>
    <style:style style:name="P115" style:family="paragraph" style:parent-style-name="Text_20_body">
      <style:text-properties style:font-name="Liberation Serif" officeooo:rsid="012da619" officeooo:paragraph-rsid="012da619"/>
    </style:style>
    <style:style style:name="P116" style:family="paragraph" style:parent-style-name="Text_20_body">
      <style:text-properties style:font-name="Liberation Serif" officeooo:paragraph-rsid="01308afc"/>
    </style:style>
    <style:style style:name="P117" style:family="paragraph" style:parent-style-name="Text_20_body">
      <style:text-properties style:font-name="Liberation Serif" officeooo:paragraph-rsid="013304cc"/>
    </style:style>
    <style:style style:name="P118" style:family="paragraph" style:parent-style-name="Text_20_body">
      <style:text-properties style:font-name="Liberation Serif" officeooo:rsid="0134a684" officeooo:paragraph-rsid="0136714a"/>
    </style:style>
    <style:style style:name="P119" style:family="paragraph" style:parent-style-name="Text_20_body">
      <style:text-properties style:font-name="Liberation Serif" officeooo:rsid="01394073" officeooo:paragraph-rsid="01394073"/>
    </style:style>
    <style:style style:name="P120" style:family="paragraph" style:parent-style-name="Text_20_body">
      <style:text-properties style:font-name="Liberation Serif" officeooo:rsid="013f25f2" officeooo:paragraph-rsid="013f25f2"/>
    </style:style>
    <style:style style:name="P121" style:family="paragraph" style:parent-style-name="Text_20_body">
      <style:text-properties style:font-name="Liberation Serif" officeooo:rsid="014aa405" officeooo:paragraph-rsid="014aa405"/>
    </style:style>
    <style:style style:name="P122" style:family="paragraph" style:parent-style-name="Text_20_body">
      <style:text-properties style:font-name="Liberation Serif" officeooo:rsid="014ce4b3" officeooo:paragraph-rsid="014ce4b3"/>
    </style:style>
    <style:style style:name="P123" style:family="paragraph" style:parent-style-name="Text_20_body">
      <style:text-properties style:font-name="Liberation Serif" officeooo:rsid="014e4a07" officeooo:paragraph-rsid="014e4a07"/>
    </style:style>
    <style:style style:name="P124" style:family="paragraph" style:parent-style-name="Text_20_body">
      <style:text-properties style:font-name="Liberation Serif" officeooo:rsid="014fcdaf" officeooo:paragraph-rsid="014fcdaf"/>
    </style:style>
    <style:style style:name="P125" style:family="paragraph" style:parent-style-name="Text_20_body">
      <style:text-properties style:font-name="Liberation Serif" officeooo:rsid="01509056" officeooo:paragraph-rsid="01509056"/>
    </style:style>
    <style:style style:name="P126" style:family="paragraph" style:parent-style-name="Text_20_body">
      <style:text-properties style:font-name="Liberation Serif" officeooo:rsid="01523675" officeooo:paragraph-rsid="01523675"/>
    </style:style>
    <style:style style:name="P127" style:family="paragraph" style:parent-style-name="Text_20_body">
      <style:text-properties style:font-name="Liberation Serif" officeooo:rsid="01537c8a" officeooo:paragraph-rsid="01537c8a"/>
    </style:style>
    <style:style style:name="P128" style:family="paragraph" style:parent-style-name="Text_20_body">
      <style:text-properties style:font-name="Liberation Serif" officeooo:rsid="015683bc" officeooo:paragraph-rsid="015683bc"/>
    </style:style>
    <style:style style:name="P129" style:family="paragraph" style:parent-style-name="Text_20_body">
      <style:text-properties style:font-name="Liberation Serif" officeooo:rsid="0155e7d6" officeooo:paragraph-rsid="0155e7d6"/>
    </style:style>
    <style:style style:name="P130" style:family="paragraph" style:parent-style-name="Text_20_body">
      <style:text-properties style:font-name="Liberation Serif" officeooo:rsid="005c5f82" officeooo:paragraph-rsid="005c5f82"/>
    </style:style>
    <style:style style:name="P131" style:family="paragraph" style:parent-style-name="Text_20_body">
      <style:text-properties style:font-name="Liberation Serif" officeooo:rsid="010dfcdb" officeooo:paragraph-rsid="010dfcdb"/>
    </style:style>
    <style:style style:name="P132" style:family="paragraph" style:parent-style-name="Text_20_body">
      <style:text-properties style:font-name="Liberation Serif" officeooo:paragraph-rsid="010dfcdb"/>
    </style:style>
    <style:style style:name="P133" style:family="paragraph" style:parent-style-name="Text_20_body">
      <style:text-properties style:font-name="Liberation Serif" officeooo:rsid="0160f9c5" officeooo:paragraph-rsid="0160f9c5"/>
    </style:style>
    <style:style style:name="P134" style:family="paragraph" style:parent-style-name="Text_20_body">
      <style:text-properties style:font-name="Liberation Serif" officeooo:rsid="0163cd14" officeooo:paragraph-rsid="0163cd14"/>
    </style:style>
    <style:style style:name="P135" style:family="paragraph" style:parent-style-name="Text_20_body">
      <style:text-properties style:font-name="Liberation Serif" officeooo:rsid="0164aea4" officeooo:paragraph-rsid="0164aea4"/>
    </style:style>
    <style:style style:name="P136" style:family="paragraph" style:parent-style-name="Text_20_body">
      <style:text-properties style:font-name="Liberation Serif" officeooo:rsid="01683a6c" officeooo:paragraph-rsid="01683a6c"/>
    </style:style>
    <style:style style:name="P137" style:family="paragraph" style:parent-style-name="Text_20_body">
      <style:text-properties style:font-name="Liberation Serif" officeooo:rsid="0168f53e" officeooo:paragraph-rsid="0168f53e"/>
    </style:style>
    <style:style style:name="P138" style:family="paragraph" style:parent-style-name="Text_20_body">
      <style:text-properties style:font-name="Liberation Serif" officeooo:rsid="01698da6" officeooo:paragraph-rsid="01698da6"/>
    </style:style>
    <style:style style:name="P139" style:family="paragraph" style:parent-style-name="Text_20_body">
      <style:text-properties style:font-name="Liberation Serif" officeooo:rsid="016b17e2" officeooo:paragraph-rsid="016b17e2"/>
    </style:style>
    <style:style style:name="P140" style:family="paragraph" style:parent-style-name="Text_20_body">
      <style:text-properties officeooo:paragraph-rsid="005ee357"/>
    </style:style>
    <style:style style:name="P141" style:family="paragraph" style:parent-style-name="Text_20_body">
      <style:text-properties officeooo:paragraph-rsid="00628a3f"/>
    </style:style>
    <style:style style:name="P142" style:family="paragraph" style:parent-style-name="Text_20_body">
      <style:text-properties officeooo:paragraph-rsid="013df5e5"/>
    </style:style>
    <style:style style:name="P143" style:family="paragraph" style:parent-style-name="Text_20_body">
      <style:text-properties officeooo:rsid="013f25f2" officeooo:paragraph-rsid="013f25f2"/>
    </style:style>
    <style:style style:name="P144" style:family="paragraph" style:parent-style-name="Text_20_body">
      <style:text-properties officeooo:paragraph-rsid="014002c3"/>
    </style:style>
    <style:style style:name="P145" style:family="paragraph" style:parent-style-name="Text_20_body">
      <style:text-properties officeooo:rsid="01406690" officeooo:paragraph-rsid="01406690"/>
    </style:style>
    <style:style style:name="P146" style:family="paragraph" style:parent-style-name="Text_20_body">
      <style:text-properties officeooo:rsid="0146268f" officeooo:paragraph-rsid="0146268f"/>
    </style:style>
    <style:style style:name="P147" style:family="paragraph" style:parent-style-name="Text_20_body">
      <style:text-properties officeooo:rsid="014719b6" officeooo:paragraph-rsid="014719b6"/>
    </style:style>
    <style:style style:name="P148" style:family="paragraph" style:parent-style-name="Text_20_body">
      <style:text-properties officeooo:paragraph-rsid="01316c46"/>
    </style:style>
    <style:style style:name="P149" style:family="paragraph" style:parent-style-name="Text_20_body">
      <style:text-properties officeooo:paragraph-rsid="013304cc"/>
    </style:style>
    <style:style style:name="P150" style:family="paragraph" style:parent-style-name="Text_20_body">
      <style:text-properties officeooo:paragraph-rsid="014aa405"/>
    </style:style>
    <style:style style:name="P151" style:family="paragraph" style:parent-style-name="Text_20_body">
      <style:text-properties officeooo:rsid="01638b8e" officeooo:paragraph-rsid="01638b8e"/>
    </style:style>
    <style:style style:name="P152" style:family="paragraph" style:parent-style-name="Text_20_body">
      <style:text-properties officeooo:paragraph-rsid="0167b8a1"/>
    </style:style>
    <style:style style:name="P153" style:family="paragraph" style:parent-style-name="Text_20_body">
      <style:paragraph-properties fo:margin-left="0.4925in" fo:margin-right="0in" fo:text-indent="0in" style:auto-text-indent="false"/>
      <style:text-properties style:font-name="Liberation Sans" fo:font-size="10pt" fo:font-weight="bold" officeooo:rsid="00c34587" officeooo:paragraph-rsid="00c34587" style:font-size-asian="10pt" style:font-weight-asian="bold" style:font-size-complex="10pt" style:font-weight-complex="bold"/>
    </style:style>
    <style:style style:name="P154" style:family="paragraph" style:parent-style-name="Text_20_body">
      <style:paragraph-properties fo:margin-left="0.4925in" fo:margin-right="0in" fo:text-indent="0in" style:auto-text-indent="false"/>
      <style:text-properties style:font-name="Liberation Mono" officeooo:rsid="00456793" officeooo:paragraph-rsid="00456793"/>
    </style:style>
    <style:style style:name="P155" style:family="paragraph" style:parent-style-name="Text_20_body">
      <style:paragraph-properties fo:margin-left="0.4925in" fo:margin-right="0in" fo:text-indent="0in" style:auto-text-indent="false"/>
      <style:text-properties style:font-name="Liberation Mono" officeooo:rsid="00872cad" officeooo:paragraph-rsid="00872cad"/>
    </style:style>
    <style:style style:name="P156" style:family="paragraph" style:parent-style-name="Text_20_body">
      <style:paragraph-properties fo:margin-left="0.4925in" fo:margin-right="0in" fo:text-indent="0in" style:auto-text-indent="false"/>
      <style:text-properties style:font-name="Liberation Mono" fo:font-size="10pt" officeooo:rsid="005947c9" officeooo:paragraph-rsid="005947c9" style:font-size-asian="10pt" style:font-size-complex="10pt"/>
    </style:style>
    <style:style style:name="P157" style:family="paragraph" style:parent-style-name="Text_20_body">
      <style:paragraph-properties fo:margin-left="0.4925in" fo:margin-right="0in" fo:text-indent="0in" style:auto-text-indent="false"/>
      <style:text-properties style:font-name="Liberation Mono" fo:font-size="10pt" officeooo:rsid="0070a6a8" officeooo:paragraph-rsid="0070a6a8" style:font-size-asian="10pt" style:font-size-complex="10pt"/>
    </style:style>
    <style:style style:name="P158" style:family="paragraph" style:parent-style-name="Text_20_body">
      <style:paragraph-properties fo:margin-left="0.4925in" fo:margin-right="0in" fo:text-indent="0in" style:auto-text-indent="false"/>
      <style:text-properties style:font-name="Liberation Mono" fo:font-size="10pt" officeooo:rsid="01316c46" officeooo:paragraph-rsid="013304cc" style:font-size-asian="10pt" style:font-size-complex="10pt"/>
    </style:style>
    <style:style style:name="P159" style:family="paragraph" style:parent-style-name="Text_20_body">
      <style:paragraph-properties fo:margin-left="0.4925in" fo:margin-right="0in" fo:text-indent="0in" style:auto-text-indent="false"/>
      <style:text-properties style:font-name="Liberation Mono" fo:font-size="9pt" officeooo:rsid="006e75c7" officeooo:paragraph-rsid="006e75c7" style:font-size-asian="9pt" style:font-size-complex="9pt"/>
    </style:style>
    <style:style style:name="P160" style:family="paragraph" style:parent-style-name="Text_20_body">
      <style:paragraph-properties fo:margin-left="0.4925in" fo:margin-right="0in" fo:text-indent="0in" style:auto-text-indent="false"/>
      <style:text-properties style:font-name="Liberation Mono" fo:font-size="12pt" fo:font-weight="normal" officeooo:rsid="00d1fdbc" officeooo:paragraph-rsid="00d1fdbc" style:font-size-asian="12pt" style:font-weight-asian="normal" style:font-size-complex="12pt" style:font-weight-complex="normal"/>
    </style:style>
    <style:style style:name="P161" style:family="paragraph" style:parent-style-name="Text_20_body">
      <style:paragraph-properties fo:margin-left="0.4925in" fo:margin-right="0in" fo:text-indent="0in" style:auto-text-indent="false"/>
      <style:text-properties style:font-name="Liberation Serif" fo:font-size="12pt" officeooo:rsid="005947c9" officeooo:paragraph-rsid="005947c9" style:font-size-asian="12pt" style:font-size-complex="12pt"/>
    </style:style>
    <style:style style:name="P162" style:family="paragraph" style:parent-style-name="Text_20_body">
      <style:paragraph-properties fo:margin-left="0.4925in" fo:margin-right="0in" fo:text-indent="0in" style:auto-text-indent="false"/>
      <style:text-properties style:font-name="Liberation Serif" fo:font-size="12pt" officeooo:rsid="005a756b" officeooo:paragraph-rsid="005a756b" style:font-size-asian="12pt" style:font-size-complex="12pt"/>
    </style:style>
    <style:style style:name="P163" style:family="paragraph" style:parent-style-name="Text_20_body">
      <style:paragraph-properties fo:margin-left="0.4925in" fo:margin-right="0in" fo:text-indent="0in" style:auto-text-indent="false"/>
      <style:text-properties style:font-name="Liberation Serif" fo:font-size="12pt" officeooo:rsid="00709e47" officeooo:paragraph-rsid="00709e47" style:font-size-asian="12pt" style:font-size-complex="12pt"/>
    </style:style>
    <style:style style:name="P164" style:family="paragraph" style:parent-style-name="Text_20_body">
      <style:paragraph-properties fo:margin-left="0.4925in" fo:margin-right="0in" fo:text-indent="0in" style:auto-text-indent="false"/>
      <style:text-properties style:font-name="Liberation Serif" fo:font-size="12pt" officeooo:rsid="00b451b9" officeooo:paragraph-rsid="00b451b9" style:font-size-asian="10.5pt" style:font-size-complex="12pt"/>
    </style:style>
    <style:style style:name="P165" style:family="paragraph" style:parent-style-name="Text_20_body">
      <style:paragraph-properties fo:margin-left="0.4925in" fo:margin-right="0in" fo:text-indent="0in" style:auto-text-indent="false"/>
      <style:text-properties style:font-name="Liberation Serif" officeooo:rsid="005c5f82" officeooo:paragraph-rsid="005c5f82"/>
    </style:style>
    <style:style style:name="P166" style:family="paragraph" style:parent-style-name="Text_20_body">
      <style:paragraph-properties fo:margin-left="0.4925in" fo:margin-right="0in" fo:text-indent="0in" style:auto-text-indent="false"/>
      <style:text-properties style:font-name="Liberation Serif" fo:font-size="10pt" fo:font-weight="bold" officeooo:rsid="00c34587" officeooo:paragraph-rsid="00c34587" style:font-size-asian="10pt" style:font-weight-asian="bold" style:font-size-complex="10pt" style:font-weight-complex="bold"/>
    </style:style>
    <style:style style:name="P167" style:family="paragraph" style:parent-style-name="Text_20_body">
      <style:paragraph-properties fo:margin-left="0.4925in" fo:margin-right="0in" fo:text-indent="0in" style:auto-text-indent="false"/>
      <style:text-properties officeooo:paragraph-rsid="005a756b"/>
    </style:style>
    <style:style style:name="P168" style:family="paragraph" style:parent-style-name="Standard">
      <style:paragraph-properties fo:margin-left="0.4925in" fo:margin-right="0in" fo:text-indent="0in" style:auto-text-indent="false"/>
    </style:style>
    <style:style style:name="P169" style:family="paragraph" style:parent-style-name="Standard">
      <style:paragraph-properties fo:margin-left="0.4925in" fo:margin-right="0in" fo:text-indent="0in" style:auto-text-indent="false"/>
      <style:text-properties style:font-name="Courier New"/>
    </style:style>
    <style:style style:name="P170" style:family="paragraph" style:parent-style-name="Standard">
      <style:paragraph-properties fo:margin-left="0.4925in" fo:margin-right="0in" fo:text-indent="0in" style:auto-text-indent="false"/>
      <style:text-properties style:font-name="Courier New" fo:font-size="10pt" style:font-size-asian="10pt" style:font-size-complex="10pt"/>
    </style:style>
    <style:style style:name="P171" style:family="paragraph" style:parent-style-name="Standard">
      <style:paragraph-properties fo:margin-left="0.4925in" fo:margin-right="0in" fo:text-indent="0in" style:auto-text-indent="false"/>
      <style:text-properties style:font-name="Courier New" fo:font-size="10pt" officeooo:rsid="004ab4b1" officeooo:paragraph-rsid="004ab4b1" style:font-size-asian="10pt" style:font-size-complex="10pt"/>
    </style:style>
    <style:style style:name="P172" style:family="paragraph" style:parent-style-name="Standard">
      <style:paragraph-properties fo:margin-left="0.4925in" fo:margin-right="0in" fo:text-indent="0in" style:auto-text-indent="false"/>
      <style:text-properties style:font-name="Courier New" fo:font-size="10pt" officeooo:rsid="00ea820b" officeooo:paragraph-rsid="00ea820b" style:font-size-asian="10pt" style:font-size-complex="10pt"/>
    </style:style>
    <style:style style:name="P173" style:family="paragraph" style:parent-style-name="Standard">
      <style:paragraph-properties fo:margin-left="0.4925in" fo:margin-right="0in" fo:text-indent="0in" style:auto-text-indent="false"/>
      <style:text-properties style:font-name="Courier New" fo:font-size="10pt" officeooo:rsid="010cc9ad" officeooo:paragraph-rsid="010cc9ad" style:font-size-asian="10pt" style:font-size-complex="10pt"/>
    </style:style>
    <style:style style:name="P174" style:family="paragraph" style:parent-style-name="Standard">
      <style:paragraph-properties fo:margin-left="0.4925in" fo:margin-right="0in" fo:text-indent="0in" style:auto-text-indent="false"/>
      <style:text-properties style:font-name="Courier New" fo:font-size="10pt" officeooo:paragraph-rsid="0121d974" style:font-size-asian="10pt" style:font-size-complex="10pt"/>
    </style:style>
    <style:style style:name="P175" style:family="paragraph" style:parent-style-name="Standard">
      <style:paragraph-properties fo:margin-left="0.4925in" fo:margin-right="0in" fo:text-indent="0in" style:auto-text-indent="false"/>
      <style:text-properties style:font-name="Courier New" fo:font-size="10pt" officeooo:paragraph-rsid="012a1ceb" style:font-size-asian="10pt" style:font-size-complex="10pt"/>
    </style:style>
    <style:style style:name="P176" style:family="paragraph" style:parent-style-name="Standard">
      <style:paragraph-properties fo:margin-left="0.4925in" fo:margin-right="0in" fo:text-indent="0in" style:auto-text-indent="false"/>
      <style:text-properties style:font-name="Courier New" fo:font-size="10pt" fo:font-weight="normal" style:font-size-asian="10pt" style:font-weight-asian="normal" style:font-size-complex="10pt" style:font-weight-complex="normal"/>
    </style:style>
    <style:style style:name="P177" style:family="paragraph" style:parent-style-name="Standard">
      <style:paragraph-properties fo:margin-left="0.4925in" fo:margin-right="0in" fo:text-indent="0in" style:auto-text-indent="false"/>
      <style:text-properties style:font-name="Courier New" fo:font-size="10pt" fo:font-weight="bold" style:font-size-asian="10pt" style:font-weight-asian="bold" style:font-size-complex="10pt" style:font-weight-complex="bold"/>
    </style:style>
    <style:style style:name="P178" style:family="paragraph" style:parent-style-name="Standard">
      <style:paragraph-properties fo:margin-left="0.4925in" fo:margin-right="0in" fo:text-indent="0in" style:auto-text-indent="false"/>
      <style:text-properties style:font-name="Courier New" fo:font-size="10pt" fo:font-weight="bold" officeooo:rsid="010cc9ad" officeooo:paragraph-rsid="010cc9ad" style:font-size-asian="10pt" style:font-weight-asian="bold" style:font-size-complex="10pt" style:font-weight-complex="bold"/>
    </style:style>
    <style:style style:name="P179" style:family="paragraph" style:parent-style-name="Standard">
      <style:paragraph-properties fo:margin-left="0.4925in" fo:margin-right="0in" fo:text-indent="0in" style:auto-text-indent="false"/>
      <style:text-properties style:font-name="Courier New" fo:font-size="10pt" officeooo:rsid="010f88cb" officeooo:paragraph-rsid="010f88cb" style:font-size-asian="8.75pt" style:font-size-complex="10pt"/>
    </style:style>
    <style:style style:name="P180" style:family="paragraph" style:parent-style-name="Standard">
      <style:paragraph-properties fo:margin-left="0.4925in" fo:margin-right="0in" fo:text-indent="0in" style:auto-text-indent="false"/>
      <style:text-properties style:font-name="Courier New" officeooo:rsid="00480748" officeooo:paragraph-rsid="00480748"/>
    </style:style>
    <style:style style:name="P181" style:family="paragraph" style:parent-style-name="Standard">
      <style:paragraph-properties fo:margin-left="0.4925in" fo:margin-right="0in" fo:text-indent="0in" style:auto-text-indent="false"/>
      <style:text-properties style:font-name="Liberation Mono"/>
    </style:style>
    <style:style style:name="P182" style:family="paragraph" style:parent-style-name="Standard">
      <style:paragraph-properties fo:margin-left="0.4925in" fo:margin-right="0in" fo:text-indent="0in" style:auto-text-indent="false"/>
      <style:text-properties style:font-name="Liberation Mono" fo:font-size="10pt" style:font-size-asian="10pt" style:font-size-complex="10pt"/>
    </style:style>
    <style:style style:name="P183" style:family="paragraph" style:parent-style-name="Standard">
      <style:paragraph-properties fo:margin-left="0.4925in" fo:margin-right="0in" fo:text-indent="0in" style:auto-text-indent="false"/>
      <style:text-properties style:font-name="Liberation Mono" fo:font-size="10pt" officeooo:rsid="004923cf" officeooo:paragraph-rsid="004923cf" style:font-size-asian="10pt" style:font-size-complex="10pt"/>
    </style:style>
    <style:style style:name="P184" style:family="paragraph" style:parent-style-name="Standard">
      <style:paragraph-properties fo:margin-left="0.4925in" fo:margin-right="0in" fo:text-indent="0in" style:auto-text-indent="false"/>
      <style:text-properties style:font-name="Liberation Mono" fo:font-size="10pt" officeooo:rsid="004c9982" officeooo:paragraph-rsid="004c9982" style:font-size-asian="10pt" style:font-size-complex="10pt"/>
    </style:style>
    <style:style style:name="P185" style:family="paragraph" style:parent-style-name="Standard">
      <style:paragraph-properties fo:margin-left="0.4925in" fo:margin-right="0in" fo:text-indent="0in" style:auto-text-indent="false"/>
      <style:text-properties style:font-name="Liberation Mono" fo:font-size="10pt" officeooo:rsid="004ce7a7" officeooo:paragraph-rsid="004ce7a7" style:font-size-asian="10pt" style:font-size-complex="10pt"/>
    </style:style>
    <style:style style:name="P186" style:family="paragraph" style:parent-style-name="Standard">
      <style:paragraph-properties fo:margin-left="0.4925in" fo:margin-right="0in" fo:text-indent="0in" style:auto-text-indent="false"/>
      <style:text-properties style:font-name="Liberation Mono" fo:font-size="10pt" officeooo:rsid="004d7ae2" officeooo:paragraph-rsid="004d7ae2" style:font-size-asian="10pt" style:font-size-complex="10pt"/>
    </style:style>
    <style:style style:name="P187" style:family="paragraph" style:parent-style-name="Standard">
      <style:paragraph-properties fo:margin-left="0.4925in" fo:margin-right="0in" fo:text-indent="0in" style:auto-text-indent="false"/>
      <style:text-properties style:font-name="Liberation Mono" fo:font-size="10pt" officeooo:rsid="0121d974" officeooo:paragraph-rsid="0121d974" style:font-size-asian="10pt" style:font-size-complex="10pt"/>
    </style:style>
    <style:style style:name="P188" style:family="paragraph" style:parent-style-name="Standard">
      <style:paragraph-properties fo:margin-left="0.4925in" fo:margin-right="0in" fo:text-indent="0in" style:auto-text-indent="false"/>
      <style:text-properties style:font-name="Liberation Mono" fo:font-size="10pt" officeooo:rsid="00ea820b" officeooo:paragraph-rsid="00ea820b" style:font-size-asian="10pt" style:font-size-complex="10pt"/>
    </style:style>
    <style:style style:name="P189" style:family="paragraph" style:parent-style-name="Standard">
      <style:paragraph-properties fo:margin-left="0.4925in" fo:margin-right="0in" fo:text-indent="0in" style:auto-text-indent="false"/>
      <style:text-properties style:font-name="Liberation Mono" fo:font-size="10pt" officeooo:rsid="00ebaf1e" officeooo:paragraph-rsid="00ebaf1e" style:font-size-asian="10pt" style:font-size-complex="10pt"/>
    </style:style>
    <style:style style:name="P190" style:family="paragraph" style:parent-style-name="Standard">
      <style:paragraph-properties fo:margin-left="0.4925in" fo:margin-right="0in" fo:text-indent="0in" style:auto-text-indent="false"/>
      <style:text-properties style:font-name="Liberation Mono" fo:font-size="10pt" officeooo:rsid="00ebc49f" officeooo:paragraph-rsid="00ebc49f" style:font-size-asian="10pt" style:font-size-complex="10pt"/>
    </style:style>
    <style:style style:name="P191" style:family="paragraph" style:parent-style-name="Standard">
      <style:paragraph-properties fo:margin-left="0.4925in" fo:margin-right="0in" fo:text-indent="0in" style:auto-text-indent="false"/>
      <style:text-properties style:font-name="Liberation Mono" fo:font-size="10pt" officeooo:rsid="00efa765" officeooo:paragraph-rsid="00efa765" style:font-size-asian="10pt" style:font-size-complex="10pt"/>
    </style:style>
    <style:style style:name="P192" style:family="paragraph" style:parent-style-name="Standard">
      <style:paragraph-properties fo:margin-left="0.4925in" fo:margin-right="0in" fo:text-indent="0in" style:auto-text-indent="false"/>
      <style:text-properties style:font-name="Liberation Mono" fo:font-size="10pt" officeooo:rsid="01019828" officeooo:paragraph-rsid="01019828" style:font-size-asian="10pt" style:font-size-complex="10pt"/>
    </style:style>
    <style:style style:name="P193" style:family="paragraph" style:parent-style-name="Standard">
      <style:paragraph-properties fo:margin-left="0.4925in" fo:margin-right="0in" fo:text-indent="0in" style:auto-text-indent="false"/>
      <style:text-properties style:font-name="Liberation Mono" fo:font-size="10pt" officeooo:rsid="0101b82a" officeooo:paragraph-rsid="0101b82a" style:font-size-asian="10pt" style:font-size-complex="10pt"/>
    </style:style>
    <style:style style:name="P194" style:family="paragraph" style:parent-style-name="Standard">
      <style:paragraph-properties fo:margin-left="0.4925in" fo:margin-right="0in" fo:text-indent="0in" style:auto-text-indent="false"/>
      <style:text-properties style:font-name="Liberation Mono" fo:font-size="10pt" officeooo:rsid="0103008f" officeooo:paragraph-rsid="0103008f" style:font-size-asian="10pt" style:font-size-complex="10pt"/>
    </style:style>
    <style:style style:name="P195" style:family="paragraph" style:parent-style-name="Standard">
      <style:paragraph-properties fo:margin-left="0.4925in" fo:margin-right="0in" fo:text-indent="0in" style:auto-text-indent="false"/>
      <style:text-properties style:font-name="Liberation Mono" fo:font-size="10pt" officeooo:rsid="01074a93" officeooo:paragraph-rsid="01074a93" style:font-size-asian="10pt" style:font-size-complex="10pt"/>
    </style:style>
    <style:style style:name="P196" style:family="paragraph" style:parent-style-name="Standard">
      <style:paragraph-properties fo:margin-left="0.4925in" fo:margin-right="0in" fo:text-indent="0in" style:auto-text-indent="false"/>
      <style:text-properties style:font-name="Liberation Mono" fo:font-size="10pt" officeooo:rsid="01081bd1" officeooo:paragraph-rsid="01081bd1" style:font-size-asian="10pt" style:font-size-complex="10pt"/>
    </style:style>
    <style:style style:name="P197" style:family="paragraph" style:parent-style-name="Standard">
      <style:paragraph-properties fo:margin-left="0.4925in" fo:margin-right="0in" fo:text-indent="0in" style:auto-text-indent="false"/>
      <style:text-properties style:font-name="Liberation Mono" fo:font-size="10pt" officeooo:rsid="0109d325" officeooo:paragraph-rsid="0109d325" style:font-size-asian="10pt" style:font-size-complex="10pt"/>
    </style:style>
    <style:style style:name="P198" style:family="paragraph" style:parent-style-name="Standard">
      <style:paragraph-properties fo:margin-left="0.4925in" fo:margin-right="0in" fo:text-indent="0in" style:auto-text-indent="false"/>
      <style:text-properties style:font-name="Liberation Mono" fo:font-size="10pt" officeooo:rsid="009fd499" officeooo:paragraph-rsid="009fd499" style:font-size-asian="10pt" style:font-size-complex="10pt"/>
    </style:style>
    <style:style style:name="P199" style:family="paragraph" style:parent-style-name="Standard">
      <style:paragraph-properties fo:margin-left="0.4925in" fo:margin-right="0in" fo:text-indent="0in" style:auto-text-indent="false"/>
      <style:text-properties style:font-name="Liberation Mono" fo:font-size="10pt" officeooo:rsid="00abb02b" officeooo:paragraph-rsid="00abb02b" style:font-size-asian="10pt" style:font-size-complex="10pt"/>
    </style:style>
    <style:style style:name="P200" style:family="paragraph" style:parent-style-name="Standard">
      <style:paragraph-properties fo:margin-left="0.4925in" fo:margin-right="0in" fo:text-indent="0in" style:auto-text-indent="false"/>
      <style:text-properties style:font-name="Liberation Mono" fo:font-size="10pt" officeooo:rsid="00b3be5b" officeooo:paragraph-rsid="00e791c5" style:font-size-asian="10pt" style:font-size-complex="10pt"/>
    </style:style>
    <style:style style:name="P201" style:family="paragraph" style:parent-style-name="Standard">
      <style:paragraph-properties fo:margin-left="0.4925in" fo:margin-right="0in" fo:text-indent="0in" style:auto-text-indent="false"/>
      <style:text-properties style:font-name="Liberation Mono" fo:font-size="10pt" officeooo:rsid="00e791c5" officeooo:paragraph-rsid="00e791c5" style:font-size-asian="10pt" style:font-size-complex="10pt"/>
    </style:style>
    <style:style style:name="P202" style:family="paragraph" style:parent-style-name="Standard">
      <style:paragraph-properties fo:margin-left="0.4925in" fo:margin-right="0in" fo:text-indent="0in" style:auto-text-indent="false"/>
      <style:text-properties style:font-name="Liberation Mono" fo:font-size="10pt" officeooo:paragraph-rsid="016205f3" style:font-size-asian="10pt" style:font-size-complex="10pt"/>
    </style:style>
    <style:style style:name="P203" style:family="paragraph" style:parent-style-name="Standard">
      <style:paragraph-properties fo:margin-left="0.4925in" fo:margin-right="0in" fo:text-indent="0in" style:auto-text-indent="false"/>
      <style:text-properties style:font-name="Liberation Mono" fo:font-size="10pt" style:font-size-asian="8.75pt" style:font-size-complex="10pt"/>
    </style:style>
    <style:style style:name="P204" style:family="paragraph" style:parent-style-name="Standard">
      <style:paragraph-properties fo:margin-left="0.4925in" fo:margin-right="0in" fo:text-indent="0in" style:auto-text-indent="false"/>
      <style:text-properties style:font-name="Liberation Mono" fo:font-size="10pt" officeooo:rsid="0108be6f" officeooo:paragraph-rsid="0108be6f" style:font-size-asian="8.75pt" style:font-size-complex="10pt"/>
    </style:style>
    <style:style style:name="P205" style:family="paragraph" style:parent-style-name="Standard">
      <style:paragraph-properties fo:margin-left="0.4925in" fo:margin-right="0in" fo:text-indent="0in" style:auto-text-indent="false"/>
      <style:text-properties style:font-name="Liberation Mono" fo:font-size="10pt" officeooo:rsid="0109d325" officeooo:paragraph-rsid="0109d325" style:font-size-asian="8.75pt" style:font-size-complex="10pt"/>
    </style:style>
    <style:style style:name="P206" style:family="paragraph" style:parent-style-name="Standard">
      <style:paragraph-properties fo:margin-left="0.4925in" fo:margin-right="0in" fo:text-indent="0in" style:auto-text-indent="false"/>
      <style:text-properties style:font-name="Liberation Mono" fo:font-size="10pt" fo:font-weight="bold" style:font-size-asian="10pt" style:font-weight-asian="bold" style:font-size-complex="10pt" style:font-weight-complex="bold"/>
    </style:style>
    <style:style style:name="P207" style:family="paragraph" style:parent-style-name="Standard">
      <style:paragraph-properties fo:margin-left="0.4925in" fo:margin-right="0in" fo:text-indent="0in" style:auto-text-indent="false"/>
      <style:text-properties style:font-name="Liberation Mono" officeooo:rsid="00786aa5" officeooo:paragraph-rsid="00786aa5"/>
    </style:style>
    <style:style style:name="P208" style:family="paragraph" style:parent-style-name="Standard">
      <style:paragraph-properties fo:margin-left="0.4925in" fo:margin-right="0in" fo:text-indent="0in" style:auto-text-indent="false"/>
      <style:text-properties style:font-name="Liberation Mono" fo:font-size="9pt" style:font-size-asian="9pt" style:font-size-complex="9pt"/>
    </style:style>
    <style:style style:name="P209" style:family="paragraph" style:parent-style-name="Standard">
      <style:paragraph-properties fo:margin-left="0.4925in" fo:margin-right="0in" fo:text-indent="0in" style:auto-text-indent="false"/>
      <style:text-properties style:font-name="Liberation Mono" fo:font-size="9pt" officeooo:rsid="00dde2b7" officeooo:paragraph-rsid="00dde2b7" style:font-size-asian="9pt" style:font-size-complex="9pt"/>
    </style:style>
    <style:style style:name="P210" style:family="paragraph" style:parent-style-name="Standard">
      <style:paragraph-properties fo:margin-left="0.4925in" fo:margin-right="0in" fo:margin-top="0in" fo:margin-bottom="0in" loext:contextual-spacing="false" fo:text-indent="0in" style:auto-text-indent="false"/>
      <style:text-properties style:font-name="Liberation Mono" fo:font-size="10pt" officeooo:rsid="004923cf" officeooo:paragraph-rsid="004923cf" style:font-size-asian="10pt" style:font-size-complex="10pt"/>
    </style:style>
    <style:style style:name="P211" style:family="paragraph" style:parent-style-name="Text_20_body">
      <style:paragraph-properties fo:margin-left="0in" fo:margin-right="0in" fo:text-indent="0in" style:auto-text-indent="false"/>
      <style:text-properties style:font-name="Liberation Sans" officeooo:rsid="00456793" officeooo:paragraph-rsid="00456793"/>
    </style:style>
    <style:style style:name="P212" style:family="paragraph" style:parent-style-name="Text_20_body">
      <style:paragraph-properties fo:margin-left="0in" fo:margin-right="0in" fo:text-indent="0in" style:auto-text-indent="false"/>
      <style:text-properties style:font-name="Liberation Sans" fo:font-size="12pt" fo:font-weight="normal" officeooo:rsid="00bfea80" officeooo:paragraph-rsid="00bfea80" style:font-size-asian="12pt" style:font-weight-asian="normal" style:font-size-complex="12pt" style:font-weight-complex="normal"/>
    </style:style>
    <style:style style:name="P213" style:family="paragraph" style:parent-style-name="Text_20_body">
      <style:paragraph-properties fo:margin-left="0in" fo:margin-right="0in" fo:text-indent="0in" style:auto-text-indent="false"/>
      <style:text-properties style:font-name="Liberation Sans" fo:font-size="10pt" fo:font-weight="bold" officeooo:rsid="00480748" officeooo:paragraph-rsid="00828152" style:font-size-asian="10pt" style:font-weight-asian="bold" style:font-size-complex="10pt" style:font-weight-complex="bold"/>
    </style:style>
    <style:style style:name="P214" style:family="paragraph" style:parent-style-name="Text_20_body">
      <style:paragraph-properties fo:margin-left="0in" fo:margin-right="0in" fo:text-indent="0in" style:auto-text-indent="false"/>
      <style:text-properties style:font-name="Liberation Serif" officeooo:rsid="0045dbfa" officeooo:paragraph-rsid="0045dbfa"/>
    </style:style>
    <style:style style:name="P215" style:family="paragraph" style:parent-style-name="Text_20_body">
      <style:paragraph-properties fo:margin-left="0in" fo:margin-right="0in" fo:text-indent="0in" style:auto-text-indent="false"/>
      <style:text-properties style:font-name="Liberation Serif" fo:font-size="12pt" officeooo:rsid="004ce7a7" officeooo:paragraph-rsid="004ce7a7" style:font-size-asian="10.5pt" style:font-size-complex="12pt"/>
    </style:style>
    <style:style style:name="P216" style:family="paragraph" style:parent-style-name="Text_20_body">
      <style:paragraph-properties fo:margin-left="0in" fo:margin-right="0in" fo:text-indent="0in" style:auto-text-indent="false"/>
      <style:text-properties style:font-name="Liberation Serif" fo:font-size="12pt" officeooo:rsid="005947c9" officeooo:paragraph-rsid="005947c9" style:font-size-asian="12pt" style:font-size-complex="12pt"/>
    </style:style>
    <style:style style:name="P217" style:family="paragraph" style:parent-style-name="Text_20_body">
      <style:paragraph-properties fo:margin-left="0in" fo:margin-right="0in" fo:text-indent="0in" style:auto-text-indent="false"/>
      <style:text-properties style:font-name="Liberation Serif" fo:font-size="12pt" officeooo:rsid="005c5f82" officeooo:paragraph-rsid="005c5f82" style:font-size-asian="12pt" style:font-size-complex="12pt"/>
    </style:style>
    <style:style style:name="P218" style:family="paragraph" style:parent-style-name="Text_20_body">
      <style:paragraph-properties fo:margin-left="0in" fo:margin-right="0in" fo:text-indent="0in" style:auto-text-indent="false"/>
      <style:text-properties style:font-name="Liberation Serif" fo:font-size="12pt" officeooo:rsid="005f6e17" officeooo:paragraph-rsid="005f6e17" style:font-size-asian="12pt" style:font-size-complex="12pt"/>
    </style:style>
    <style:style style:name="P219" style:family="paragraph" style:parent-style-name="Text_20_body">
      <style:paragraph-properties fo:margin-left="0in" fo:margin-right="0in" fo:text-indent="0in" style:auto-text-indent="false"/>
      <style:text-properties style:font-name="Liberation Serif" fo:font-size="12pt" officeooo:rsid="00709e47" officeooo:paragraph-rsid="00709e47" style:font-size-asian="12pt" style:font-size-complex="12pt"/>
    </style:style>
    <style:style style:name="P220" style:family="paragraph" style:parent-style-name="Text_20_body">
      <style:paragraph-properties fo:margin-left="0in" fo:margin-right="0in" fo:text-indent="0in" style:auto-text-indent="false"/>
      <style:text-properties style:font-name="Liberation Serif" fo:font-size="12pt" officeooo:rsid="0070a6a8" officeooo:paragraph-rsid="0070a6a8" style:font-size-asian="12pt" style:font-size-complex="12pt"/>
    </style:style>
    <style:style style:name="P221" style:family="paragraph" style:parent-style-name="Text_20_body">
      <style:paragraph-properties fo:margin-left="0in" fo:margin-right="0in" fo:text-indent="0in" style:auto-text-indent="false"/>
      <style:text-properties style:font-name="Liberation Serif" fo:font-size="12pt" officeooo:rsid="013304cc" officeooo:paragraph-rsid="013304cc" style:font-size-asian="12pt" style:font-size-complex="12pt"/>
    </style:style>
    <style:style style:name="P222" style:family="paragraph" style:parent-style-name="Text_20_body">
      <style:paragraph-properties fo:margin-left="0in" fo:margin-right="0in" fo:text-indent="0in" style:auto-text-indent="false"/>
      <style:text-properties style:font-name="Liberation Serif" fo:font-size="12pt" officeooo:rsid="014fcdaf" officeooo:paragraph-rsid="014fcdaf" style:font-size-asian="12pt" style:font-size-complex="12pt"/>
    </style:style>
    <style:style style:name="P223" style:family="paragraph" style:parent-style-name="Text_20_body">
      <style:paragraph-properties fo:margin-left="0in" fo:margin-right="0in" fo:text-indent="0in" style:auto-text-indent="false"/>
      <style:text-properties style:font-name="Liberation Serif" fo:font-size="12pt" fo:font-weight="bold" officeooo:rsid="00c34587" officeooo:paragraph-rsid="00c34587" style:font-size-asian="12pt" style:font-weight-asian="bold" style:font-size-complex="12pt" style:font-weight-complex="bold"/>
    </style:style>
    <style:style style:name="P224" style:family="paragraph" style:parent-style-name="Text_20_body">
      <style:paragraph-properties fo:margin-left="0in" fo:margin-right="0in" fo:text-indent="0in" style:auto-text-indent="false"/>
      <style:text-properties style:font-name="Liberation Serif" fo:font-size="12pt" fo:font-weight="normal" officeooo:rsid="00828152" officeooo:paragraph-rsid="00828152" style:font-size-asian="12pt" style:font-weight-asian="normal" style:font-size-complex="12pt" style:font-weight-complex="normal"/>
    </style:style>
    <style:style style:name="P225" style:family="paragraph" style:parent-style-name="Text_20_body">
      <style:paragraph-properties fo:margin-left="0in" fo:margin-right="0in" fo:text-indent="0in" style:auto-text-indent="false"/>
      <style:text-properties style:font-name="Liberation Serif" fo:font-size="12pt" fo:font-weight="normal" officeooo:rsid="008e4446" officeooo:paragraph-rsid="008e4446" style:font-size-asian="12pt" style:font-weight-asian="normal" style:font-size-complex="12pt" style:font-weight-complex="normal"/>
    </style:style>
    <style:style style:name="P226" style:family="paragraph" style:parent-style-name="Text_20_body">
      <style:paragraph-properties fo:margin-left="0in" fo:margin-right="0in" fo:text-indent="0in" style:auto-text-indent="false"/>
      <style:text-properties style:font-name="Liberation Serif" fo:font-size="12pt" fo:font-weight="normal" officeooo:rsid="008b4530" officeooo:paragraph-rsid="008b4530" style:font-size-asian="12pt" style:font-weight-asian="normal" style:font-size-complex="12pt" style:font-weight-complex="normal"/>
    </style:style>
    <style:style style:name="P227" style:family="paragraph" style:parent-style-name="Text_20_body">
      <style:paragraph-properties fo:margin-left="0in" fo:margin-right="0in" fo:text-indent="0in" style:auto-text-indent="false"/>
      <style:text-properties style:font-name="Liberation Serif" fo:font-size="12pt" fo:font-weight="normal" officeooo:rsid="00dc612b" officeooo:paragraph-rsid="00dc612b" style:font-size-asian="12pt" style:font-weight-asian="normal" style:font-size-complex="12pt" style:font-weight-complex="normal"/>
    </style:style>
    <style:style style:name="P228" style:family="paragraph" style:parent-style-name="Text_20_body">
      <style:paragraph-properties fo:margin-left="0in" fo:margin-right="0in" fo:text-indent="0in" style:auto-text-indent="false"/>
      <style:text-properties style:font-name="Liberation Serif" fo:font-size="12pt" fo:font-weight="normal" officeooo:rsid="01019828" officeooo:paragraph-rsid="01019828" style:font-size-asian="12pt" style:font-weight-asian="normal" style:font-size-complex="12pt" style:font-weight-complex="normal"/>
    </style:style>
    <style:style style:name="P229" style:family="paragraph" style:parent-style-name="Text_20_body">
      <style:paragraph-properties fo:margin-left="0in" fo:margin-right="0in" fo:text-indent="0in" style:auto-text-indent="false"/>
      <style:text-properties style:font-name="Liberation Serif" fo:font-size="12pt" fo:font-weight="normal" officeooo:rsid="00975594" officeooo:paragraph-rsid="00975594" style:font-size-asian="12pt" style:font-weight-asian="normal" style:font-size-complex="12pt" style:font-weight-complex="normal"/>
    </style:style>
    <style:style style:name="P230" style:family="paragraph" style:parent-style-name="Text_20_body">
      <style:paragraph-properties fo:margin-left="0in" fo:margin-right="0in" fo:text-indent="0in" style:auto-text-indent="false"/>
      <style:text-properties style:font-name="Liberation Serif" officeooo:rsid="005bd4f6" officeooo:paragraph-rsid="005bd4f6"/>
    </style:style>
    <style:style style:name="P231" style:family="paragraph" style:parent-style-name="Text_20_body">
      <style:paragraph-properties fo:margin-left="0in" fo:margin-right="0in" fo:text-indent="0in" style:auto-text-indent="false"/>
      <style:text-properties style:font-name="Liberation Serif" officeooo:rsid="005c5f82" officeooo:paragraph-rsid="005c5f82"/>
    </style:style>
    <style:style style:name="P232" style:family="paragraph" style:parent-style-name="Text_20_body">
      <style:paragraph-properties fo:margin-left="0in" fo:margin-right="0in" fo:text-indent="0in" style:auto-text-indent="false"/>
      <style:text-properties style:font-name="Liberation Serif" officeooo:rsid="00746fce" officeooo:paragraph-rsid="00746fce"/>
    </style:style>
    <style:style style:name="P233" style:family="paragraph" style:parent-style-name="Text_20_body">
      <style:paragraph-properties fo:margin-left="0in" fo:margin-right="0in" fo:text-indent="0in" style:auto-text-indent="false"/>
      <style:text-properties officeooo:paragraph-rsid="005947c9"/>
    </style:style>
    <style:style style:name="P234" style:family="paragraph" style:parent-style-name="Standard">
      <style:paragraph-properties fo:margin-left="0in" fo:margin-right="0in" fo:text-indent="0in" style:auto-text-indent="false"/>
      <style:text-properties style:font-name="Liberation Sans" fo:font-size="10pt" style:font-size-asian="10pt" style:font-size-complex="10pt"/>
    </style:style>
    <style:style style:name="P235" style:family="paragraph" style:parent-style-name="Standard">
      <style:paragraph-properties fo:margin-left="0in" fo:margin-right="0in" fo:text-indent="0in" style:auto-text-indent="false"/>
      <style:text-properties style:font-name="Liberation Mono" fo:font-size="10pt" style:font-size-asian="8.75pt" style:font-size-complex="10pt"/>
    </style:style>
    <style:style style:name="P236" style:family="paragraph" style:parent-style-name="Standard">
      <style:paragraph-properties fo:margin-left="0in" fo:margin-right="0in" fo:text-indent="0in" style:auto-text-indent="false"/>
      <style:text-properties style:font-name="Liberation Mono" fo:font-size="10pt" style:font-size-asian="10pt" style:font-size-complex="10pt"/>
    </style:style>
    <style:style style:name="P237" style:family="paragraph" style:parent-style-name="Standard">
      <style:paragraph-properties fo:margin-left="0in" fo:margin-right="0in" fo:text-indent="0in" style:auto-text-indent="false"/>
      <style:text-properties style:font-name="Liberation Mono" fo:font-size="9pt" style:font-size-asian="9pt" style:font-size-complex="9pt"/>
    </style:style>
    <style:style style:name="P238" style:family="paragraph" style:parent-style-name="Table_20_Contents">
      <style:paragraph-properties fo:text-align="center" style:justify-single-word="false"/>
      <style:text-properties style:font-name="Liberation Serif" officeooo:rsid="001d1a16" officeooo:paragraph-rsid="001d1a16"/>
    </style:style>
    <style:style style:name="P239" style:family="paragraph" style:parent-style-name="Table_20_Contents">
      <style:text-properties style:font-name="Liberation Serif" officeooo:rsid="001d1a16" officeooo:paragraph-rsid="001d1a16"/>
    </style:style>
    <style:style style:name="P240" style:family="paragraph" style:parent-style-name="Table_20_Contents">
      <style:paragraph-properties fo:text-align="center" style:justify-single-word="false"/>
      <style:text-properties style:font-name="Liberation Serif" officeooo:rsid="001da050" officeooo:paragraph-rsid="001da050"/>
    </style:style>
    <style:style style:name="P241" style:family="paragraph" style:parent-style-name="Table_20_Contents">
      <style:text-properties style:font-name="Liberation Serif" officeooo:rsid="001da050" officeooo:paragraph-rsid="001da050"/>
    </style:style>
    <style:style style:name="P242" style:family="paragraph" style:parent-style-name="Table_20_Contents">
      <style:text-properties style:font-name="Liberation Serif" officeooo:rsid="004d7ae2" officeooo:paragraph-rsid="004d7ae2"/>
    </style:style>
    <style:style style:name="P243" style:family="paragraph" style:parent-style-name="Table_20_Contents">
      <style:paragraph-properties fo:text-align="center" style:justify-single-word="false"/>
      <style:text-properties style:font-name="Liberation Serif" officeooo:rsid="00d6e415" officeooo:paragraph-rsid="00d6e415"/>
    </style:style>
    <style:style style:name="P244" style:family="paragraph" style:parent-style-name="Table_20_Contents">
      <style:paragraph-properties fo:text-align="center" style:justify-single-word="false"/>
      <style:text-properties style:font-name="Liberation Serif" officeooo:rsid="00c7778e" officeooo:paragraph-rsid="00c7778e"/>
    </style:style>
    <style:style style:name="P245" style:family="paragraph" style:parent-style-name="Table_20_Contents">
      <style:text-properties style:font-name="Liberation Serif" officeooo:rsid="00c7778e" officeooo:paragraph-rsid="00c7778e"/>
    </style:style>
    <style:style style:name="P246" style:family="paragraph" style:parent-style-name="Table_20_Contents">
      <style:paragraph-properties fo:text-align="center" style:justify-single-word="false"/>
      <style:text-properties style:font-name="Liberation Serif" fo:font-size="10pt" officeooo:rsid="00f0aaf0" style:font-size-asian="10pt" style:font-size-complex="10pt"/>
    </style:style>
    <style:style style:name="P247" style:family="paragraph" style:parent-style-name="Table_20_Contents">
      <style:paragraph-properties fo:text-align="center" style:justify-single-word="false"/>
      <style:text-properties style:font-name="Liberation Serif" fo:font-size="10pt" officeooo:rsid="00f0aaf0" officeooo:paragraph-rsid="00f0aaf0" style:font-size-asian="10pt" style:font-size-complex="10pt"/>
    </style:style>
    <style:style style:name="P248" style:family="paragraph" style:parent-style-name="Table_20_Contents">
      <style:text-properties style:font-name="Liberation Serif" fo:font-size="10pt" officeooo:rsid="00f0aaf0" officeooo:paragraph-rsid="00f0aaf0" style:font-size-asian="10pt" style:font-size-complex="10pt"/>
    </style:style>
    <style:style style:name="P249" style:family="paragraph" style:parent-style-name="Table_20_Contents">
      <style:paragraph-properties fo:text-align="center" style:justify-single-word="false"/>
      <style:text-properties style:font-name="Liberation Serif" fo:font-size="10pt" officeooo:rsid="00f9ec55" officeooo:paragraph-rsid="00f9ec55" style:font-size-asian="10pt" style:font-size-complex="10pt"/>
    </style:style>
    <style:style style:name="P250" style:family="paragraph" style:parent-style-name="Table_20_Contents">
      <style:paragraph-properties fo:text-align="center" style:justify-single-word="false"/>
      <style:text-properties style:font-name="Liberation Serif" fo:font-size="10pt" officeooo:rsid="00f42d06" officeooo:paragraph-rsid="00f42d06" style:font-size-asian="10pt" style:font-size-complex="10pt"/>
    </style:style>
    <style:style style:name="P251" style:family="paragraph" style:parent-style-name="Table_20_Contents">
      <style:paragraph-properties fo:text-align="center" style:justify-single-word="false"/>
      <style:text-properties style:font-name="Liberation Serif" fo:font-size="10pt" officeooo:rsid="00f22515" officeooo:paragraph-rsid="00f22515" style:font-size-asian="10pt" style:font-size-complex="10pt"/>
    </style:style>
    <style:style style:name="P252" style:family="paragraph" style:parent-style-name="Table_20_Contents">
      <style:paragraph-properties fo:text-align="center" style:justify-single-word="false"/>
      <style:text-properties style:font-name="Liberation Serif" fo:font-size="10pt" officeooo:rsid="00f4f444" officeooo:paragraph-rsid="00f4f444" style:font-size-asian="10pt" style:font-size-complex="10pt"/>
    </style:style>
    <style:style style:name="P253" style:family="paragraph" style:parent-style-name="Table_20_Contents">
      <style:paragraph-properties fo:text-align="center" style:justify-single-word="false"/>
      <style:text-properties style:font-name="Liberation Mono" officeooo:rsid="001d1a16" officeooo:paragraph-rsid="001d1a16"/>
    </style:style>
    <style:style style:name="P254" style:family="paragraph" style:parent-style-name="Table_20_Contents">
      <style:paragraph-properties fo:text-align="center" style:justify-single-word="false"/>
      <style:text-properties style:font-name="Liberation Mono" officeooo:rsid="001da050" officeooo:paragraph-rsid="001da050"/>
    </style:style>
    <style:style style:name="P255" style:family="paragraph" style:parent-style-name="Table_20_Contents">
      <style:paragraph-properties fo:text-align="center" style:justify-single-word="false"/>
      <style:text-properties style:font-name="Liberation Mono" officeooo:rsid="004d7ae2" officeooo:paragraph-rsid="004d7ae2"/>
    </style:style>
    <style:style style:name="P256" style:family="paragraph" style:parent-style-name="Table_20_Heading">
      <style:text-properties style:font-name="Liberation Serif" officeooo:rsid="001d1a16" officeooo:paragraph-rsid="001d1a16"/>
    </style:style>
    <style:style style:name="P257" style:family="paragraph" style:parent-style-name="Table_20_Heading">
      <style:text-properties style:font-name="Liberation Serif" officeooo:rsid="001d1a16" officeooo:paragraph-rsid="00269be2"/>
    </style:style>
    <style:style style:name="P258" style:family="paragraph" style:parent-style-name="Table_20_Heading">
      <style:text-properties style:font-name="Liberation Serif" officeooo:rsid="004d7ae2" officeooo:paragraph-rsid="004d7ae2"/>
    </style:style>
    <style:style style:name="P259" style:family="paragraph" style:parent-style-name="Table_20_Heading">
      <style:text-properties style:font-name="Liberation Serif" officeooo:rsid="00d6e415" officeooo:paragraph-rsid="00d6e415"/>
    </style:style>
    <style:style style:name="P260" style:family="paragraph" style:parent-style-name="Table_20_Heading">
      <style:text-properties style:font-name="Liberation Serif" officeooo:rsid="00c7778e" officeooo:paragraph-rsid="00c7778e"/>
    </style:style>
    <style:style style:name="P261" style:family="paragraph" style:parent-style-name="Table_20_Heading">
      <style:text-properties style:font-name="Liberation Serif" fo:font-size="10pt" officeooo:rsid="00f00271" officeooo:paragraph-rsid="00f00271" style:font-size-asian="10pt" style:font-size-complex="10pt"/>
    </style:style>
    <style:style style:name="P262" style:family="paragraph" style:parent-style-name="Table_20_Heading">
      <style:text-properties style:font-name="Liberation Serif" fo:font-size="10pt" officeooo:rsid="00f816e3" officeooo:paragraph-rsid="00f816e3" style:font-size-asian="10pt" style:font-size-complex="10pt"/>
    </style:style>
    <style:style style:name="P263" style:family="paragraph" style:parent-style-name="Table_20_Heading">
      <style:text-properties style:font-name="Liberation Serif" fo:font-size="10pt" officeooo:rsid="00f22515" officeooo:paragraph-rsid="00f22515" style:font-size-asian="10pt" style:font-size-complex="10pt"/>
    </style:style>
    <style:style style:name="P264" style:family="paragraph" style:parent-style-name="Text_20_body">
      <style:paragraph-properties fo:break-before="page"/>
      <style:text-properties style:font-name="Liberation Serif" officeooo:rsid="00735ac1" officeooo:paragraph-rsid="00735ac1"/>
    </style:style>
    <style:style style:name="P265" style:family="paragraph" style:parent-style-name="Standard">
      <style:paragraph-properties fo:margin-left="0.9846in" fo:margin-right="0in" fo:text-indent="0in" style:auto-text-indent="false"/>
      <style:text-properties style:font-name="Liberation Mono" fo:font-size="10pt" style:font-size-asian="10pt" style:font-size-complex="10pt"/>
    </style:style>
    <style:style style:name="P266" style:family="paragraph" style:parent-style-name="Standard">
      <style:paragraph-properties fo:margin-left="0.9846in" fo:margin-right="0in" fo:text-indent="0in" style:auto-text-indent="false"/>
      <style:text-properties style:font-name="Liberation Mono" fo:font-size="10pt" officeooo:paragraph-rsid="00a9234f" style:font-size-asian="10pt" style:font-size-complex="10pt"/>
    </style:style>
    <style:style style:name="P267" style:family="paragraph" style:parent-style-name="Standard">
      <style:paragraph-properties fo:margin-left="0.9846in" fo:margin-right="0in" fo:text-indent="0in" style:auto-text-indent="false"/>
      <style:text-properties style:font-name="Liberation Mono" fo:font-size="10pt" officeooo:paragraph-rsid="016205f3" style:font-size-asian="10pt" style:font-size-complex="10pt"/>
    </style:style>
    <style:style style:name="P268" style:family="paragraph" style:parent-style-name="Standard">
      <style:paragraph-properties fo:margin-left="0.9846in" fo:margin-right="0in" fo:text-indent="0in" style:auto-text-indent="false"/>
      <style:text-properties style:font-name="Liberation Mono" officeooo:rsid="00a72bab" officeooo:paragraph-rsid="00a9234f"/>
    </style:style>
    <style:style style:name="P269" style:family="paragraph" style:parent-style-name="Contents_20_1">
      <style:paragraph-properties>
        <style:tab-stops>
          <style:tab-stop style:position="6.9252in" style:type="right" style:leader-style="dotted" style:leader-text="."/>
        </style:tab-stops>
      </style:paragraph-properties>
    </style:style>
    <style:style style:name="P270" style:family="paragraph" style:parent-style-name="Contents_20_2">
      <style:paragraph-properties>
        <style:tab-stops>
          <style:tab-stop style:position="6.7283in" style:type="right" style:leader-style="dotted" style:leader-text="."/>
        </style:tab-stops>
      </style:paragraph-properties>
    </style:style>
    <style:style style:name="P271" style:family="paragraph" style:parent-style-name="Contents_20_3">
      <style:paragraph-properties>
        <style:tab-stops>
          <style:tab-stop style:position="6.5319in" style:type="right" style:leader-style="dotted" style:leader-text="."/>
        </style:tab-stops>
      </style:paragraph-properties>
    </style:style>
    <style:style style:name="P272" style:family="paragraph" style:parent-style-name="Heading_20_1">
      <style:text-properties style:font-name="Liberation Sans"/>
    </style:style>
    <style:style style:name="P273" style:family="paragraph" style:parent-style-name="Heading_20_1">
      <style:paragraph-properties fo:break-before="page"/>
    </style:style>
    <style:style style:name="P274" style:family="paragraph" style:parent-style-name="Heading_20_2" style:list-style-name=""/>
    <style:style style:name="P275" style:family="paragraph" style:parent-style-name="Heading_20_2">
      <style:paragraph-properties fo:break-before="page"/>
    </style:style>
    <style:style style:name="P276" style:family="paragraph" style:parent-style-name="Heading_20_3">
      <style:text-properties style:font-name="Liberation Sans"/>
    </style:style>
    <style:style style:name="P277" style:family="paragraph" style:parent-style-name="Standard" style:list-style-name="L11">
      <style:text-properties style:font-name="Liberation Serif"/>
    </style:style>
    <style:style style:name="P278" style:family="paragraph" style:parent-style-name="Standard">
      <style:paragraph-properties fo:margin-left="0.4925in" fo:margin-right="0in" fo:text-indent="0in" style:auto-text-indent="false"/>
      <style:text-properties style:font-name="Liberation Mono" fo:font-size="10pt" style:font-size-asian="10pt" style:font-size-complex="10pt"/>
    </style:style>
    <style:style style:name="P279" style:family="paragraph" style:parent-style-name="Standard">
      <style:paragraph-properties fo:margin-left="0.4925in" fo:margin-right="0in" fo:text-indent="0in" style:auto-text-indent="false"/>
      <style:text-properties style:font-name="Courier New" fo:font-size="9pt" officeooo:rsid="010cc9ad" officeooo:paragraph-rsid="0176fabf" style:font-size-asian="9pt" style:font-size-complex="9pt"/>
    </style:style>
    <style:style style:name="P280" style:family="paragraph" style:parent-style-name="Text_20_body">
      <style:text-properties style:font-name="Liberation Serif"/>
    </style:style>
    <style:style style:name="P281" style:family="paragraph" style:parent-style-name="Text_20_body" style:list-style-name="L1">
      <style:text-properties style:font-name="Liberation Serif" officeooo:rsid="004259a4" officeooo:paragraph-rsid="004259a4"/>
    </style:style>
    <style:style style:name="P282" style:family="paragraph" style:parent-style-name="Text_20_body" style:list-style-name="L2">
      <style:text-properties style:font-name="Liberation Serif" officeooo:rsid="00576259" officeooo:paragraph-rsid="00576259"/>
    </style:style>
    <style:style style:name="P283" style:family="paragraph" style:parent-style-name="Text_20_body" style:list-style-name="L4">
      <style:text-properties style:font-name="Liberation Serif" officeooo:rsid="001f0788" officeooo:paragraph-rsid="001f0788"/>
    </style:style>
    <style:style style:name="P284" style:family="paragraph" style:parent-style-name="Text_20_body" style:list-style-name="L5">
      <style:text-properties style:font-name="Liberation Serif" officeooo:rsid="00269be2" officeooo:paragraph-rsid="00269be2"/>
    </style:style>
    <style:style style:name="P285" style:family="paragraph" style:parent-style-name="Text_20_body" style:list-style-name="L5">
      <style:text-properties style:font-name="Liberation Serif" officeooo:rsid="0027c72f" officeooo:paragraph-rsid="0027c72f"/>
    </style:style>
    <style:style style:name="P286" style:family="paragraph" style:parent-style-name="Text_20_body" style:list-style-name="L6">
      <style:text-properties style:font-name="Liberation Serif" officeooo:paragraph-rsid="005f6e17"/>
    </style:style>
    <style:style style:name="P287" style:family="paragraph" style:parent-style-name="Text_20_body" style:list-style-name="L7">
      <style:text-properties style:font-name="Liberation Serif" fo:font-size="12pt" officeooo:rsid="005f6e17" officeooo:paragraph-rsid="005f6e17" style:font-size-asian="12pt" style:font-size-complex="12pt"/>
    </style:style>
    <style:style style:name="P288" style:family="paragraph" style:parent-style-name="Text_20_body" style:list-style-name="L11">
      <style:text-properties style:font-name="Liberation Serif" fo:font-size="12pt" officeooo:rsid="00a72bab" officeooo:paragraph-rsid="00a72bab" style:font-size-asian="10.5pt" style:font-size-complex="12pt"/>
    </style:style>
    <style:style style:name="P289" style:family="paragraph" style:parent-style-name="Text_20_body" style:list-style-name="L11">
      <style:text-properties style:font-name="Liberation Serif" fo:font-size="12pt" officeooo:rsid="00b451b9" officeooo:paragraph-rsid="00b451b9" style:font-size-asian="10.5pt" style:font-size-complex="12pt"/>
    </style:style>
    <style:style style:name="P290" style:family="paragraph" style:parent-style-name="Text_20_body">
      <style:text-properties style:font-name="Liberation Serif" fo:font-size="12pt" officeooo:rsid="010f88cb" officeooo:paragraph-rsid="0176342c" style:font-size-asian="10.5pt" style:font-size-complex="12pt"/>
    </style:style>
    <style:style style:name="P291" style:family="paragraph" style:parent-style-name="Text_20_body">
      <style:text-properties style:font-name="Liberation Serif" fo:font-size="12pt" officeooo:rsid="00af352f" officeooo:paragraph-rsid="0176fabf" style:font-size-asian="10.5pt" style:font-size-complex="12pt"/>
    </style:style>
    <style:style style:name="P292" style:family="paragraph" style:parent-style-name="Text_20_body" style:list-style-name="L8">
      <style:text-properties style:font-name="Liberation Serif" officeooo:rsid="006cec4e" officeooo:paragraph-rsid="006cec4e"/>
    </style:style>
    <style:style style:name="P293" style:family="paragraph" style:parent-style-name="Text_20_body" style:list-style-name="L10">
      <style:text-properties style:font-name="Liberation Serif" officeooo:rsid="00e30433" officeooo:paragraph-rsid="00e30433"/>
    </style:style>
    <style:style style:name="P294" style:family="paragraph" style:parent-style-name="Text_20_body" style:list-style-name="L11">
      <style:text-properties style:font-name="Liberation Serif" officeooo:rsid="00a72bab" officeooo:paragraph-rsid="00b15219"/>
    </style:style>
    <style:style style:name="P295" style:family="paragraph" style:parent-style-name="Text_20_body" style:list-style-name="L11">
      <style:text-properties style:font-name="Liberation Serif" officeooo:rsid="00a72bab" officeooo:paragraph-rsid="00a72bab"/>
    </style:style>
    <style:style style:name="P296" style:family="paragraph" style:parent-style-name="Text_20_body" style:list-style-name="L11">
      <style:text-properties style:font-name="Liberation Serif" officeooo:rsid="00a9234f" officeooo:paragraph-rsid="00a95bde"/>
    </style:style>
    <style:style style:name="P297" style:family="paragraph" style:parent-style-name="Text_20_body" style:list-style-name="L11">
      <style:text-properties style:font-name="Liberation Serif" officeooo:rsid="00d3838c" officeooo:paragraph-rsid="00d3838c"/>
    </style:style>
    <style:style style:name="P298" style:family="paragraph" style:parent-style-name="Text_20_body" style:list-style-name="L11">
      <style:text-properties style:font-name="Liberation Serif" officeooo:rsid="00b299e7" officeooo:paragraph-rsid="00b299e7"/>
    </style:style>
    <style:style style:name="P299" style:family="paragraph" style:parent-style-name="Text_20_body" style:list-style-name="L12">
      <style:text-properties style:font-name="Liberation Serif" officeooo:rsid="01308afc" officeooo:paragraph-rsid="01308afc"/>
    </style:style>
    <style:style style:name="P300" style:family="paragraph" style:parent-style-name="Text_20_body" style:list-style-name="L13">
      <style:text-properties style:font-name="Liberation Serif" officeooo:rsid="013f25f2" officeooo:paragraph-rsid="013f25f2"/>
    </style:style>
    <style:style style:name="P301" style:family="paragraph" style:parent-style-name="Text_20_body" style:list-style-name="L15">
      <style:text-properties style:font-name="Liberation Serif" officeooo:rsid="014ce4b3" officeooo:paragraph-rsid="014ce4b3"/>
    </style:style>
    <style:style style:name="P302" style:family="paragraph" style:parent-style-name="Text_20_body">
      <style:text-properties style:font-name="Liberation Serif" fo:font-weight="bold" officeooo:rsid="00480748" officeooo:paragraph-rsid="017247ce" style:font-weight-asian="bold" style:font-weight-complex="bold"/>
    </style:style>
    <style:style style:name="P303" style:family="paragraph" style:parent-style-name="Text_20_body">
      <style:text-properties style:font-name="Liberation Serif" officeooo:rsid="0039a247" officeooo:paragraph-rsid="017247ce"/>
    </style:style>
    <style:style style:name="P304" style:family="paragraph" style:parent-style-name="Text_20_body">
      <style:text-properties style:font-name="Liberation Serif" officeooo:rsid="003b81a2" officeooo:paragraph-rsid="017247ce"/>
    </style:style>
    <style:style style:name="P305" style:family="paragraph" style:parent-style-name="Text_20_body">
      <style:text-properties style:font-name="Liberation Serif" officeooo:rsid="0176342c" officeooo:paragraph-rsid="0176342c"/>
    </style:style>
    <style:style style:name="P306" style:family="paragraph" style:parent-style-name="Text_20_body" style:list-style-name="L3">
      <style:text-properties officeooo:paragraph-rsid="001fa199"/>
    </style:style>
    <style:style style:name="P307" style:family="paragraph" style:parent-style-name="Text_20_body" style:list-style-name="L4">
      <style:text-properties officeooo:paragraph-rsid="001f0788"/>
    </style:style>
    <style:style style:name="P308" style:family="paragraph" style:parent-style-name="Text_20_body" style:list-style-name="L4">
      <style:text-properties officeooo:paragraph-rsid="001e0146"/>
    </style:style>
    <style:style style:name="P309" style:family="paragraph" style:parent-style-name="Text_20_body" style:list-style-name="L9">
      <style:text-properties style:font-name="Liberation Mono" officeooo:rsid="0068e258" officeooo:paragraph-rsid="006a29e5"/>
    </style:style>
    <style:style style:name="P310" style:family="paragraph" style:parent-style-name="Text_20_body" style:list-style-name="L9">
      <style:text-properties style:font-name="Liberation Mono" fo:font-size="12pt" officeooo:rsid="006a29e5" officeooo:paragraph-rsid="006a29e5" style:font-size-asian="12pt" style:font-size-complex="12pt"/>
    </style:style>
    <style:style style:name="P311" style:family="paragraph" style:parent-style-name="Text_20_body" style:list-style-name="L14">
      <style:text-properties officeooo:rsid="0146268f" officeooo:paragraph-rsid="0146268f"/>
    </style:style>
    <style:style style:name="P312" style:family="paragraph" style:parent-style-name="Text_20_body" style:list-style-name="L14">
      <style:text-properties officeooo:rsid="0146268f" officeooo:paragraph-rsid="0146d5aa"/>
    </style:style>
    <style:style style:name="P313" style:family="paragraph" style:parent-style-name="Text_20_body">
      <style:text-properties officeooo:paragraph-rsid="017247ce"/>
    </style:style>
    <style:style style:name="P314" style:family="paragraph" style:parent-style-name="Text_20_body">
      <style:text-properties officeooo:rsid="014ce4b3" officeooo:paragraph-rsid="014ce4b3"/>
    </style:style>
    <style:style style:name="P315" style:family="paragraph" style:parent-style-name="Text_20_body">
      <style:text-properties officeooo:paragraph-rsid="0176342c"/>
    </style:style>
    <style:style style:name="P316" style:family="paragraph" style:parent-style-name="Text_20_body">
      <style:text-properties style:font-name="Liberation Serif" officeooo:rsid="0176fabf" officeooo:paragraph-rsid="0176fabf"/>
    </style:style>
    <style:style style:name="P317" style:family="paragraph" style:parent-style-name="Text_20_body">
      <style:text-properties style:font-name="Liberation Serif" officeooo:rsid="017822dd" officeooo:paragraph-rsid="017822dd"/>
    </style:style>
    <style:style style:name="P318" style:family="paragraph" style:parent-style-name="Text_20_body">
      <style:paragraph-properties fo:margin-left="0.4925in" fo:margin-right="0in" fo:text-indent="0in" style:auto-text-indent="false"/>
      <style:text-properties style:font-name="Liberation Mono" fo:font-size="10pt" officeooo:rsid="017822dd" officeooo:paragraph-rsid="017822dd" style:font-size-asian="10pt" style:font-size-complex="10pt"/>
    </style:style>
    <style:style style:name="P319" style:family="paragraph" style:parent-style-name="Text_20_body">
      <style:paragraph-properties fo:margin-left="0in" fo:margin-right="0in" fo:text-indent="0in" style:auto-text-indent="false"/>
      <style:text-properties style:font-name="Liberation Serif" officeooo:rsid="017822dd" officeooo:paragraph-rsid="017822dd"/>
    </style:style>
    <style:style style:name="P320" style:family="paragraph" style:parent-style-name="Text_20_body">
      <style:paragraph-properties fo:margin-left="0in" fo:margin-right="0in" fo:text-indent="0in" style:auto-text-indent="false"/>
      <style:text-properties style:font-name="Liberation Serif" fo:font-size="12pt" officeooo:rsid="017822dd" officeooo:paragraph-rsid="017822dd" style:font-size-asian="12pt" style:font-size-complex="12pt"/>
    </style:style>
    <style:style style:name="T1" style:family="text">
      <style:text-properties style:font-name="Liberation Sans"/>
    </style:style>
    <style:style style:name="T2" style:family="text">
      <style:text-properties style:font-name="Liberation Sans" officeooo:rsid="001b7571"/>
    </style:style>
    <style:style style:name="T3" style:family="text">
      <style:text-properties style:font-name="Liberation Sans" officeooo:rsid="001fa199"/>
    </style:style>
    <style:style style:name="T4" style:family="text">
      <style:text-properties officeooo:rsid="00044a2f"/>
    </style:style>
    <style:style style:name="T5" style:family="text">
      <style:text-properties style:font-name="Courier New" fo:font-size="10pt" style:font-size-asian="10pt" style:font-size-complex="10pt"/>
    </style:style>
    <style:style style:name="T6" style:family="text">
      <style:text-properties style:font-name="Courier New" fo:font-size="10pt" officeooo:rsid="011cc058" style:font-size-asian="10pt" style:font-size-complex="10pt"/>
    </style:style>
    <style:style style:name="T7" style:family="text">
      <style:text-properties style:font-name="Courier New" fo:font-size="10pt" officeooo:rsid="010f88cb" style:font-size-asian="8.75pt" style:font-size-complex="10pt"/>
    </style:style>
    <style:style style:name="T8" style:family="text">
      <style:text-properties officeooo:rsid="001e0146"/>
    </style:style>
    <style:style style:name="T9" style:family="text">
      <style:text-properties officeooo:rsid="001fa199"/>
    </style:style>
    <style:style style:name="T10" style:family="text">
      <style:text-properties officeooo:rsid="00203a3e"/>
    </style:style>
    <style:style style:name="T11" style:family="text">
      <style:text-properties officeooo:rsid="0021f7aa"/>
    </style:style>
    <style:style style:name="T12" style:family="text">
      <style:text-properties officeooo:rsid="00269be2"/>
    </style:style>
    <style:style style:name="T13" style:family="text">
      <style:text-properties officeooo:rsid="0027c72f"/>
    </style:style>
    <style:style style:name="T14" style:family="text">
      <style:text-properties fo:font-weight="bold" style:font-weight-asian="bold" style:font-weight-complex="bold"/>
    </style:style>
    <style:style style:name="T15" style:family="text">
      <style:text-properties fo:font-weight="bold" officeooo:rsid="006cec4e" style:font-weight-asian="bold" style:font-weight-complex="bold"/>
    </style:style>
    <style:style style:name="T16" style:family="text">
      <style:text-properties fo:font-weight="bold" officeooo:rsid="00b15219" style:font-weight-asian="bold" style:font-weight-complex="bold"/>
    </style:style>
    <style:style style:name="T17" style:family="text">
      <style:text-properties fo:font-weight="bold" officeooo:rsid="00b3be5b" style:font-weight-asian="bold" style:font-weight-complex="bold"/>
    </style:style>
    <style:style style:name="T18" style:family="text">
      <style:text-properties fo:font-weight="bold" officeooo:rsid="009b3e78" style:font-weight-asian="bold" style:font-weight-complex="bold"/>
    </style:style>
    <style:style style:name="T19" style:family="text">
      <style:text-properties fo:font-weight="bold" officeooo:rsid="012631ec" style:font-weight-asian="bold" style:font-weight-complex="bold"/>
    </style:style>
    <style:style style:name="T20" style:family="text">
      <style:text-properties fo:font-weight="bold" officeooo:rsid="0136714a" style:font-weight-asian="bold" style:font-weight-complex="bold"/>
    </style:style>
    <style:style style:name="T21" style:family="text">
      <style:text-properties style:text-underline-style="none" fo:font-weight="bold" style:font-weight-asian="bold" style:font-weight-complex="bold"/>
    </style:style>
    <style:style style:name="T22" style:family="text">
      <style:text-properties style:text-underline-style="none" fo:font-weight="bold" officeooo:rsid="0027c72f" style:font-weight-asian="bold" style:font-weight-complex="bold"/>
    </style:style>
    <style:style style:name="T23" style:family="text">
      <style:text-properties officeooo:rsid="0029e08e"/>
    </style:style>
    <style:style style:name="T24" style:family="text">
      <style:text-properties fo:font-style="italic" style:font-style-asian="italic" style:font-style-complex="italic"/>
    </style:style>
    <style:style style:name="T25" style:family="text">
      <style:text-properties fo:font-style="italic" officeooo:rsid="0029e08e" style:font-style-asian="italic" style:font-style-complex="italic"/>
    </style:style>
    <style:style style:name="T26" style:family="text">
      <style:text-properties fo:font-style="italic" officeooo:rsid="0027c72f"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1b7571" style:font-style-asian="italic" style:font-weight-asian="bold" style:font-style-complex="italic" style:font-weight-complex="bold"/>
    </style:style>
    <style:style style:name="T29" style:family="text">
      <style:text-properties fo:font-style="italic" fo:font-weight="bold" officeooo:rsid="001762c7" style:font-style-asian="italic" style:font-weight-asian="bold" style:font-style-complex="italic" style:font-weight-complex="bold"/>
    </style:style>
    <style:style style:name="T30" style:family="text">
      <style:text-properties officeooo:rsid="002a9f0b"/>
    </style:style>
    <style:style style:name="T31" style:family="text">
      <style:text-properties officeooo:rsid="002d4390"/>
    </style:style>
    <style:style style:name="T32" style:family="text">
      <style:text-properties officeooo:rsid="002d9694"/>
    </style:style>
    <style:style style:name="T33" style:family="text">
      <style:text-properties officeooo:rsid="003e3d49"/>
    </style:style>
    <style:style style:name="T34" style:family="text">
      <style:text-properties officeooo:rsid="00432097"/>
    </style:style>
    <style:style style:name="T35" style:family="text">
      <style:text-properties officeooo:rsid="00456793"/>
    </style:style>
    <style:style style:name="T36" style:family="text">
      <style:text-properties fo:font-size="10pt" style:font-size-asian="10pt" style:font-size-complex="10pt"/>
    </style:style>
    <style:style style:name="T37" style:family="text">
      <style:text-properties fo:font-size="10pt" officeooo:rsid="00a9234f" style:font-size-asian="10pt" style:font-size-complex="10pt"/>
    </style:style>
    <style:style style:name="T38" style:family="text">
      <style:text-properties fo:font-size="10pt" fo:font-style="normal" style:text-underline-style="solid" style:text-underline-width="auto" style:text-underline-color="font-color" officeooo:rsid="00a9234f" style:font-size-asian="10pt" style:font-style-asian="normal" style:font-size-complex="10pt" style:font-style-complex="normal"/>
    </style:style>
    <style:style style:name="T39" style:family="text">
      <style:text-properties officeooo:rsid="004946c4"/>
    </style:style>
    <style:style style:name="T40" style:family="text">
      <style:text-properties officeooo:rsid="004a33f1"/>
    </style:style>
    <style:style style:name="T41" style:family="text">
      <style:text-properties officeooo:rsid="004c9982"/>
    </style:style>
    <style:style style:name="T42" style:family="text">
      <style:text-properties officeooo:rsid="004d7ae2"/>
    </style:style>
    <style:style style:name="T43" style:family="text">
      <style:text-properties officeooo:rsid="004f1d43"/>
    </style:style>
    <style:style style:name="T44" style:family="text">
      <style:text-properties officeooo:rsid="0058646e"/>
    </style:style>
    <style:style style:name="T45" style:family="text">
      <style:text-properties officeooo:rsid="005947c9"/>
    </style:style>
    <style:style style:name="T46" style:family="text">
      <style:text-properties officeooo:rsid="005a756b"/>
    </style:style>
    <style:style style:name="T47" style:family="text">
      <style:text-properties officeooo:rsid="005bd4f6"/>
    </style:style>
    <style:style style:name="T48" style:family="text">
      <style:text-properties officeooo:rsid="005c5f82"/>
    </style:style>
    <style:style style:name="T49" style:family="text">
      <style:text-properties fo:font-size="12pt" style:font-size-asian="12pt" style:font-size-complex="12pt"/>
    </style:style>
    <style:style style:name="T50" style:family="text">
      <style:text-properties fo:font-size="12pt" officeooo:rsid="010cc9ad" style:font-size-asian="12pt" style:font-size-complex="12pt"/>
    </style:style>
    <style:style style:name="T51" style:family="text">
      <style:text-properties fo:font-size="12pt" officeooo:rsid="005f6e17" style:font-size-asian="12pt" style:font-size-complex="12pt"/>
    </style:style>
    <style:style style:name="T52" style:family="text">
      <style:text-properties fo:font-size="12pt" officeooo:rsid="006a29e5" style:font-size-asian="12pt" style:font-size-complex="12pt"/>
    </style:style>
    <style:style style:name="T53" style:family="text">
      <style:text-properties fo:font-size="12pt" style:font-size-asian="10.5pt" style:font-size-complex="12pt"/>
    </style:style>
    <style:style style:name="T54" style:family="text">
      <style:text-properties fo:font-size="12pt" officeooo:rsid="00a21c08" style:font-size-asian="10.5pt" style:font-size-complex="12pt"/>
    </style:style>
    <style:style style:name="T55" style:family="text">
      <style:text-properties fo:font-size="12pt" officeooo:rsid="00a30b64" style:font-size-asian="10.5pt" style:font-size-complex="12pt"/>
    </style:style>
    <style:style style:name="T56" style:family="text">
      <style:text-properties fo:font-size="12pt" officeooo:rsid="00a37217" style:font-size-asian="10.5pt" style:font-size-complex="12pt"/>
    </style:style>
    <style:style style:name="T57" style:family="text">
      <style:text-properties fo:font-size="12pt" officeooo:rsid="00a44b3c" style:font-size-asian="10.5pt" style:font-size-complex="12pt"/>
    </style:style>
    <style:style style:name="T58" style:family="text">
      <style:text-properties fo:font-size="12pt" officeooo:rsid="00a5a129" style:font-size-asian="10.5pt" style:font-size-complex="12pt"/>
    </style:style>
    <style:style style:name="T59" style:family="text">
      <style:text-properties fo:font-size="12pt" officeooo:rsid="00a9234f" style:font-size-asian="10.5pt" style:font-size-complex="12pt"/>
    </style:style>
    <style:style style:name="T60" style:family="text">
      <style:text-properties fo:font-size="12pt" officeooo:rsid="00a95bde" style:font-size-asian="10.5pt" style:font-size-complex="12pt"/>
    </style:style>
    <style:style style:name="T61" style:family="text">
      <style:text-properties fo:font-size="12pt" officeooo:rsid="00b02021" style:font-size-asian="10.5pt" style:font-size-complex="12pt"/>
    </style:style>
    <style:style style:name="T62" style:family="text">
      <style:text-properties fo:font-size="12pt" officeooo:rsid="00b15219" style:font-size-asian="10.5pt" style:font-size-complex="12pt"/>
    </style:style>
    <style:style style:name="T63" style:family="text">
      <style:text-properties fo:font-size="12pt" officeooo:rsid="00b299e7" style:font-size-asian="10.5pt" style:font-size-complex="12pt"/>
    </style:style>
    <style:style style:name="T64" style:family="text">
      <style:text-properties fo:font-size="12pt" officeooo:rsid="00d3838c" style:font-size-asian="10.5pt" style:font-size-complex="12pt"/>
    </style:style>
    <style:style style:name="T65" style:family="text">
      <style:text-properties fo:font-size="12pt" officeooo:rsid="01136808" style:font-size-asian="10.5pt" style:font-size-complex="12pt"/>
    </style:style>
    <style:style style:name="T66" style:family="text">
      <style:text-properties fo:font-size="12pt" officeooo:rsid="0129a3e4" style:font-size-asian="10.5pt" style:font-size-complex="12pt"/>
    </style:style>
    <style:style style:name="T67" style:family="text">
      <style:text-properties fo:font-size="12pt" fo:font-weight="bold" style:font-size-asian="10.5pt" style:font-weight-asian="bold" style:font-size-complex="12pt" style:font-weight-complex="bold"/>
    </style:style>
    <style:style style:name="T68" style:family="text">
      <style:text-properties fo:font-size="12pt" fo:font-weight="bold" officeooo:rsid="00a21c08" style:font-size-asian="10.5pt" style:font-weight-asian="bold" style:font-size-complex="12pt" style:font-weight-complex="bold"/>
    </style:style>
    <style:style style:name="T69" style:family="text">
      <style:text-properties fo:font-size="12pt" fo:font-weight="bold" officeooo:rsid="00a5a129" style:font-size-asian="10.5pt" style:font-weight-asian="bold" style:font-size-complex="12pt" style:font-weight-complex="bold"/>
    </style:style>
    <style:style style:name="T70" style:family="text">
      <style:text-properties fo:font-size="12pt" fo:font-weight="bold" officeooo:rsid="00b15219" style:font-size-asian="10.5pt" style:font-weight-asian="bold" style:font-size-complex="12pt" style:font-weight-complex="bold"/>
    </style:style>
    <style:style style:name="T71" style:family="text">
      <style:text-properties fo:font-size="12pt" fo:font-style="italic" officeooo:rsid="00a5a129" style:font-size-asian="10.5pt" style:font-style-asian="italic" style:font-size-complex="12pt" style:font-style-complex="italic"/>
    </style:style>
    <style:style style:name="T72" style:family="text">
      <style:text-properties fo:font-size="12pt" fo:font-style="italic" fo:font-weight="normal" officeooo:rsid="00b299e7" style:font-size-asian="10.5pt" style:font-style-asian="italic" style:font-weight-asian="normal" style:font-size-complex="12pt" style:font-style-complex="italic" style:font-weight-complex="normal"/>
    </style:style>
    <style:style style:name="T73" style:family="text">
      <style:text-properties fo:font-size="12pt" style:text-underline-style="solid" style:text-underline-width="auto" style:text-underline-color="font-color" officeooo:rsid="00a95bde" style:font-size-asian="10.5pt" style:font-size-complex="12pt"/>
    </style:style>
    <style:style style:name="T74" style:family="text">
      <style:text-properties fo:font-size="12pt" fo:font-weight="normal" style:font-size-asian="12pt" style:font-weight-asian="normal" style:font-size-complex="12pt" style:font-weight-complex="normal"/>
    </style:style>
    <style:style style:name="T75" style:family="text">
      <style:text-properties fo:font-size="12pt" fo:font-weight="normal" officeooo:rsid="00c4e4ed" style:font-size-asian="12pt" style:font-weight-asian="normal" style:font-size-complex="12pt" style:font-weight-complex="normal"/>
    </style:style>
    <style:style style:name="T76" style:family="text">
      <style:text-properties officeooo:rsid="005e017a"/>
    </style:style>
    <style:style style:name="T77" style:family="text">
      <style:text-properties officeooo:rsid="005f6e17"/>
    </style:style>
    <style:style style:name="T78" style:family="text">
      <style:text-properties officeooo:rsid="00628a3f"/>
    </style:style>
    <style:style style:name="T79" style:family="text">
      <style:text-properties officeooo:rsid="0065bea7"/>
    </style:style>
    <style:style style:name="T80" style:family="text">
      <style:text-properties officeooo:rsid="006cec4e"/>
    </style:style>
    <style:style style:name="T81" style:family="text">
      <style:text-properties officeooo:rsid="006ff4ae"/>
    </style:style>
    <style:style style:name="T82" style:family="text">
      <style:text-properties officeooo:rsid="00746fce"/>
    </style:style>
    <style:style style:name="T83" style:family="text">
      <style:text-properties officeooo:rsid="0077caf5"/>
    </style:style>
    <style:style style:name="T84" style:family="text">
      <style:text-properties officeooo:rsid="007aef4a"/>
    </style:style>
    <style:style style:name="T85" style:family="text">
      <style:text-properties officeooo:rsid="007c0e08"/>
    </style:style>
    <style:style style:name="T86" style:family="text">
      <style:text-properties officeooo:rsid="007cbf6c"/>
    </style:style>
    <style:style style:name="T87" style:family="text">
      <style:text-properties officeooo:rsid="007da344"/>
    </style:style>
    <style:style style:name="T88" style:family="text">
      <style:text-properties officeooo:rsid="007ee0e6"/>
    </style:style>
    <style:style style:name="T89" style:family="text">
      <style:text-properties fo:font-weight="normal" style:font-weight-asian="normal" style:font-weight-complex="normal"/>
    </style:style>
    <style:style style:name="T90" style:family="text">
      <style:text-properties fo:font-weight="normal" officeooo:rsid="007ee0e6" style:font-weight-asian="normal" style:font-weight-complex="normal"/>
    </style:style>
    <style:style style:name="T91" style:family="text">
      <style:text-properties fo:font-weight="normal" officeooo:rsid="017247ce" style:font-weight-asian="normal" style:font-weight-complex="normal"/>
    </style:style>
    <style:style style:name="T92" style:family="text">
      <style:text-properties officeooo:rsid="007efdf6"/>
    </style:style>
    <style:style style:name="T93" style:family="text">
      <style:text-properties officeooo:rsid="008200fd"/>
    </style:style>
    <style:style style:name="T94" style:family="text">
      <style:text-properties officeooo:rsid="00828152"/>
    </style:style>
    <style:style style:name="T95" style:family="text">
      <style:text-properties officeooo:rsid="008b4530"/>
    </style:style>
    <style:style style:name="T96" style:family="text">
      <style:text-properties officeooo:rsid="008cafc1"/>
    </style:style>
    <style:style style:name="T97" style:family="text">
      <style:text-properties officeooo:rsid="008fb92a"/>
    </style:style>
    <style:style style:name="T98" style:family="text">
      <style:text-properties officeooo:rsid="009942b8"/>
    </style:style>
    <style:style style:name="T99" style:family="text">
      <style:text-properties officeooo:rsid="009b3e78"/>
    </style:style>
    <style:style style:name="T100" style:family="text">
      <style:text-properties officeooo:rsid="009c6020"/>
    </style:style>
    <style:style style:name="T101" style:family="text">
      <style:text-properties officeooo:rsid="00a9234f"/>
    </style:style>
    <style:style style:name="T102" style:family="text">
      <style:text-properties fo:font-style="normal"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style:text-underline-style="solid" style:text-underline-width="auto" style:text-underline-color="font-color" style:font-style-asian="normal" style:font-style-complex="normal"/>
    </style:style>
    <style:style style:name="T105" style:family="text">
      <style:text-properties officeooo:rsid="00ada1f9"/>
    </style:style>
    <style:style style:name="T106" style:family="text">
      <style:text-properties officeooo:rsid="00b15219"/>
    </style:style>
    <style:style style:name="T107" style:family="text">
      <style:text-properties officeooo:rsid="00b3be5b"/>
    </style:style>
    <style:style style:name="T108" style:family="text">
      <style:text-properties officeooo:rsid="00b6ff31"/>
    </style:style>
    <style:style style:name="T109" style:family="text">
      <style:text-properties officeooo:rsid="00b98ad3"/>
    </style:style>
    <style:style style:name="T110" style:family="text">
      <style:text-properties officeooo:rsid="00bae6d0"/>
    </style:style>
    <style:style style:name="T111" style:family="text">
      <style:text-properties officeooo:rsid="00c91a00"/>
    </style:style>
    <style:style style:name="T112" style:family="text">
      <style:text-properties officeooo:rsid="00c9b00d"/>
    </style:style>
    <style:style style:name="T113" style:family="text">
      <style:text-properties officeooo:rsid="00ca2ce0"/>
    </style:style>
    <style:style style:name="T114" style:family="text">
      <style:text-properties officeooo:rsid="00cc056d"/>
    </style:style>
    <style:style style:name="T115" style:family="text">
      <style:text-properties officeooo:rsid="00ceba83"/>
    </style:style>
    <style:style style:name="T116" style:family="text">
      <style:text-properties officeooo:rsid="00d6e415"/>
    </style:style>
    <style:style style:name="T117" style:family="text">
      <style:text-properties officeooo:rsid="00d75325"/>
    </style:style>
    <style:style style:name="T118" style:family="text">
      <style:text-properties officeooo:rsid="00db2496"/>
    </style:style>
    <style:style style:name="T119" style:family="text">
      <style:text-properties officeooo:rsid="00dc6e78"/>
    </style:style>
    <style:style style:name="T120" style:family="text">
      <style:text-properties officeooo:rsid="00dec4a7"/>
    </style:style>
    <style:style style:name="T121" style:family="text">
      <style:text-properties officeooo:rsid="00e30433"/>
    </style:style>
    <style:style style:name="T122" style:family="text">
      <style:text-properties officeooo:rsid="00e37df0"/>
    </style:style>
    <style:style style:name="T123" style:family="text">
      <style:text-properties officeooo:rsid="00e73577"/>
    </style:style>
    <style:style style:name="T124" style:family="text">
      <style:text-properties officeooo:rsid="00e791c5"/>
    </style:style>
    <style:style style:name="T125" style:family="text">
      <style:text-properties officeooo:rsid="00ea820b"/>
    </style:style>
    <style:style style:name="T126" style:family="text">
      <style:text-properties officeooo:rsid="00ec9b9c"/>
    </style:style>
    <style:style style:name="T127" style:family="text">
      <style:text-properties officeooo:rsid="00efb206"/>
    </style:style>
    <style:style style:name="T128" style:family="text">
      <style:text-properties officeooo:rsid="00f0aaf0"/>
    </style:style>
    <style:style style:name="T129" style:family="text">
      <style:text-properties officeooo:rsid="00f42d06"/>
    </style:style>
    <style:style style:name="T130" style:family="text">
      <style:text-properties officeooo:rsid="00fc45ff"/>
    </style:style>
    <style:style style:name="T131" style:family="text">
      <style:text-properties officeooo:rsid="00fdd606"/>
    </style:style>
    <style:style style:name="T132" style:family="text">
      <style:text-properties officeooo:rsid="00ffe369"/>
    </style:style>
    <style:style style:name="T133" style:family="text">
      <style:text-properties officeooo:rsid="0101b82a"/>
    </style:style>
    <style:style style:name="T134" style:family="text">
      <style:text-properties officeooo:rsid="01035970"/>
    </style:style>
    <style:style style:name="T135" style:family="text">
      <style:text-properties officeooo:rsid="0108be6f"/>
    </style:style>
    <style:style style:name="T136" style:family="text">
      <style:text-properties officeooo:rsid="0109d6fd"/>
    </style:style>
    <style:style style:name="T137" style:family="text">
      <style:text-properties officeooo:rsid="010cc9ad"/>
    </style:style>
    <style:style style:name="T138" style:family="text">
      <style:text-properties style:font-name="Liberation Mono"/>
    </style:style>
    <style:style style:name="T139" style:family="text">
      <style:text-properties style:font-name="Liberation Mono" officeooo:rsid="001762c7"/>
    </style:style>
    <style:style style:name="T140" style:family="text">
      <style:text-properties style:font-name="Liberation Mono" fo:font-style="italic" fo:font-weight="bold" style:font-style-asian="italic" style:font-weight-asian="bold" style:font-style-complex="italic" style:font-weight-complex="bold"/>
    </style:style>
    <style:style style:name="T141" style:family="text">
      <style:text-properties style:font-name="Liberation Mono" fo:font-style="italic" fo:font-weight="bold" officeooo:rsid="001762c7" style:font-style-asian="italic" style:font-weight-asian="bold" style:font-style-complex="italic" style:font-weight-complex="bold"/>
    </style:style>
    <style:style style:name="T142" style:family="text">
      <style:text-properties style:font-name="Liberation Mono" fo:font-style="italic" fo:font-weight="bold" officeooo:rsid="001b7571" style:font-style-asian="italic" style:font-weight-asian="bold" style:font-style-complex="italic" style:font-weight-complex="bold"/>
    </style:style>
    <style:style style:name="T143" style:family="text">
      <style:text-properties style:font-name="Liberation Mono" officeooo:rsid="0019a0ea"/>
    </style:style>
    <style:style style:name="T144" style:family="text">
      <style:text-properties style:font-name="Liberation Mono" officeooo:rsid="001b7571"/>
    </style:style>
    <style:style style:name="T145" style:family="text">
      <style:text-properties style:font-name="Liberation Mono" officeooo:rsid="00269be2"/>
    </style:style>
    <style:style style:name="T146" style:family="text">
      <style:text-properties style:font-name="Liberation Mono" officeooo:rsid="001e0146"/>
    </style:style>
    <style:style style:name="T147" style:family="text">
      <style:text-properties style:font-name="Liberation Mono" officeooo:rsid="002d9694"/>
    </style:style>
    <style:style style:name="T148" style:family="text">
      <style:text-properties style:font-name="Liberation Mono" officeooo:rsid="003b81a2"/>
    </style:style>
    <style:style style:name="T149" style:family="text">
      <style:text-properties style:font-name="Liberation Mono" fo:font-size="10pt" style:font-size-asian="10pt" style:font-size-complex="10pt"/>
    </style:style>
    <style:style style:name="T150" style:family="text">
      <style:text-properties style:font-name="Liberation Mono" fo:font-size="10pt" officeooo:rsid="00b451b9" style:font-size-asian="10pt" style:font-size-complex="10pt"/>
    </style:style>
    <style:style style:name="T151" style:family="text">
      <style:text-properties style:font-name="Liberation Mono" officeooo:rsid="004946c4"/>
    </style:style>
    <style:style style:name="T152" style:family="text">
      <style:text-properties style:font-name="Liberation Mono" officeooo:rsid="004a33f1"/>
    </style:style>
    <style:style style:name="T153" style:family="text">
      <style:text-properties style:font-name="Liberation Mono" officeooo:rsid="004d7ae2"/>
    </style:style>
    <style:style style:name="T154" style:family="text">
      <style:text-properties style:font-name="Liberation Mono" officeooo:rsid="005947c9"/>
    </style:style>
    <style:style style:name="T155" style:family="text">
      <style:text-properties style:font-name="Liberation Mono" fo:font-size="12pt" style:font-size-asian="12pt" style:font-size-complex="12pt"/>
    </style:style>
    <style:style style:name="T156" style:family="text">
      <style:text-properties style:font-name="Liberation Mono" fo:font-size="12pt" officeooo:rsid="005947c9" style:font-size-asian="12pt" style:font-size-complex="12pt"/>
    </style:style>
    <style:style style:name="T157" style:family="text">
      <style:text-properties style:font-name="Liberation Mono" fo:font-size="12pt" officeooo:rsid="005a756b" style:font-size-asian="12pt" style:font-size-complex="12pt"/>
    </style:style>
    <style:style style:name="T158" style:family="text">
      <style:text-properties style:font-name="Liberation Mono" fo:font-size="12pt" officeooo:rsid="005f6e17" style:font-size-asian="12pt" style:font-size-complex="12pt"/>
    </style:style>
    <style:style style:name="T159" style:family="text">
      <style:text-properties style:font-name="Liberation Mono" fo:font-size="12pt" officeooo:rsid="010cc9ad" style:font-size-asian="12pt" style:font-size-complex="12pt"/>
    </style:style>
    <style:style style:name="T160" style:family="text">
      <style:text-properties style:font-name="Liberation Mono" fo:font-size="12pt" fo:font-weight="normal" style:font-size-asian="12pt" style:font-weight-asian="normal" style:font-size-complex="12pt" style:font-weight-complex="normal"/>
    </style:style>
    <style:style style:name="T161" style:family="text">
      <style:text-properties style:font-name="Liberation Mono" fo:font-size="12pt" style:font-size-asian="10.5pt" style:font-size-complex="12pt"/>
    </style:style>
    <style:style style:name="T162" style:family="text">
      <style:text-properties style:font-name="Liberation Mono" fo:font-size="12pt" officeooo:rsid="00a37217" style:font-size-asian="10.5pt" style:font-size-complex="12pt"/>
    </style:style>
    <style:style style:name="T163" style:family="text">
      <style:text-properties style:font-name="Liberation Mono" fo:font-size="12pt" officeooo:rsid="016205f3" style:font-size-asian="10.5pt" style:font-size-complex="12pt"/>
    </style:style>
    <style:style style:name="T164" style:family="text">
      <style:text-properties style:font-name="Liberation Mono" fo:font-size="12pt" officeooo:rsid="01638b8e" style:font-size-asian="10.5pt" style:font-size-complex="12pt"/>
    </style:style>
    <style:style style:name="T165" style:family="text">
      <style:text-properties style:font-name="Liberation Mono" fo:font-size="12pt" officeooo:rsid="00af352f" style:font-size-asian="10.5pt" style:font-size-complex="12pt"/>
    </style:style>
    <style:style style:name="T166" style:family="text">
      <style:text-properties style:font-name="Liberation Mono" fo:font-size="12pt" officeooo:rsid="010cc9ad" style:font-size-asian="10.5pt" style:font-size-complex="12pt"/>
    </style:style>
    <style:style style:name="T167" style:family="text">
      <style:text-properties style:font-name="Liberation Mono" fo:font-size="12pt" officeooo:rsid="0176342c" style:font-size-asian="10.5pt" style:font-size-complex="12pt"/>
    </style:style>
    <style:style style:name="T168" style:family="text">
      <style:text-properties style:font-name="Liberation Mono" officeooo:rsid="005bd4f6"/>
    </style:style>
    <style:style style:name="T169" style:family="text">
      <style:text-properties style:font-name="Liberation Mono" officeooo:rsid="005ee357"/>
    </style:style>
    <style:style style:name="T170" style:family="text">
      <style:text-properties style:font-name="Liberation Mono" officeooo:rsid="011cc058"/>
    </style:style>
    <style:style style:name="T171" style:family="text">
      <style:text-properties style:font-name="Liberation Mono" officeooo:rsid="011e4715"/>
    </style:style>
    <style:style style:name="T172" style:family="text">
      <style:text-properties style:font-name="Liberation Mono" officeooo:rsid="00628a3f"/>
    </style:style>
    <style:style style:name="T173" style:family="text">
      <style:text-properties style:font-name="Liberation Mono" officeooo:rsid="006cec4e"/>
    </style:style>
    <style:style style:name="T174" style:family="text">
      <style:text-properties style:font-name="Liberation Mono" officeooo:rsid="006ff4ae"/>
    </style:style>
    <style:style style:name="T175" style:family="text">
      <style:text-properties style:font-name="Liberation Mono" officeooo:rsid="007efdf6"/>
    </style:style>
    <style:style style:name="T176" style:family="text">
      <style:text-properties style:font-name="Liberation Mono" officeooo:rsid="00746fce"/>
    </style:style>
    <style:style style:name="T177" style:family="text">
      <style:text-properties style:font-name="Liberation Mono" officeooo:rsid="0077caf5"/>
    </style:style>
    <style:style style:name="T178" style:family="text">
      <style:text-properties style:font-name="Liberation Mono" officeooo:rsid="0121d974"/>
    </style:style>
    <style:style style:name="T179" style:family="text">
      <style:text-properties style:font-name="Liberation Mono" officeooo:rsid="007cbf6c"/>
    </style:style>
    <style:style style:name="T180" style:family="text">
      <style:text-properties style:font-name="Liberation Mono" officeooo:rsid="00828152"/>
    </style:style>
    <style:style style:name="T181" style:family="text">
      <style:text-properties style:font-name="Liberation Mono" officeooo:rsid="008cafc1"/>
    </style:style>
    <style:style style:name="T182" style:family="text">
      <style:text-properties style:font-name="Liberation Mono" officeooo:rsid="00db2496"/>
    </style:style>
    <style:style style:name="T183" style:family="text">
      <style:text-properties style:font-name="Liberation Mono" officeooo:rsid="0109d6fd"/>
    </style:style>
    <style:style style:name="T184" style:family="text">
      <style:text-properties style:font-name="Liberation Mono" officeooo:rsid="009942b8"/>
    </style:style>
    <style:style style:name="T185" style:family="text">
      <style:text-properties style:font-name="Liberation Mono" officeooo:rsid="010cc9ad"/>
    </style:style>
    <style:style style:name="T186" style:family="text">
      <style:text-properties style:font-name="Liberation Mono" officeooo:rsid="01308afc"/>
    </style:style>
    <style:style style:name="T187" style:family="text">
      <style:text-properties style:font-name="Liberation Mono" officeooo:rsid="01316c46"/>
    </style:style>
    <style:style style:name="T188" style:family="text">
      <style:text-properties style:font-name="Liberation Mono" officeooo:rsid="013304cc"/>
    </style:style>
    <style:style style:name="T189" style:family="text">
      <style:text-properties style:font-name="Liberation Mono" officeooo:rsid="0136714a"/>
    </style:style>
    <style:style style:name="T190" style:family="text">
      <style:text-properties style:font-name="Liberation Mono" officeooo:rsid="0137fb91"/>
    </style:style>
    <style:style style:name="T191" style:family="text">
      <style:text-properties style:font-name="Liberation Mono" officeooo:rsid="014147f9"/>
    </style:style>
    <style:style style:name="T192" style:family="text">
      <style:text-properties style:font-name="Liberation Mono" officeooo:rsid="0146d5aa"/>
    </style:style>
    <style:style style:name="T193" style:family="text">
      <style:text-properties style:font-name="Liberation Mono" officeooo:rsid="010dfcdb"/>
    </style:style>
    <style:style style:name="T194" style:family="text">
      <style:text-properties style:font-name="Liberation Mono" officeooo:rsid="0163cd14"/>
    </style:style>
    <style:style style:name="T195" style:family="text">
      <style:text-properties style:font-name="Liberation Mono" officeooo:rsid="016c1450"/>
    </style:style>
    <style:style style:name="T196" style:family="text">
      <style:text-properties style:font-name="Liberation Mono" officeooo:rsid="017247ce"/>
    </style:style>
    <style:style style:name="T197" style:family="text">
      <style:text-properties style:font-name="Liberation Mono" officeooo:rsid="0176fabf"/>
    </style:style>
    <style:style style:name="T198" style:family="text">
      <style:text-properties officeooo:rsid="011444d6"/>
    </style:style>
    <style:style style:name="T199" style:family="text">
      <style:text-properties officeooo:rsid="001a5010"/>
    </style:style>
    <style:style style:name="T200" style:family="text">
      <style:text-properties officeooo:rsid="001762c7"/>
    </style:style>
    <style:style style:name="T201" style:family="text">
      <style:text-properties officeooo:rsid="0019a0ea"/>
    </style:style>
    <style:style style:name="T202" style:family="text">
      <style:text-properties officeooo:rsid="001b7571"/>
    </style:style>
    <style:style style:name="T203" style:family="text">
      <style:text-properties officeooo:rsid="003cf40c"/>
    </style:style>
    <style:style style:name="T204" style:family="text">
      <style:text-properties officeooo:rsid="007ace4b"/>
    </style:style>
    <style:style style:name="T205" style:family="text">
      <style:text-properties style:font-name="Liberation Serif"/>
    </style:style>
    <style:style style:name="T206" style:family="text">
      <style:text-properties style:font-name="Liberation Serif" fo:font-weight="bold" style:font-weight-asian="bold" style:font-weight-complex="bold"/>
    </style:style>
    <style:style style:name="T207" style:family="text">
      <style:text-properties style:font-name="Liberation Serif" fo:font-weight="bold" officeooo:rsid="001fa199" style:font-weight-asian="bold" style:font-weight-complex="bold"/>
    </style:style>
    <style:style style:name="T208" style:family="text">
      <style:text-properties style:font-name="Liberation Serif" fo:font-weight="bold" officeooo:rsid="0077caf5" style:font-weight-asian="bold" style:font-weight-complex="bold"/>
    </style:style>
    <style:style style:name="T209" style:family="text">
      <style:text-properties style:font-name="Liberation Serif" fo:font-weight="bold" officeooo:rsid="0039a247" style:font-weight-asian="bold" style:font-weight-complex="bold"/>
    </style:style>
    <style:style style:name="T210" style:family="text">
      <style:text-properties style:font-name="Liberation Serif" officeooo:rsid="001fa199"/>
    </style:style>
    <style:style style:name="T211" style:family="text">
      <style:text-properties style:font-name="Liberation Serif" officeooo:rsid="001e0146"/>
    </style:style>
    <style:style style:name="T212" style:family="text">
      <style:text-properties style:font-name="Liberation Serif" officeooo:rsid="008868b0"/>
    </style:style>
    <style:style style:name="T213" style:family="text">
      <style:text-properties style:font-name="Liberation Serif" fo:font-style="italic" style:font-style-asian="italic" style:font-style-complex="italic"/>
    </style:style>
    <style:style style:name="T214" style:family="text">
      <style:text-properties style:font-name="Liberation Serif" officeooo:rsid="0045dbfa"/>
    </style:style>
    <style:style style:name="T215" style:family="text">
      <style:text-properties style:font-name="Liberation Serif" fo:font-size="12pt" officeooo:rsid="005947c9" style:font-size-asian="12pt" style:font-size-complex="12pt"/>
    </style:style>
    <style:style style:name="T216" style:family="text">
      <style:text-properties style:font-name="Liberation Serif" fo:font-size="12pt" officeooo:rsid="011b827d" style:font-size-asian="12pt" style:font-size-complex="12pt"/>
    </style:style>
    <style:style style:name="T217" style:family="text">
      <style:text-properties style:font-name="Liberation Serif" fo:font-size="12pt" officeooo:rsid="005a756b" style:font-size-asian="12pt" style:font-size-complex="12pt"/>
    </style:style>
    <style:style style:name="T218" style:family="text">
      <style:text-properties style:font-name="Liberation Serif" fo:font-size="12pt" style:font-size-asian="10.5pt" style:font-size-complex="12pt"/>
    </style:style>
    <style:style style:name="T219" style:family="text">
      <style:text-properties style:font-name="Liberation Serif" fo:font-size="12pt" officeooo:rsid="016205f3" style:font-size-asian="10.5pt" style:font-size-complex="12pt"/>
    </style:style>
    <style:style style:name="T220" style:family="text">
      <style:text-properties style:font-name="Liberation Serif" fo:font-size="12pt" officeooo:rsid="01638b8e" style:font-size-asian="10.5pt" style:font-size-complex="12pt"/>
    </style:style>
    <style:style style:name="T221" style:family="text">
      <style:text-properties style:font-name="Liberation Serif" fo:font-size="12pt" officeooo:rsid="00af352f" style:font-size-asian="10.5pt" style:font-size-complex="12pt"/>
    </style:style>
    <style:style style:name="T222" style:family="text">
      <style:text-properties style:font-name="Liberation Serif" fo:font-size="12pt" officeooo:rsid="01756456" style:font-size-asian="10.5pt" style:font-size-complex="12pt"/>
    </style:style>
    <style:style style:name="T223" style:family="text">
      <style:text-properties style:font-name="Liberation Serif" fo:font-size="12pt" officeooo:rsid="010cc9ad" style:font-size-asian="10.5pt" style:font-size-complex="12pt"/>
    </style:style>
    <style:style style:name="T224" style:family="text">
      <style:text-properties style:font-name="Liberation Serif" fo:font-size="12pt" fo:font-weight="bold" officeooo:rsid="016205f3" style:font-size-asian="10.5pt" style:font-weight-asian="bold" style:font-size-complex="12pt" style:font-weight-complex="bold"/>
    </style:style>
    <style:style style:name="T225" style:family="text">
      <style:text-properties style:font-name="Liberation Serif" officeooo:rsid="005ee357"/>
    </style:style>
    <style:style style:name="T226" style:family="text">
      <style:text-properties style:font-name="Liberation Serif" officeooo:rsid="011cc058"/>
    </style:style>
    <style:style style:name="T227" style:family="text">
      <style:text-properties style:font-name="Liberation Serif" officeooo:rsid="00628a3f"/>
    </style:style>
    <style:style style:name="T228" style:family="text">
      <style:text-properties style:font-name="Liberation Serif" officeooo:rsid="011e4715"/>
    </style:style>
    <style:style style:name="T229" style:family="text">
      <style:text-properties style:font-name="Liberation Serif" officeooo:rsid="0077caf5"/>
    </style:style>
    <style:style style:name="T230" style:family="text">
      <style:text-properties style:font-name="Liberation Serif" officeooo:rsid="0121d974"/>
    </style:style>
    <style:style style:name="T231" style:family="text">
      <style:text-properties style:font-name="Liberation Serif" officeooo:rsid="00d1fdbc"/>
    </style:style>
    <style:style style:name="T232" style:family="text">
      <style:text-properties style:font-name="Liberation Serif" officeooo:rsid="00c34587"/>
    </style:style>
    <style:style style:name="T233" style:family="text">
      <style:text-properties style:font-name="Liberation Serif" officeooo:rsid="00c62084"/>
    </style:style>
    <style:style style:name="T234" style:family="text">
      <style:text-properties style:font-name="Liberation Serif" officeooo:rsid="00d35fa2"/>
    </style:style>
    <style:style style:name="T235" style:family="text">
      <style:text-properties style:font-name="Liberation Serif" officeooo:rsid="00c62084" fo:background-color="#ff0000" loext:char-shading-value="0"/>
    </style:style>
    <style:style style:name="T236" style:family="text">
      <style:text-properties style:font-name="Liberation Serif" officeooo:rsid="00c62084" fo:background-color="#00ffff" loext:char-shading-value="0"/>
    </style:style>
    <style:style style:name="T237" style:family="text">
      <style:text-properties style:font-name="Liberation Serif" officeooo:rsid="00c62084" fo:background-color="#b2b2b2" loext:char-shading-value="0"/>
    </style:style>
    <style:style style:name="T238" style:family="text">
      <style:text-properties style:font-name="Liberation Serif" officeooo:rsid="0109d6fd"/>
    </style:style>
    <style:style style:name="T239" style:family="text">
      <style:text-properties style:font-name="Liberation Serif" officeooo:rsid="013a9b3b"/>
    </style:style>
    <style:style style:name="T240" style:family="text">
      <style:text-properties style:font-name="Liberation Serif" officeooo:rsid="013c1c98"/>
    </style:style>
    <style:style style:name="T241" style:family="text">
      <style:text-properties style:font-name="Liberation Serif" officeooo:rsid="013d15ba"/>
    </style:style>
    <style:style style:name="T242" style:family="text">
      <style:text-properties style:font-name="Liberation Serif" officeooo:rsid="013df5e5"/>
    </style:style>
    <style:style style:name="T243" style:family="text">
      <style:text-properties style:font-name="Liberation Serif" officeooo:rsid="013f25f2"/>
    </style:style>
    <style:style style:name="T244" style:family="text">
      <style:text-properties style:font-name="Liberation Serif" officeooo:rsid="014002c3"/>
    </style:style>
    <style:style style:name="T245" style:family="text">
      <style:text-properties style:font-name="Liberation Serif" officeooo:rsid="01406690"/>
    </style:style>
    <style:style style:name="T246" style:family="text">
      <style:text-properties style:font-name="Liberation Serif" officeooo:rsid="0144422a"/>
    </style:style>
    <style:style style:name="T247" style:family="text">
      <style:text-properties style:font-name="Liberation Serif" officeooo:rsid="0146268f"/>
    </style:style>
    <style:style style:name="T248" style:family="text">
      <style:text-properties style:font-name="Liberation Serif" officeooo:rsid="0146d5aa"/>
    </style:style>
    <style:style style:name="T249" style:family="text">
      <style:text-properties style:font-name="Liberation Serif" officeooo:rsid="01308afc"/>
    </style:style>
    <style:style style:name="T250" style:family="text">
      <style:text-properties style:font-name="Liberation Serif" officeooo:rsid="014fcdaf"/>
    </style:style>
    <style:style style:name="T251" style:family="text">
      <style:text-properties style:font-name="Liberation Serif" officeooo:rsid="01316c46"/>
    </style:style>
    <style:style style:name="T252" style:family="text">
      <style:text-properties style:font-name="Liberation Serif" officeooo:rsid="0137fb91"/>
    </style:style>
    <style:style style:name="T253" style:family="text">
      <style:text-properties style:font-name="Liberation Serif" officeooo:rsid="014aa405"/>
    </style:style>
    <style:style style:name="T254" style:family="text">
      <style:text-properties style:font-name="Liberation Serif" officeooo:rsid="01520b99"/>
    </style:style>
    <style:style style:name="T255" style:family="text">
      <style:text-properties style:font-name="Liberation Serif" officeooo:rsid="001f0788"/>
    </style:style>
    <style:style style:name="T256" style:family="text">
      <style:text-properties style:font-name="Liberation Serif" officeooo:rsid="0163cd14"/>
    </style:style>
    <style:style style:name="T257" style:family="text">
      <style:text-properties style:font-name="Liberation Serif" officeooo:rsid="0167b8a1"/>
    </style:style>
    <style:style style:name="T258" style:family="text">
      <style:text-properties style:font-name="Liberation Serif" officeooo:rsid="01683a6c"/>
    </style:style>
    <style:style style:name="T259" style:family="text">
      <style:text-properties style:font-name="Liberation Serif" officeooo:rsid="0039a247"/>
    </style:style>
    <style:style style:name="T260" style:family="text">
      <style:text-properties style:font-name="Liberation Serif" officeooo:rsid="017247ce"/>
    </style:style>
    <style:style style:name="T261" style:family="text">
      <style:text-properties style:font-name="Liberation Serif" officeooo:rsid="007ee0e6"/>
    </style:style>
    <style:style style:name="T262" style:family="text">
      <style:text-properties officeooo:rsid="00872cad"/>
    </style:style>
    <style:style style:name="T263" style:family="text">
      <style:text-properties officeooo:rsid="00925931"/>
    </style:style>
    <style:style style:name="T264" style:family="text">
      <style:text-properties officeooo:rsid="011cc058"/>
    </style:style>
    <style:style style:name="T265" style:family="text">
      <style:text-properties officeooo:rsid="011e4715"/>
    </style:style>
    <style:style style:name="T266" style:family="text">
      <style:text-properties officeooo:rsid="011f8e58"/>
    </style:style>
    <style:style style:name="T267" style:family="text">
      <style:text-properties officeooo:rsid="01210223"/>
    </style:style>
    <style:style style:name="T268" style:family="text">
      <style:text-properties officeooo:rsid="0121d974"/>
    </style:style>
    <style:style style:name="T269" style:family="text">
      <style:text-properties officeooo:rsid="0124ec21"/>
    </style:style>
    <style:style style:name="T270" style:family="text">
      <style:text-properties officeooo:rsid="012631ec"/>
    </style:style>
    <style:style style:name="T271" style:family="text">
      <style:text-properties officeooo:rsid="0128ac59"/>
    </style:style>
    <style:style style:name="T272" style:family="text">
      <style:text-properties officeooo:rsid="0129a3e4"/>
    </style:style>
    <style:style style:name="T273" style:family="text">
      <style:text-properties officeooo:rsid="00b451b9"/>
    </style:style>
    <style:style style:name="T274" style:family="text">
      <style:text-properties officeooo:rsid="011cc058" style:font-size-asian="8.75pt"/>
    </style:style>
    <style:style style:name="T275" style:family="text">
      <style:text-properties officeooo:rsid="0171a626"/>
    </style:style>
    <style:style style:name="T276" style:family="text">
      <style:text-properties officeooo:rsid="0016bcb1"/>
    </style:style>
    <style:style style:name="T277" style:family="text">
      <style:text-properties officeooo:rsid="002d3c94"/>
    </style:style>
    <style:style style:name="T278" style:family="text">
      <style:text-properties officeooo:rsid="01308afc"/>
    </style:style>
    <style:style style:name="T279" style:family="text">
      <style:text-properties officeooo:rsid="01316c46"/>
    </style:style>
    <style:style style:name="T280" style:family="text">
      <style:text-properties officeooo:rsid="013304cc"/>
    </style:style>
    <style:style style:name="T281" style:family="text">
      <style:text-properties officeooo:rsid="0136714a"/>
    </style:style>
    <style:style style:name="T282" style:family="text">
      <style:text-properties officeooo:rsid="0136e2b1"/>
    </style:style>
    <style:style style:name="T283" style:family="text">
      <style:text-properties officeooo:rsid="0137fb91"/>
    </style:style>
    <style:style style:name="T284" style:family="text">
      <style:text-properties officeooo:rsid="013a9b3b"/>
    </style:style>
    <style:style style:name="T285" style:family="text">
      <style:text-properties officeooo:rsid="014147f9"/>
    </style:style>
    <style:style style:name="T286" style:family="text">
      <style:text-properties officeooo:rsid="014e4a07"/>
    </style:style>
    <style:style style:name="T287" style:family="text">
      <style:text-properties officeooo:rsid="014fcdaf"/>
    </style:style>
    <style:style style:name="T288" style:family="text">
      <style:text-properties officeooo:rsid="0151d5e3"/>
    </style:style>
    <style:style style:name="T289" style:family="text">
      <style:text-properties officeooo:rsid="0155e7d6"/>
    </style:style>
    <style:style style:name="T290" style:family="text">
      <style:text-properties officeooo:rsid="0157d1d0"/>
    </style:style>
    <style:style style:name="T291" style:family="text">
      <style:text-properties officeooo:rsid="015b4caf"/>
    </style:style>
    <style:style style:name="T292" style:family="text">
      <style:text-properties style:font-name="Liberation Serif1" officeooo:rsid="015b4caf"/>
    </style:style>
    <style:style style:name="T293" style:family="text">
      <style:text-properties officeooo:rsid="015ba3c1"/>
    </style:style>
    <style:style style:name="T294" style:family="text">
      <style:text-properties officeooo:rsid="010dfcdb"/>
    </style:style>
    <style:style style:name="T295" style:family="text">
      <style:text-properties officeooo:rsid="015fda7b"/>
    </style:style>
    <style:style style:name="T296" style:family="text">
      <style:text-properties officeooo:rsid="0160f9c5"/>
    </style:style>
    <style:style style:name="T297" style:family="text">
      <style:text-properties officeooo:rsid="016205f3"/>
    </style:style>
    <style:style style:name="T298" style:family="text">
      <style:text-properties officeooo:rsid="0168f53e"/>
    </style:style>
    <style:style style:name="T299" style:family="text">
      <style:text-properties officeooo:rsid="016c1450"/>
    </style:style>
    <style:style style:name="T300" style:family="text">
      <style:text-properties style:font-name="Liberation Mono"/>
    </style:style>
    <style:style style:name="T301" style:family="text">
      <style:text-properties style:font-name="Liberation Mono" officeooo:rsid="0176fabf"/>
    </style:style>
    <style:style style:name="T302" style:family="text">
      <style:text-properties officeooo:rsid="01756456"/>
    </style:style>
    <style:style style:name="T303" style:family="text">
      <style:text-properties officeooo:rsid="0176fab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9"><text:a xlink:type="simple" xlink:href="#__RefHeading___Toc17431_1004948415" text:style-name="Index_20_Link" text:visited-style-name="Index_20_Link">Notices<text:tab/>2</text:a></text:p>
          <text:p text:style-name="P269"><text:a xlink:type="simple" xlink:href="#__RefHeading___Toc106_1004948415" text:style-name="Index_20_Link" text:visited-style-name="Index_20_Link">Introduction<text:tab/>2</text:a></text:p>
          <text:p text:style-name="P270"><text:a xlink:type="simple" xlink:href="#__RefHeading___Toc885_3616208874" text:style-name="Index_20_Link" text:visited-style-name="Index_20_Link">Building and Using the Sample Yourself<text:tab/>3</text:a></text:p>
          <text:p text:style-name="P270"><text:a xlink:type="simple" xlink:href="#__RefHeading___Toc398_729392128" text:style-name="Index_20_Link" text:visited-style-name="Index_20_Link">SATK (Bare-Metal) Programs<text:tab/>3</text:a></text:p>
          <text:p text:style-name="P270"><text:a xlink:type="simple" xlink:href="#__RefHeading___Toc1713_118604941" text:style-name="Index_20_Link" text:visited-style-name="Index_20_Link">Recommended Documents<text:tab/>5</text:a></text:p>
          <text:p text:style-name="P271"><text:a xlink:type="simple" xlink:href="#__RefHeading___Toc1715_118604941" text:style-name="Index_20_Link" text:visited-style-name="Index_20_Link">SATK Related Documents<text:tab/>5</text:a></text:p>
          <text:p text:style-name="P271"><text:a xlink:type="simple" xlink:href="#__RefHeading___Toc1717_118604941" text:style-name="Index_20_Link" text:visited-style-name="Index_20_Link">Bitsavers Recommended Documents<text:tab/>6</text:a></text:p>
          <text:p text:style-name="P269"><text:a xlink:type="simple" xlink:href="#__RefHeading___Toc645_2853699285" text:style-name="Index_20_Link" text:visited-style-name="Index_20_Link">Program 1 – Hello World<text:tab/>7</text:a></text:p>
          <text:p text:style-name="P270"><text:a xlink:type="simple" xlink:href="#__RefHeading___Toc647_2853699285" text:style-name="Index_20_Link" text:visited-style-name="Index_20_Link">Step 1 – Assemble the Program<text:tab/>9</text:a></text:p>
          <text:p text:style-name="P270"><text:a xlink:type="simple" xlink:href="#__RefHeading___Toc1266_3616208874" text:style-name="Index_20_Link" text:visited-style-name="Index_20_Link">Step 2 – Run the Bare-Metal Program<text:tab/>10</text:a></text:p>
          <text:p text:style-name="P271"><text:a xlink:type="simple" xlink:href="#__RefHeading___Toc1268_3616208874" text:style-name="Index_20_Link" text:visited-style-name="Index_20_Link">Configuration File<text:tab/>10</text:a></text:p>
          <text:p text:style-name="P271"><text:a xlink:type="simple" xlink:href="#__RefHeading___Toc1270_3616208874" text:style-name="Index_20_Link" text:visited-style-name="Index_20_Link">Run Control File<text:tab/>11</text:a></text:p>
          <text:p text:style-name="P271"><text:a xlink:type="simple" xlink:href="#__RefHeading___Toc1272_3616208874" text:style-name="Index_20_Link" text:visited-style-name="Index_20_Link">List-Directed IPL Directory<text:tab/>11</text:a></text:p>
          <text:p text:style-name="P269"><text:a xlink:type="simple" xlink:href="#__RefHeading___Toc8863_641179520" text:style-name="Index_20_Link" text:visited-style-name="Index_20_Link">Program 2 – Hello World From Disk<text:tab/>13</text:a></text:p>
          <text:p text:style-name="P270"><text:a xlink:type="simple" xlink:href="#__RefHeading___Toc8865_641179520" text:style-name="Index_20_Link" text:visited-style-name="Index_20_Link">Step 1 – Assemble the Program<text:tab/>13</text:a></text:p>
          <text:p text:style-name="P270"><text:a xlink:type="simple" xlink:href="#__RefHeading___Toc8867_641179520" text:style-name="Index_20_Link" text:visited-style-name="Index_20_Link">Step 2 – Create IPL Medium<text:tab/>13</text:a></text:p>
          <text:p text:style-name="P270"><text:a xlink:type="simple" xlink:href="#__RefHeading___Toc8869_641179520" text:style-name="Index_20_Link" text:visited-style-name="Index_20_Link">Step 3 – Run the Bare-Metal Program<text:tab/>17</text:a></text:p>
          <text:p text:style-name="P269"><text:a xlink:type="simple" xlink:href="#__RefHeading___Toc1719_118604941" text:style-name="Index_20_Link" text:visited-style-name="Index_20_Link">Program 3 – Hello World Using Console I/O<text:tab/>18</text:a></text:p>
          <text:p text:style-name="P270"><text:a xlink:type="simple" xlink:href="#__RefHeading___Toc2461_3435646410" text:style-name="Index_20_Link" text:visited-style-name="Index_20_Link">Assigned Storage Areas<text:tab/>18</text:a></text:p>
          <text:p text:style-name="P270"><text:a xlink:type="simple" xlink:href="#__RefHeading___Toc2463_3435646410" text:style-name="Index_20_Link" text:visited-style-name="Index_20_Link">CPU Initialization<text:tab/>20</text:a></text:p>
          <text:p text:style-name="P270"><text:a xlink:type="simple" xlink:href="#__RefHeading___Toc2465_3435646410" text:style-name="Index_20_Link" text:visited-style-name="Index_20_Link">Input/Output Initialization<text:tab/>21</text:a></text:p>
          <text:p text:style-name="P270"><text:a xlink:type="simple" xlink:href="#__RefHeading___Toc2644_1426560810" text:style-name="Index_20_Link" text:visited-style-name="Index_20_Link">Input/Output Operation<text:tab/>22</text:a></text:p>
          <text:p text:style-name="P270"><text:a xlink:type="simple" xlink:href="#__RefHeading___Toc2968_609539686" text:style-name="Index_20_Link" text:visited-style-name="Index_20_Link">Input/Output Interruption<text:tab/>23</text:a></text:p>
          <text:p text:style-name="P270"><text:a xlink:type="simple" xlink:href="#__RefHeading___Toc2970_609539686" text:style-name="Index_20_Link" text:visited-style-name="Index_20_Link">Input/Output Completion Analysis<text:tab/>24</text:a></text:p>
          <text:p text:style-name="P270"><text:a xlink:type="simple" xlink:href="#__RefHeading___Toc2251_2597378697" text:style-name="Index_20_Link" text:visited-style-name="Index_20_Link">Step 1 – Assemble the Program<text:tab/>26</text:a></text:p>
          <text:p text:style-name="P270"><text:a xlink:type="simple" xlink:href="#__RefHeading___Toc2119_2597378697" text:style-name="Index_20_Link" text:visited-style-name="Index_20_Link">Step 2 – Create the IPL Medium<text:tab/>26</text:a></text:p>
          <text:p text:style-name="P271"><text:a xlink:type="simple" xlink:href="#__RefHeading___Toc2485_2597378697" text:style-name="Index_20_Link" text:visited-style-name="Index_20_Link">FBA IPL Channel Program<text:tab/>28</text:a></text:p>
          <text:p text:style-name="P270"><text:a xlink:type="simple" xlink:href="#__RefHeading___Toc2121_2597378697" text:style-name="Index_20_Link" text:visited-style-name="Index_20_Link">Step 3 – Run the Bare-Metal Program<text:tab/>29</text:a></text:p>
          <text:p text:style-name="P269"><text:a xlink:type="simple" xlink:href="#__RefHeading___Toc23446_3962580703" text:style-name="Index_20_Link" text:visited-style-name="Index_20_Link">Program 4 – A Booted Hello World Program<text:tab/>30</text:a></text:p>
          <text:p text:style-name="P270"><text:a xlink:type="simple" xlink:href="#__RefHeading___Toc23448_3962580703" text:style-name="Index_20_Link" text:visited-style-name="Index_20_Link">Step 1a – Assemble the Booted Program<text:tab/>30</text:a></text:p>
          <text:p text:style-name="P270"><text:a xlink:type="simple" xlink:href="#__RefHeading___Toc23450_3962580703" text:style-name="Index_20_Link" text:visited-style-name="Index_20_Link">Step 1b – Assemble the Boot Loader<text:tab/>31</text:a></text:p>
          <text:p text:style-name="P271"><text:a xlink:type="simple" xlink:href="#__RefHeading___Toc23452_3962580703" text:style-name="Index_20_Link" text:visited-style-name="Index_20_Link">How Fixed-Block Architecture I/O Works<text:tab/>31</text:a></text:p>
          <text:p text:style-name="P271"><text:a xlink:type="simple" xlink:href="#__RefHeading___Toc8818_2482083338" text:style-name="Index_20_Link" text:visited-style-name="Index_20_Link">Loading the Directed Record<text:tab/>33</text:a></text:p>
          <text:p text:style-name="P271"><text:a xlink:type="simple" xlink:href="#__RefHeading___Toc3823_219606207" text:style-name="Index_20_Link" text:visited-style-name="Index_20_Link">Transferring Control to the Booted Program<text:tab/>35</text:a></text:p>
          <text:p text:style-name="P270"><text:a xlink:type="simple" xlink:href="#__RefHeading___Toc3946_4217150475" text:style-name="Index_20_Link" text:visited-style-name="Index_20_Link">Step 2 – Create IPL Medium<text:tab/>36</text:a></text:p>
        </text:index-body>
      </text:table-of-content>
      <text:p text:style-name="P7"/>
      <text:p text:style-name="P112">Copyright <text:span text:style-name="T275">©</text:span> <text:span text:style-name="T4">2020</text:span> Harold Grovesteen</text:p>
      <text:p text:style-name="P112"><text:span text:style-name="T53">See the file </text:span><text:span text:style-name="T161">doc/fdl-1.3.txt</text:span><text:span text:style-name="T53"> for copying conditions.</text:span></text:p>
      <text:h text:style-name="Heading_20_1" text:outline-level="1"><text:bookmark-start text:name="__RefHeading___Toc17431_1004948415"/><text:soft-page-break/>Notices<text:bookmark-end text:name="__RefHeading___Toc17431_1004948415"/></text:h>
      <text:p text:style-name="P40">IBM, and z/Architecture are registered trademarks of International Business Machines Corporation.</text:p>
      <text:p text:style-name="P113"><text:span text:style-name="T276">“Python” is a registered trademark of the Python</text:span><text:span text:style-name="T277">®</text:span><text:span text:style-name="T276"> Software Foundation.</text:span></text:p>
      <text:h text:style-name="P272" text:outline-level="1"><text:bookmark-start text:name="__RefHeading___Toc106_1004948415"/>Introduction<text:bookmark-end text:name="__RefHeading___Toc106_1004948415"/></text:h>
      <text:p text:style-name="P52">READ THIS INTRODUCTION!!!</text:p>
      <text:p text:style-name="P23">Stand Alone Tool Kit, <text:span text:style-name="T199">SATK, </text:span>has a number of <text:span text:style-name="T199">related </text:span>features.<text:span text:style-name="T199"> <text:s/>SATK consists of </text:span>a set of tools for the creation of bare-metal programs targeting the mainframe environment. <text:s/>While the most prominent might be its assembler, ASMA, a number of other tools are provided to assist in the bare-metal program’s creation and use. <text:s/>It is targeted primarily for use with the Hercules mainframe hardware emulator, but is not restricted exclusively to it. <text:s/>Other emulators and virtual environments exist.</text:p>
      <text:p text:style-name="P25">The tools provided by SATK are platform independent, exclusively using <text:span text:style-name="T14">Python</text:span><text:span text:style-name="T292">®</text:span> for their implementation. <text:s/>The author uses Linux to build, test and document SATK. <text:s/>As a consequence, this document, with its platform specific execution examples, is Linux oriented. <text:s/>My apologies to the Windows community. <text:s/>It is <text:span text:style-name="T199">the author’s</text:span> hope, that a new Windows user can adjust. <text:s/>Contributions for use <text:span text:style-name="T199">of SATK </text:span>with Windows are welcomed.</text:p>
      <text:p text:style-name="P24">This document is intended to give the new user of SATK help in effectively using it through example programs <text:span text:style-name="T200">as well as where within the SATK document set additional information may be found. <text:s/>The programs as well as tool output is provided in the </text:span><text:span text:style-name="T139">samples/guide</text:span><text:span text:style-name="T200"> SATK directory. <text:s/>Each program is numbered and is provided with its corresponding sample and output within </text:span><text:span text:style-name="T139">samples/guide/pgm</text:span><text:span text:style-name="T141">x</text:span><text:span text:style-name="T200">, where </text:span><text:span text:style-name="T29">x</text:span><text:span text:style-name="T200"> corresponds to the program’s number in this document.</text:span></text:p>
      <text:p text:style-name="P26"><text:span text:style-name="T200">H</text:span>ercules, the primary mainframe environment targeted by SATK, requires a configuration file to run. <text:s/><text:span text:style-name="T201">The configuration uses a filename suffix of </text:span><text:span text:style-name="T143">.conf</text:span><text:span text:style-name="T201">. <text:s/></text:span>After Hercules is invoked, a run control file, <text:span text:style-name="T201">suffixed with </text:span><text:span text:style-name="T143">.rc</text:span><text:span text:style-name="T201">,</text:span> can execute Hercules commands, as well as host platform commands via the Hercules <text:span text:style-name="T138">sh</text:span> command. <text:s/>These are placed in the <text:span text:style-name="T138">samples/guide/</text:span><text:span text:style-name="T144">pgm</text:span><text:span text:style-name="T142">x</text:span><text:span text:style-name="T28"> </text:span>director<text:span text:style-name="T202">y. <text:s/>Each </text:span><text:span text:style-name="T144">pgm</text:span><text:span text:style-name="T142">x</text:span><text:span text:style-name="T202"> directory is self contained.</text:span></text:p>
      <text:p text:style-name="P27">Assembler listings are too large to readily be placed in a document. <text:s/>To access the listing, a text editor will be required, such as Kwrite on Linux, or <text:span text:style-name="T203">Word</text:span>pad <text:span text:style-name="T203">o</text:span><text:span text:style-name="T291">n</text:span><text:span text:style-name="T203"> Windows. <text:s/>If available, Visual Studio </text:span>on Windows <text:span text:style-name="T203">will also work</text:span>. <text:s/>You never need to worry about line-terminations with SATK software. <text:s/><text:span text:style-name="T14">Python</text:span> takes care of them. <text:s/><text:span text:style-name="T204">Other software may be sensitive to line-terminations.</text:span></text:p>
      <text:p text:style-name="P28"><text:span text:style-name="T204">A</text:span>ccessing the Hercules log file will also require a text editor.</text:p>
      <text:h text:style-name="Heading_20_2" text:outline-level="2"><text:bookmark-start text:name="__RefHeading___Toc885_3616208874"/><text:soft-page-break/>Building and Using the Sample Yourself<text:bookmark-end text:name="__RefHeading___Toc885_3616208874"/></text:h>
      <text:p text:style-name="P29">It is recommended that you build the sample yourself in your own environment.</text:p>
      <text:p text:style-name="P29">You will need the following files from the SATK sample program:</text:p>
      <text:list xml:id="list4248519476" text:style-name="L1">
        <text:list-item>
          <text:p text:style-name="P281"><text:span text:style-name="T138">pgm</text:span><text:span text:style-name="T140">x</text:span><text:span text:style-name="T138">.asm</text:span> – the assembler source of the sample program</text:p>
        </text:list-item>
        <text:list-item>
          <text:p text:style-name="P281"><text:span text:style-name="T138">pgm</text:span><text:span text:style-name="T140">x</text:span><text:span text:style-name="T138">.conf</text:span> – the configuration file to run the sample with Hercules</text:p>
        </text:list-item>
        <text:list-item>
          <text:p text:style-name="P281"><text:span text:style-name="T138">pgm</text:span><text:span text:style-name="T140">x</text:span><text:span text:style-name="T138">.rc</text:span> – the Hercules run control file that will launch the bare metal program</text:p>
        </text:list-item>
      </text:list>
      <text:p text:style-name="P29">You will need to <text:span text:style-name="T34">determine how</text:span> you <text:span text:style-name="T34">will</text:span> execute <text:span text:style-name="T138">tools/asma.py</text:span>, <text:span text:style-name="T138">tools/iplasma.py</text:span>, <text:span text:style-name="T34">if needed,</text:span> and Hercules <text:span text:style-name="T34">itself. <text:s/>Changing the working directory to the one containing the files from SATK will simplify your execution of the various tools. <text:s/>To facilitate this, additional Bash scripts are provided, one for each process:</text:span></text:p>
      <text:list xml:id="list459719968" text:style-name="L2">
        <text:list-item>
          <text:p text:style-name="P282"><text:span text:style-name="T138">asm</text:span> – Assembles the sample programs</text:p>
        </text:list-item>
        <text:list-item>
          <text:p text:style-name="P282"><text:span text:style-name="T138">med</text:span> – Creates the IPL medium (when used)</text:p>
        </text:list-item>
        <text:list-item>
          <text:p text:style-name="P282"><text:span text:style-name="T138">ipl</text:span> – Execute<text:span text:style-name="T44">s</text:span> the sample bare-metal program in Hercules</text:p>
        </text:list-item>
      </text:list>
      <text:p text:style-name="P30">It is also the goal to make migration to a different scripting language easier. <text:s/>These <text:span text:style-name="T84">simple </text:span>scripts <text:span text:style-name="T84">should be easy to convert to a different scripting environment</text:span>. <text:s/>Your directory will require a copy of <text:span text:style-name="T138">asm</text:span>, <text:span text:style-name="T138">med</text:span>, and <text:span text:style-name="T138">ipl</text:span> altered for your local environment and choice of scripting language. <text:s/><text:span text:style-name="T84">Once this is done for the first couple of programs, your local scripts can simply be copied and altered as needed.</text:span></text:p>
      <text:p text:style-name="P31">Windows contributions are welcome.</text:p>
      <text:h text:style-name="Heading_20_2" text:outline-level="2"><text:bookmark-start text:name="__RefHeading___Toc398_729392128"/><text:span text:style-name="T1">SATK (</text:span><text:span text:style-name="T2">B</text:span><text:span text:style-name="T1">are-Metal) Programs</text:span><text:bookmark-end text:name="__RefHeading___Toc398_729392128"/></text:h>
      <text:p text:style-name="P32">All programs created by SATK are bare-metal programs. <text:s/>They execute without need of an operating system, interacting directly with the hardware environment, emulated or otherwise. <text:s/>As such there are at most three steps as described in this tabl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56">Step</text:p>
            </table:table-cell>
            <table:table-cell table:style-name="Table1.A1" office:value-type="string">
              <text:p text:style-name="P257">Required <text:span text:style-name="T12">or</text:span></text:p>
              <text:p text:style-name="P257">Optional</text:p>
            </table:table-cell>
            <table:table-cell table:style-name="Table1.A1" office:value-type="string">
              <text:p text:style-name="P256">Tool</text:p>
            </table:table-cell>
            <table:table-cell table:style-name="Table1.D1" office:value-type="string">
              <text:p text:style-name="P256">Description</text:p>
            </table:table-cell>
          </table:table-row>
        </table:table-header-rows>
        <table:table-row>
          <table:table-cell table:style-name="Table1.A2" office:value-type="string">
            <text:p text:style-name="P238">1</text:p>
          </table:table-cell>
          <table:table-cell table:style-name="Table1.A2" office:value-type="string">
            <text:p text:style-name="P238">required</text:p>
          </table:table-cell>
          <table:table-cell table:style-name="Table1.A2" office:value-type="string">
            <text:p text:style-name="P253">asma.py</text:p>
          </table:table-cell>
          <table:table-cell table:style-name="Table1.D2" office:value-type="string">
            <text:p text:style-name="P239">Assemble a bare-metal program from source</text:p>
          </table:table-cell>
        </table:table-row>
        <table:table-row>
          <table:table-cell table:style-name="Table1.A2" office:value-type="string">
            <text:p text:style-name="P240">2</text:p>
          </table:table-cell>
          <table:table-cell table:style-name="Table1.A2" office:value-type="string">
            <text:p text:style-name="P240">optional</text:p>
          </table:table-cell>
          <table:table-cell table:style-name="Table1.A2" office:value-type="string">
            <text:p text:style-name="P254">ipl<text:span text:style-name="T11">asma</text:span>.py</text:p>
          </table:table-cell>
          <table:table-cell table:style-name="Table1.D2" office:value-type="string">
            <text:p text:style-name="P241">Create IPL capable media from assemble<text:span text:style-name="T8">d</text:span> program</text:p>
          </table:table-cell>
        </table:table-row>
        <table:table-row>
          <table:table-cell table:style-name="Table1.A2" office:value-type="string">
            <text:p text:style-name="P240">3</text:p>
          </table:table-cell>
          <table:table-cell table:style-name="Table1.A2" office:value-type="string">
            <text:p text:style-name="P240">required</text:p>
          </table:table-cell>
          <table:table-cell table:style-name="Table1.A2" office:value-type="string">
            <text:p text:style-name="P254">hercules</text:p>
          </table:table-cell>
          <table:table-cell table:style-name="Table1.D2" office:value-type="string">
            <text:p text:style-name="P241">Test the program <text:span text:style-name="T10">by performing initial program load</text:span></text:p>
          </table:table-cell>
        </table:table-row>
      </table:table>
      <text:p text:style-name="P8"/>
      <text:p text:style-name="P33"><text:span text:style-name="T138">asma.py</text:span> and <text:span text:style-name="T138">ipl</text:span><text:span text:style-name="T145">asma</text:span><text:span text:style-name="T138">.py</text:span> are provided by SATK in the <text:span text:style-name="T138">tools</text:span> directory.</text:p>
      <text:p text:style-name="P22"><text:soft-page-break/>This document assumes t<text:span text:style-name="T9">hree</text:span> things <text:span text:style-name="T8">(from the previous table)</text:span>:</text:p>
      <text:list xml:id="list4227435579" text:style-name="L3">
        <text:list-item>
          <text:p text:style-name="P306"><text:span text:style-name="T207">Python</text:span><text:span text:style-name="T210"> is installed and running on the host platform. <text:s/>SATK requires </text:span><text:span text:style-name="T207">Python</text:span><text:span text:style-name="T210">. <text:s/></text:span><text:span text:style-name="T207">Python</text:span><text:span text:style-name="T210"> is available from </text:span><text:a xlink:type="simple" xlink:href="https://www.python.org/downloads/" text:style-name="Internet_20_link" text:visited-style-name="Visited_20_Internet_20_Link"><text:span text:style-name="T205">https://www.python.org/downloads/</text:span></text:a><text:span text:style-name="T205">. <text:s/></text:span><text:span text:style-name="T210">Generally a Windows</text:span><text:span text:style-name="T3"> installer is </text:span><text:span text:style-name="T210">available from this site. <text:s/>On Linux, the operating system distributor usually has one in its package management system, if not already installed by the distributor.</text:span></text:p>
        </text:list-item>
      </text:list>
      <text:list xml:id="list2865421044" text:style-name="L4">
        <text:list-item>
          <text:p text:style-name="P307"><text:span text:style-name="T211">SATK has been installed from github and ASMA runs. <text:s/>SATK is available at </text:span><text:a xlink:type="simple" xlink:href="https://github.com/s390guy/SATK" text:style-name="Internet_20_link" text:visited-style-name="Visited_20_Internet_20_Link"><text:span text:style-name="T211">https://github.com/s390guy/SATK</text:span></text:a><text:span text:style-name="T211">. <text:s/>The file </text:span><text:span text:style-name="T146">doc/asma/ASMA.pdf</text:span><text:span text:style-name="T211"> provided </text:span><text:span text:style-name="T210">with</text:span><text:span text:style-name="T211"> SATK describes getting started by verifying ASMA can be used. <text:s/>If ASMA, the assembler, runs, the other tools are also available. <text:s/>Building is not required.</text:span></text:p>
        </text:list-item>
        <text:list-item>
          <text:p text:style-name="P308"><text:span text:style-name="T211">The Hercules emulator has also been installed on your host platform. <text:s/>The latest version can be found at </text:span><text:a xlink:type="simple" xlink:href="https://github.com/SDL-Hercules-390/hyperion" text:style-name="Internet_20_link" text:visited-style-name="Visited_20_Internet_20_Link"><text:span text:style-name="T205">https://github.com/SDL-Hercules-390/hyperion</text:span></text:a><text:span text:style-name="T205">. <text:s/></text:span><text:span text:style-name="T255">Pre-built Windows binaries can be found at </text:span><text:a xlink:type="simple" xlink:href="http://www.softdevlabs.com/hyperion.html#prebuilt" text:style-name="Internet_20_link" text:visited-style-name="Visited_20_Internet_20_Link"><text:span text:style-name="T205">http://www.softdevlabs.com/hyperion.html#prebuilt</text:span></text:a><text:span text:style-name="T205">.</text:span></text:p>
          <text:p text:style-name="P283">Instructions for building Hercules from source can be found in the github repository.</text:p>
        </text:list-item>
      </text:list>
      <text:p text:style-name="P34">The <text:span text:style-name="T31">development</text:span> of bare-metal programs is an esoteric area of knowledge. <text:s/>This is true for mainframe systems. <text:s/><text:span text:style-name="T23">Any program that interacts directly with the hardware, that is, without an operating system, is a bare-metal program. <text:s/>An operating system, by this definition, is a bare-metal program. <text:s/>For the purposes of this document, “hardware” may be physical hardware or emulated hardware.</text:span></text:p>
      <text:p text:style-name="P35">The distinguishing characteristic for bare-metal programs, <text:span text:style-name="T30">at least in this document,</text:span> is <text:span text:style-name="T24">how they are placed in memory</text:span>. <text:s/>T<text:span text:style-name="T30">o</text:span> better describe this characteristic, t<text:span text:style-name="T12">hree terms are used here to differentiate bare-metal programs:</text:span></text:p>
      <text:list xml:id="list2808475277" text:style-name="L5">
        <text:list-item>
          <text:p text:style-name="P284"><text:span text:style-name="T22">IPL</text:span><text:span text:style-name="T21"> Program</text:span> – A bare-metal program <text:span text:style-name="T26">loaded into memory by the mainframe hardware</text:span> NOT requiring a boot loader program.</text:p>
        </text:list-item>
        <text:list-item>
          <text:p text:style-name="P284"><text:span text:style-name="T14">Boot Loader Program</text:span> – A bare-metal program that itself is loaded directly into memory <text:span text:style-name="T13">as an IPL program by the hardware</text:span>, but <text:span text:style-name="T23">is </text:span><text:span text:style-name="T25">distinguished by providing</text:span><text:span text:style-name="T24"> </text:span><text:span text:style-name="T26">the service of loading at least one other program from a boot medium into memory and transferring control to the loaded program</text:span><text:span text:style-name="T13">. <text:s/>A boot loader, by this definition, could provide other services, making them available to a loaded program.</text:span></text:p>
        </text:list-item>
        <text:list-item>
          <text:p text:style-name="P285"><text:span text:style-name="T14">Booted Program</text:span> – A bare-metal program that interacts directly with <text:span text:style-name="T293">the </text:span>hardware but is <text:span text:style-name="T24">loaded into memory by a boot loader</text:span> from which control is passed.</text:p>
        </text:list-item>
      </text:list>
      <text:p text:style-name="P36">Hercules supports <text:span text:style-name="T32">a </text:span>form of IPL program that does not require a typical external medium for the purpose of the IPL, for example a disk volume. <text:s/>This is called list-directed IPL. <text:s/>ASMA supports creating this as output from the assembler directly. <text:s/>Mainframes introduced this form of IPL when <text:soft-page-break/>Linux started to be supported and installed from the host management console. <text:s/><text:span text:style-name="T32">Hercules uses a directory for this purpose. <text:s/>ASMA can create this directory with the required content. <text:s/>This is why some samples do not require the use of </text:span><text:span text:style-name="T147">med</text:span><text:span text:style-name="T32">.</text:span></text:p>
      <text:p text:style-name="P37">Key to the nature of bare-metal programs is from the above definition: <text:span text:style-name="T25">Any program that interacts directly with the hardware … is a bare-metal program</text:span><text:span text:style-name="T23">. <text:s/></text:span>For mainframes, and most other systems, that means the bare-metal program operates in privilege program state. <text:s/>This is managed by the mainframe’s PSW. <text:s/>The IPL PSW introduced to the CPU to start program execution must indicate privilege program state. <text:s/>When a bare-metal program starts execution it does so in real storage. <text:s/></text:p>
      <text:p text:style-name="P37">The bare-metal program must deal with the possible presence of interruptions, the most important being the program class of interruptions. <text:s/>Failing to do so <text:span text:style-name="T35">will</text:span> result in the CPU entering an interruption loop. <text:s/>The only way to get out of this is to manually stop the CPU. <text:s/>Stopping the CPU is done by use of the Hercules console <text:span text:style-name="T35">command:</text:span></text:p>
      <text:p text:style-name="P154">stopall</text:p>
      <text:p text:style-name="P211"><text:span text:style-name="T212">For the bare-metal program</text:span><text:span text:style-name="T205"> to “interact directly with the hardware” requires </text:span><text:span text:style-name="T212">you, the programmer, to know</text:span><text:span text:style-name="T205"> exactly </text:span><text:span text:style-name="T212">how to </text:span><text:span text:style-name="T205">do that. <text:s/>Depending upon the architecture for which you are targeting your program, the appropriate </text:span><text:span text:style-name="T213">Principles of Operation</text:span><text:span text:style-name="T205"> manual is strongly recommended. <text:s/>Most all of the details you will require are explained in this manual. <text:s/>Where external devices are involved, various other manuals will benefit for the specific device. <text:s/>For the earlier systems, there is a large amount of documents at </text:span><text:a xlink:type="simple" xlink:href="http://www.bitsavers.org/" text:style-name="Internet_20_link" text:visited-style-name="Visited_20_Internet_20_Link"><text:span text:style-name="T205">www.bitsavers.org</text:span></text:a><text:span text:style-name="T205">. <text:s/></text:span><text:span text:style-name="T214">These are largely S/360 and S/370 era documents, although some later documents are available. <text:s/>Much more recent documents can be located at the mainframe’s manufacturer’s websites.</text:span></text:p>
      <text:p text:style-name="P214">Assigned storage areas used by the hardware and sometimes SATK must be honored.</text:p>
      <text:h text:style-name="Heading_20_2" text:outline-level="2"><text:bookmark-start text:name="__RefHeading___Toc1713_118604941"/>Recommended Documents<text:bookmark-end text:name="__RefHeading___Toc1713_118604941"/></text:h>
      <text:p text:style-name="P38">The following documents are recommended. <text:s/>You already have those that are supplied by SATK. <text:s/>This document is one of them. <text:s/>Bitsavers, mentioned in the previous paragraph, has many of the documents you may find helpful. <text:s/>To locate other documents, and sometimes the ones on Bitsavers, your Internet search engine is your friend. <text:s/>The easiest way to potentially find a document is to search for its document number, particularly those from the mainframe’s manufacturer. <text:s/>Your largest selection will likely be found by excluding the version number.</text:p>
      <text:h text:style-name="Heading_20_3" text:outline-level="3"><text:bookmark-start text:name="__RefHeading___Toc1715_118604941"/>SATK Related Documents<text:bookmark-end text:name="__RefHeading___Toc1715_118604941"/></text:h>
      <text:p text:style-name="P38"><text:span text:style-name="T24">SATK User Guide</text:span> – <text:span text:style-name="T138">doc/guide.pdf</text:span> <text:span text:style-name="T262">(this document)</text:span></text:p>
      <text:p text:style-name="P39"><text:soft-page-break/><text:span text:style-name="T24">ASMA – A Small Mainframe Assembler</text:span> – <text:span text:style-name="T138">doc/asma/ASMA.pdf</text:span></text:p>
      <text:p text:style-name="P41"><text:span text:style-name="T24">Stand Alone Tool Kit Common Macros</text:span> – <text:span text:style-name="T138">doc/macros/SATK.pdf</text:span></text:p>
      <text:p text:style-name="P39"><text:span text:style-name="T24">Initial Program Load with ASMA</text:span> – <text:span text:style-name="T138">doc/asma/IPLASMA.pdf</text:span></text:p>
      <text:p text:style-name="P39"><text:span text:style-name="T24">Undocumented Hercules</text:span> – <text:span text:style-name="T138">doc/herc/Undocumented.pdf</text:span></text:p>
      <text:p text:style-name="P39"><text:span text:style-name="T24">Hercules Fixed Block Architecture Emulation Reference Manual</text:span> – </text:p>
      <text:p text:style-name="P155">doc/herc/FBA Manual.pd<text:span text:style-name="T123">f</text:span></text:p>
      <text:h text:style-name="Heading_20_3" text:outline-level="3"><text:bookmark-start text:name="__RefHeading___Toc1717_118604941"/>Bitsavers Recommended Documents<text:bookmark-end text:name="__RefHeading___Toc1717_118604941"/></text:h>
      <text:p text:style-name="P42">Bitsavers occasionally reorganizes their site and links change. <text:s/>So the interested user will need to find the document.</text:p>
      <text:p text:style-name="P42"><text:span text:style-name="T24">IBM® System/370 Principles of Operation</text:span>, GA22-7000-10, Sep<text:span text:style-name="T263">tember</text:span> 1987.</text:p>
      <text:p text:style-name="P114"><text:span text:style-name="T24">IBM System/370 Reference Summary</text:span>, GX20-1850-2, November 1976.</text:p>
      <text:p text:style-name="P114"/>
      <text:p text:style-name="P21"/>
      <text:p text:style-name="P21"/>
      <text:p text:style-name="P16"/>
      <text:p text:style-name="P9"/>
      <text:h text:style-name="P273" text:outline-level="1"><text:bookmark-start text:name="__RefHeading___Toc645_2853699285"/>Program 1 –<text:span text:style-name="T33"> Hello World</text:span><text:bookmark-end text:name="__RefHeading___Toc645_2853699285"/></text:h>
      <text:p text:style-name="P43">Program 1 is the legendary “Hello World” program. <text:s/>It does not require use of any I/O because it uses a DIAGNOSE instruction to deliver the message, part of Hercules VM emulation.</text:p>
      <text:p text:style-name="P44"><text:span text:style-name="T14">Program:</text:span> <text:span text:style-name="T148">samples/guide/pgm1/</text:span><text:span text:style-name="T138">pgm1.</text:span><text:span text:style-name="T148">asm</text:span></text:p>
      <text:p text:style-name="P44"><text:span text:style-name="T14">Hardware Architecture:</text:span> S/370</text:p>
      <text:p text:style-name="P44"><text:span text:style-name="T14">Bare-Metal Program Type:</text:span> IPL Program</text:p>
      <text:p text:style-name="P44"><text:span text:style-name="T14">IPL:</text:span> list-directed</text:p>
      <text:p text:style-name="P47"><text:span text:style-name="T14">Macros:</text:span> None</text:p>
      <text:p text:style-name="P50">Program Description:</text:p>
      <text:p text:style-name="P176"><text:s text:c="9"/><text:span text:style-name="T138">TITLE 'PGM1 - HELLO WORLD'</text:span></text:p>
      <text:p text:style-name="P22">Gives the assembly listing a title.</text:p>
      <text:p text:style-name="P180"><text:span text:style-name="T36"><text:s text:c="9"/></text:span><text:span text:style-name="T149">PRINT DATA <text:s text:c="11"/>See all object data in listing</text:span></text:p>
      <text:p text:style-name="P53">See all of the data generated by the assembler.</text:p>
      <text:p text:style-name="P183">PSWSECT <text:s/>START 0,IPLPSW <text:s text:c="7"/>Start the first region for the IPL PSW</text:p>
      <text:p text:style-name="P210">* This results in IPLPSW.bin being created in the list directed IPL directory</text:p>
      <text:p text:style-name="P183"><text:s text:c="9"/>PSWEC 0,0,0,0,PGMSECT The IPL PSW for this program</text:p>
      <text:p text:style-name="P53">As with all bare-metal programs, it requires an IPL PSW to be placed in absolute addresses 0-7. <text:s/>To accomplish this a memory region is started, named <text:span text:style-name="T138">IPLPSW</text:span>, at address 0. <text:s/>The PSW reflects privilege mode and the address of the program itself, <text:span text:style-name="T138">PGMSECT</text:span>. <text:s/>I<text:span text:style-name="T39">n</text:span> addition to starting a new memory region, it also starts a named control section. <text:s/><text:span text:style-name="T39">In the list-directed IPL control file, this area of memory becomes a binary image file named </text:span><text:span text:style-name="T151">IPLPSW.bin</text:span><text:span text:style-name="T39">. <text:s/>Both the second operand of the </text:span><text:span text:style-name="T151">START</text:span><text:span text:style-name="T39"> operation (starting the memory region) and the </text:span><text:span text:style-name="T151">PSWEC</text:span><text:span text:style-name="T39"> operation (generating a PSW in the same manner as a CCW) are ASMA specific.</text:span></text:p>
      <text:p text:style-name="P182">PGMSECT <text:s/>START X'300',IPLPGM1 <text:s/>Start a second region for the program itself</text:p>
      <text:p text:style-name="P22">The IPL program is placed in a separate memory region, <text:span text:style-name="T138">IPLPGM1</text:span>. <text:s/>A second <text:span text:style-name="T138">START</text:span> operation is used for this. <text:s/>Unlike legacy assemblers, ASMA, accepts multiple <text:span text:style-name="T138">START</text:span> statements. <text:s/>The new <text:span text:style-name="T40">control section</text:span>, <text:span text:style-name="T138">PGMSECT</text:span>, has its own location counter set to absolute address X’300’. <text:s/>X’300’ is selected to avoid hardware assigned storage areas and the SATK reserved areas in X’200’-X’2FF’. <text:s/>As with the initial START operation, the second one will create another file in the list-directed <text:span text:style-name="T40">IPL</text:span> directory, <text:span text:style-name="T152">IPLPGM1.bin</text:span><text:span text:style-name="T40">.</text:span></text:p>
      <text:p text:style-name="P10"><text:span text:style-name="T205">Both files created within the list-directed IPL directory are created from the control sections which make up each memory region. <text:s/>In addition, each file will be referenced, with its respective starting</text:span> <text:soft-page-break/><text:span text:style-name="T205">location, in the list-directed IPL control file within the same directory. <text:s/>The ASMA </text:span><text:span text:style-name="T138">-g</text:span><text:span text:style-name="T205"> command line option specifies the path and file name of the </text:span><text:span text:style-name="T206">control file</text:span><text:span text:style-name="T205">. <text:s/>The directory for each of the binary files and control file is inferred from the </text:span><text:span text:style-name="T138">-g</text:span><text:span text:style-name="T205"> argument. <text:s/>The three files are placed in the same directory.</text:span></text:p>
      <text:p text:style-name="P171"><text:s text:c="9"/>BALR <text:s/>12,0 <text:s text:c="11"/>Establish my base register</text:p>
      <text:p text:style-name="P171"><text:s text:c="9"/>USING *,12 <text:s text:c="11"/>Tell the assembler</text:p>
      <text:p text:style-name="P54">Usual program set up for its intended base register.</text:p>
      <text:p text:style-name="P170"><text:s text:c="9"/>MVC <text:s text:c="2"/>X'68'(8,0),PGMEX <text:s/>Set a NEW PSW to trap program interruptions</text:p>
      <text:p text:style-name="P171">PGMEX <text:s text:c="3"/>PSWEC 0,0,2,0,X'28' <text:s text:c="2"/>Points to the program OLD PSW</text:p>
      <text:p text:style-name="P54">This is the earliest point in the program that a protection against an uninterrupted program interruption loop can be established. <text:s/>Why? <text:s/>Because the <text:span text:style-name="T138">MVC</text:span> instruction requires a base register. <text:s/>Once the base register is established, the program can place in<text:span text:style-name="T198">to</text:span> the assigned storage area used by the hardware the program interruption New PSW. <text:s/>This PSW gets loaded in case a program interruption occurs. <text:s/>It stops the CPU automatically by hav<text:span text:style-name="T93">ing</text:span> the wait bit set, the <text:span text:style-name="T138">2</text:span> in the third operand. <text:s/>All of the maskable interrupts are disabled. <text:s/>The combination of the two conditions effectively stops the CPU. <text:s/>Hercules will display such a PSW on the console, providing an opportunity to communicate why the program came to a halt. <text:s/><text:span text:style-name="T41">By using X’28’ as the address, the PSW indicates that it was a program interruption and the Old PSW (where the condition occurred) is at real address X’28’.</text:span></text:p>
      <text:p text:style-name="P182"><text:s text:c="9"/>LM <text:s text:c="3"/>8,10,DIAGPRMS <text:s text:c="2"/>Load the DIAGNOSE instruction's registers</text:p>
      <text:p text:style-name="P182"><text:s text:c="9"/>DIAG <text:s/>8,10,X'008' <text:s text:c="4"/>Issue the Hello World message to the console</text:p>
      <text:p text:style-name="P184">DIAGPRMS DC <text:s text:c="3"/>A(COMMAND),A(0),X'00',AL3(CMDLEN),A(0)</text:p>
      <text:p text:style-name="P184">COMMAND <text:s/>DC <text:s text:c="3"/>C'MSG * ' <text:s text:c="19"/>VM emulated command</text:p>
      <text:p text:style-name="P184">MESSAGE <text:s/>DC <text:s text:c="3"/>C'Hello Bare-Metal World!' <text:s text:c="2"/>Message text sent to self</text:p>
      <text:p text:style-name="P184">CMDLEN <text:s text:c="2"/>EQU <text:s text:c="2"/>*-COMMAND</text:p>
      <text:p text:style-name="P215">This sequence initializes the registers used by the <text:span text:style-name="T138">DIAG</text:span> instruction, from <text:span text:style-name="T138">DIAGPRMS</text:span>. <text:s/>In turn, the <text:span text:style-name="T138">DC</text:span>’s point to the message and contain its length, along with the flag byte.</text:p>
      <text:p text:style-name="P185"><text:s text:c="9"/>BNZ <text:s text:c="2"/>BADCMD <text:s text:c="2"/>If a non-zero condition code set, the DIAGNOSE failed</text:p>
      <text:p text:style-name="P185"><text:s text:c="9"/>LTR <text:s text:c="2"/>10,10 <text:s text:c="3"/>Was a non-zero return code set by the DIAGNOSE?</text:p>
      <text:p text:style-name="P185"><text:s text:c="9"/>BNZ <text:s text:c="2"/>BADCMD <text:s text:c="2"/>..Yes, abnormal program termination</text:p>
      <text:p text:style-name="P55">The results of the <text:span text:style-name="T138">DIAG</text:span> are checked here, first, the condition code and then the return code. <text:s/>If either fails the program branches to the label <text:span text:style-name="T138">BADCMD</text:span>. <text:s/>Instruction execution simply falls through <text:span text:style-name="T42">if the </text:span><text:span text:style-name="T153">DIAG</text:span><text:span text:style-name="T42"> was successful.</text:span></text:p>
      <text:p text:style-name="P186"><text:s text:c="9"/>LPSW <text:s/>GOOD <text:s text:c="5"/>..No, normal program termination</text:p>
      <text:p text:style-name="P186"><text:s text:c="9"/>SPACE 1</text:p>
      <text:p text:style-name="P186">BADCMD <text:s text:c="2"/>LPSW <text:s/>BAD <text:s text:c="6"/>End with a bad address in PSW field</text:p>
      <text:p text:style-name="P186">GOOD <text:s text:c="4"/>PSWEC 0,0,2,0,0 <text:s text:c="6"/>Successful execution of the program</text:p>
      <text:p text:style-name="P186">BAD <text:s text:c="5"/>PSWEC 0,0,2,0,X'DEAD' Unsuccessful execution of the program</text:p>
      <text:p text:style-name="P56">Success or failure is indicated by which PSW is explicitly loaded by the program. <text:s/>In both cases a disabled wait state is established as was the case with the established <text:span text:style-name="T100">Program </text:span>New PSW. <text:s/>The difference is in the address field. <text:s/>For a successful program execution, an address of 0 is used. <text:s/>For an <text:soft-page-break/>abnormal termination, an address of <text:span text:style-name="T138">DEAD</text:span>, all hexadecimal digits, is used. <text:s/><text:span text:style-name="T43">The LPSW instruction loads the PSW from memory into the active PSW.</text:span></text:p>
      <text:p text:style-name="P56">So, the instruction address of the final program PSW indicates how the program was executed as in this table.</text:p>
      <table:table table:name="Table2" table:style-name="Table2">
        <table:table-column table:style-name="Table2.A"/>
        <table:table-column table:style-name="Table2.B"/>
        <table:table-header-rows>
          <table:table-row>
            <table:table-cell table:style-name="Table2.A1" office:value-type="string">
              <text:p text:style-name="P258">PSW Address</text:p>
            </table:table-cell>
            <table:table-cell table:style-name="Table2.B1" office:value-type="string">
              <text:p text:style-name="P258">Meaning</text:p>
            </table:table-cell>
          </table:table-row>
        </table:table-header-rows>
        <table:table-row>
          <table:table-cell table:style-name="Table2.A2" office:value-type="string">
            <text:p text:style-name="P255">X’0000’</text:p>
          </table:table-cell>
          <table:table-cell table:style-name="Table2.B2" office:value-type="string">
            <text:p text:style-name="P242">Successful execution of the program</text:p>
          </table:table-cell>
        </table:table-row>
        <table:table-row>
          <table:table-cell table:style-name="Table2.A2" office:value-type="string">
            <text:p text:style-name="P255">X’0028’</text:p>
          </table:table-cell>
          <table:table-cell table:style-name="Table2.B2" office:value-type="string">
            <text:p text:style-name="P242">An unexpected program interruption occurred</text:p>
          </table:table-cell>
        </table:table-row>
        <table:table-row>
          <table:table-cell table:style-name="Table2.A2" office:value-type="string">
            <text:p text:style-name="P255">X’DEAD’</text:p>
          </table:table-cell>
          <table:table-cell table:style-name="Table2.B2" office:value-type="string">
            <text:p text:style-name="P242">An abnormal program termination occurred</text:p>
          </table:table-cell>
        </table:table-row>
      </table:table>
      <text:p text:style-name="P11"/>
      <text:h text:style-name="Heading_20_2" text:outline-level="2"><text:bookmark-start text:name="__RefHeading___Toc647_2853699285"/>Step 1 – Assemble the Program<text:bookmark-end text:name="__RefHeading___Toc647_2853699285"/></text:h>
      <text:p text:style-name="P57">Change the working directory to the directory into which you have moved the files from SATK.</text:p>
      <text:p text:style-name="P57">Adjust the cop<text:span text:style-name="T45">i</text:span>ed <text:span text:style-name="T138">asm</text:span> script with local environment changes (<text:span text:style-name="T45">and</text:span> adjust to your scripting language <text:span text:style-name="T45">if needed</text:span>).</text:p>
      <text:p text:style-name="P57">The assembly is invoked with this command <text:span text:style-name="T45">in the </text:span><text:span text:style-name="T154">asm</text:span><text:span text:style-name="T45"> script:</text:span></text:p>
      <text:p text:style-name="P156">${ASMA} -t s370 -d --stats -g ldipl/pgm1.txt -l asma-$sfx.txt pgm1.asm</text:p>
      <text:p text:style-name="P216">The script variable <text:span text:style-name="T138">${ASMA}</text:span> points to the local location of the <text:span text:style-name="T138">asma.py</text:span> script within SATK’s tools directory.</text:p>
      <text:p text:style-name="P233"><text:span text:style-name="T156">asma.py</text:span><text:span text:style-name="T215"> </text:span><text:span text:style-name="T216">uses</text:span><text:span text:style-name="T215"> a number of command-line arguments. <text:s/>These affect the assembly in the following ways.</text:span></text:p>
      <text:p text:style-name="P161"><text:span text:style-name="T138">-t s370</text:span> targets the S/370 architecture by the assembler. <text:s/>It restricts recognized instruction mnemonics <text:span text:style-name="T46">to those recognized by systems implementing S/370.</text:span></text:p>
      <text:p text:style-name="P162"><text:span text:style-name="T138">-d</text:span> influences the content of the listing. <text:s/>It causes ASMA to display in hexadecimal and characters the binary content it has created.</text:p>
      <text:p text:style-name="P162"><text:span text:style-name="T138">--stats</text:span> causes asma.py to display on the console run-time time statistics and where time is spent. <text:s/>A statement rate is also provided.</text:p>
      <text:p text:style-name="P162"><text:span text:style-name="T138">-g </text:span><text:span text:style-name="T154">ldipl/pgm1.txt</text:span><text:span text:style-name="T45"> </text:span>identifies the type of output to be generated by the assembler, a list-directed IPL directory, and where this content is to be placed. <text:s/>The <text:span text:style-name="T138">-d</text:span> argument prints the content of the binary files.</text:p>
      <text:p text:style-name="P167"><text:soft-page-break/><text:span text:style-name="T157">-l </text:span><text:span text:style-name="T156">asma-$sfx.txt</text:span><text:span text:style-name="T215"> </text:span><text:span text:style-name="T217">directs the assembler to generate a listing and into which file it is to be written. <text:s/>The use of the </text:span><text:span text:style-name="T157">$sfx</text:span><text:span text:style-name="T217"> script variable allows the listing file name to include the date and time when it </text:span><text:span text:style-name="T216">is</text:span><text:span text:style-name="T217"> created.</text:span></text:p>
      <text:p text:style-name="P162"><text:span text:style-name="T138">pgm1.asm</text:span> identifies for the source file assembled by ASMA. <text:s/>It is a positional parameter and must always be the last in the command line.</text:p>
      <text:h text:style-name="Heading_20_2" text:outline-level="2"><text:bookmark-start text:name="__RefHeading___Toc1266_3616208874"/>Step 2 – Run the <text:span text:style-name="T79">Bare-Metal</text:span> Program<text:bookmark-end text:name="__RefHeading___Toc1266_3616208874"/></text:h>
      <text:p text:style-name="P58">Change the working directory to the directory into which you have moved the files from SATK.</text:p>
      <text:p text:style-name="P59">Execution of the program involves performing a list-directed IPL upon the <text:span text:style-name="T138">-g</text:span> file created by ASMA.</text:p>
      <text:p text:style-name="P58">The <text:span text:style-name="T47">IPL</text:span> is <text:span text:style-name="T47">initiated</text:span> with th<text:span text:style-name="T47">ese two</text:span> command<text:span text:style-name="T47">s</text:span> <text:span text:style-name="T45">in the </text:span><text:span text:style-name="T168">ipl</text:span><text:span text:style-name="T45"> script:</text:span></text:p>
      <text:p text:style-name="P182">export HERCULES_RC=pgm1.rc</text:p>
      <text:p text:style-name="P182">${HERCULES} -v -f pgm1.conf <text:s/>&gt;&gt; log-${sfx}.txt</text:p>
      <text:p text:style-name="P230">The first statement identifies to Hercules where to find <text:span text:style-name="T48">the</text:span> run control file, in this case <text:span text:style-name="T138">pgm1.rc</text:span>. <text:s/><text:span text:style-name="T77">This statement creates both a script variable and then provides it as a platform environment variable for access by Hercules. <text:s/>Script variables only exist within the script. <text:s/>Environment variables are made available to other programs.</text:span></text:p>
      <text:p text:style-name="P231">The second statement actually launches the Hercules emulator. <text:s/>The <text:span text:style-name="T155">${HERCULES}</text:span><text:span text:style-name="T49"> script variable identifies where on the local system the Hercules executable file is located.</text:span></text:p>
      <text:p text:style-name="P217">The following command-line arguments influence Hercules execution.</text:p>
      <text:p text:style-name="P165"><text:span text:style-name="T155">-v</text:span><text:span text:style-name="T49"> causes Hyperion to provide verbose messages in the log.</text:span></text:p>
      <text:p text:style-name="P165"><text:span text:style-name="T155">-f</text:span><text:span text:style-name="T49"> </text:span><text:span text:style-name="T155">pgm1.conf</text:span><text:span text:style-name="T49"> identifies to Hercules its configuration file.</text:span></text:p>
      <text:p text:style-name="P231"><text:span text:style-name="T49">The log file created by Hercules is sent to the file </text:span><text:span text:style-name="T155">log-${sfx}.txt</text:span><text:span text:style-name="T49">. <text:s/>As with the assembler listing, a date and time is added to the file name.</text:span></text:p>
      <text:h text:style-name="Heading_20_3" text:outline-level="3"><text:bookmark-start text:name="__RefHeading___Toc1268_3616208874"/>Configuration File<text:bookmark-end text:name="__RefHeading___Toc1268_3616208874"/></text:h>
      <text:p text:style-name="P130">The Hercules configuration file has the following contents.</text:p>
      <text:p text:style-name="P170"># Hercules sample configuration file for pgm1.asm</text:p>
      <text:p text:style-name="P170">ARCHMODE S/370 <text:s text:c="9"/># S/370 <text:span text:style-name="T76">targeted by pgm1.asm</text:span></text:p>
      <text:p text:style-name="P168"><text:span text:style-name="T5">MAINSIZE </text:span><text:span text:style-name="T6">64</text:span><text:span text:style-name="T5">K <text:s text:c="11"/># </text:span><text:span text:style-name="T6">64K minimum for S/370. </text:span><text:span text:style-name="T5">Sample starts at X'300'</text:span></text:p>
      <text:p text:style-name="P170">NUMCPU <text:s text:c="2"/>1</text:p>
      <text:p text:style-name="P170">DIAG8CMD enable <text:s text:c="8"/># Allow use of DIAG X'008'</text:p>
      <text:p text:style-name="P170"/>
      <text:p text:style-name="P170"># Console Device</text:p>
      <text:p text:style-name="P170">000F 3215-C / <text:s text:c="10"/># Required by mainframe systems</text:p>
      <text:p text:style-name="P60"><text:soft-page-break/><text:span text:style-name="T138">ARCHMODE S/370</text:span> is specified because that is the architecture targeted by the program with the assembler’s <text:span text:style-name="T138">-t</text:span> command-line argument.</text:p>
      <text:p text:style-name="P140"><text:span text:style-name="T169">MAINSIZE </text:span><text:span text:style-name="T170">64</text:span><text:span text:style-name="T169">K</text:span><text:span text:style-name="T225"> </text:span><text:span text:style-name="T226">is the minimum value supported by SDL Hercules for an S/370 system. <text:s/></text:span><text:span text:style-name="T225">Additionally, </text:span><text:span text:style-name="T226">64</text:span><text:span text:style-name="T225">K will probably suffice for most bare-metal programs.</text:span></text:p>
      <text:p text:style-name="P60"><text:span text:style-name="T138">NUMCPU 1</text:span> specifies one CPU which is the norm for S/370 systems. <text:s/>And <text:span text:style-name="T138">pgm1.asm</text:span> does not require more than one CPU.</text:p>
      <text:p text:style-name="P60"><text:span text:style-name="T138">DIAG8CMD enable</text:span> allows the DIAGNOSE function X’008’ to be used by the program. <text:s/>In as much as this is how <text:span text:style-name="T138">pgm1.asm</text:span> conveys the Hello World message, it is required.</text:p>
      <text:p text:style-name="P60">The single integrated console device is specified because mainframe systems require at least one console. <text:s/>It is available at address <text:span text:style-name="T138">000F</text:span>.</text:p>
      <text:h text:style-name="Heading_20_3" text:outline-level="3"><text:bookmark-start text:name="__RefHeading___Toc1270_3616208874"/>Run Control File<text:bookmark-end text:name="__RefHeading___Toc1270_3616208874"/></text:h>
      <text:p text:style-name="P60">The run control file is run after Hercules has configured the system with the configuration file. <text:s/>It contains Hercules console commands. <text:s/><text:span text:style-name="T77">All could be entered by means of the Hercules console itself. <text:s/>This simply automates the process.</text:span></text:p>
      <text:p text:style-name="P60">The run control file has these contents:</text:p>
      <text:p text:style-name="P182"># This file is intended for use with Hercules Hyperion</text:p>
      <text:p text:style-name="P182"># Comment this statement if you do not want to trace</text:p>
      <text:p text:style-name="P182">t+</text:p>
      <text:p text:style-name="P182"># Perform the list-directed IPL</text:p>
      <text:p text:style-name="P182">ipl ldipl/pgm1.txt</text:p>
      <text:p text:style-name="P60"><text:span text:style-name="T45">T</text:span>he <text:span text:style-name="T138">t+</text:span> Hercules console command causes instruction tracing to be performed. <text:s/>It is extremely useful during debugging of bare-metal programs, so is enabled here.</text:p>
      <text:p text:style-name="P61">The <text:span text:style-name="T138">ipl</text:span> command performs the actual IPL, <text:span text:style-name="T78">launching</text:span> the bare-metal program from the list-directed IPL directory created by the ASMA <text:span text:style-name="T138">-g</text:span> argument.</text:p>
      <text:h text:style-name="Heading_20_3" text:outline-level="3"><text:bookmark-start text:name="__RefHeading___Toc1272_3616208874"/>List-Directed IPL Directory<text:bookmark-end text:name="__RefHeading___Toc1272_3616208874"/></text:h>
      <text:p text:style-name="P218">The list-directed IPL directory’s contents are created by the ASMA <text:span text:style-name="T138">-g</text:span> command-line argument. <text:s/>This directory contains three files related to the IPL function, all constructed by ASMA:</text:p>
      <text:list xml:id="list2302584165" text:style-name="L6">
        <text:list-item>
          <text:p text:style-name="P286"><text:span text:style-name="T158">IPLPGM1.bin</text:span><text:span text:style-name="T51"> – the bare-metal program’s binary content as assembled (this is why the ASMA </text:span><text:span text:style-name="T158">-d</text:span><text:span text:style-name="T51"> option is used).</text:span></text:p>
        </text:list-item>
      </text:list>
      <text:list xml:id="list1381137497" text:style-name="L7">
        <text:list-item>
          <text:p text:style-name="P287"><text:span text:style-name="T138">IPLPSW.bin</text:span> – the IPL PSW used to start the execution of the program by Hercules following IPL.</text:p>
        </text:list-item>
        <text:list-item>
          <text:p text:style-name="P287"><text:soft-page-break/><text:span text:style-name="T138">pgm1.txt</text:span> – the IPL control file.</text:p>
        </text:list-item>
      </text:list>
      <text:p text:style-name="P70">The <text:span text:style-name="T78">IPL </text:span>control file dictates where in memory the binary files are loaded, <text:span text:style-name="T78">their</text:span> starting <text:span text:style-name="T265">absolute </text:span>memory address<text:span text:style-name="T78">es</text:span>. <text:s/>The address was specified in the ASMA <text:span text:style-name="T138">START</text:span> operation’s first parameter. <text:s/><text:span text:style-name="T265">The </text:span><text:span text:style-name="T171">START</text:span><text:span text:style-name="T265"> operation’s second parameter specified the name of the region file.</text:span></text:p>
      <text:p text:style-name="P181">IPLPSW.bin 0x0</text:p>
      <text:p text:style-name="P181">IPLPGM1.bin 0x300</text:p>
      <text:p text:style-name="P70">When the <text:span text:style-name="T138">ipl</text:span> Hercules console command is executed by the run control file, this control file in the list-directed IPL directory controls where the file content is placed in memory.</text:p>
      <text:p text:style-name="P141"><text:span text:style-name="T227">The </text:span><text:span text:style-name="T172">IPLPSW.bin</text:span><text:span text:style-name="T227"> file is placed at address X’0’. <text:s/>From the first 0 byte of storage, Hercules </text:span><text:span text:style-name="T228">loads</text:span><text:span text:style-name="T227"> the </text:span><text:span text:style-name="T228">active </text:span><text:span text:style-name="T227">PSW. <text:s/>After which, control of the CPU is passed to the loaded bare-metal program.</text:span></text:p>
      <text:p text:style-name="P71">The Hercules console command <text:span text:style-name="T138">quit</text:span> may be entered to terminate Hercules execution.</text:p>
      <text:p text:style-name="P12"/>
      <text:p text:style-name="P12"/>
      <text:h text:style-name="P273" text:outline-level="1"><text:bookmark-start text:name="__RefHeading___Toc8863_641179520"/>Program 2 – Hello World From Disk<text:bookmark-end text:name="__RefHeading___Toc8863_641179520"/></text:h>
      <text:p text:style-name="P45"><text:span text:style-name="T14">Program:</text:span> <text:span text:style-name="T148">samples/guide/pgm1/</text:span><text:span text:style-name="T138">pgm1.</text:span><text:span text:style-name="T148">asm</text:span></text:p>
      <text:p text:style-name="P45"><text:span text:style-name="T14">Hardware Architecture:</text:span> S/370</text:p>
      <text:p text:style-name="P45"><text:span text:style-name="T14">Bare-Metal Program Type:</text:span> <text:span text:style-name="T88">IPL Program</text:span></text:p>
      <text:p text:style-name="P45"><text:span text:style-name="T14">IPL:</text:span> <text:span text:style-name="T88">FBA DASD volume</text:span></text:p>
      <text:p text:style-name="P48"><text:span text:style-name="T14">Macros:</text:span> None</text:p>
      <text:p text:style-name="P51">Program Description:<text:span text:style-name="T89"> </text:span><text:span text:style-name="T90">same as Program 1</text:span></text:p>
      <text:p text:style-name="P72">Program 2 exten<text:span text:style-name="T266">ds the use</text:span> of Program 1. <text:s/>It will use the output created by Program 1 to create a FBA volume that contains Program 1, the Hello World program. <text:s/><text:span text:style-name="T80">Copy from the </text:span><text:span text:style-name="T173">samples/guide/pgm2</text:span><text:span text:style-name="T80"> directory into </text:span><text:span text:style-name="T15">your</text:span><text:span text:style-name="T80"> Program 2 directory the following files:</text:span></text:p>
      <text:list xml:id="list45428400" text:style-name="L8">
        <text:list-item>
          <text:p text:style-name="P292"><text:span text:style-name="T138">med</text:span> – which builds the IPL FBA disk</text:p>
        </text:list-item>
        <text:list-item>
          <text:p text:style-name="P292"><text:span text:style-name="T138">ipl</text:span> – which IPL’s the FBA disk.</text:p>
        </text:list-item>
      </text:list>
      <text:h text:style-name="Heading_20_2" text:outline-level="2"><text:bookmark-start text:name="__RefHeading___Toc8865_641179520"/>Step 1 – Assemble the Program<text:bookmark-end text:name="__RefHeading___Toc8865_641179520"/></text:h>
      <text:p text:style-name="P72">This was already completed in Program 1. <text:s/>Program <text:span text:style-name="T80">2</text:span> uses the output from Step 1 in the previous program. <text:s/>Simply copy the contents of the <text:span text:style-name="T138">ldipl</text:span> directory in <text:span text:style-name="T80">your Program 1 directory into the directory you are using for Program 2. <text:s/>Copy these files into the Program 2 </text:span><text:span text:style-name="T173">ldipl</text:span><text:span text:style-name="T80"> directory. <text:s/>Do not change the file names!!</text:span></text:p>
      <text:list xml:id="list2957529020" text:style-name="L9">
        <text:list-item>
          <text:p text:style-name="P309"><text:span text:style-name="T51">IPLPGM1.bi</text:span><text:span text:style-name="T52">n</text:span></text:p>
        </text:list-item>
        <text:list-item>
          <text:p text:style-name="P310">IPLPSW.bin</text:p>
        </text:list-item>
        <text:list-item>
          <text:p text:style-name="P310">pgm1.txt</text:p>
        </text:list-item>
      </text:list>
      <text:h text:style-name="Heading_20_2" text:outline-level="2"><text:bookmark-start text:name="__RefHeading___Toc8867_641179520"/>Step 2 – Create IPL Medium<text:bookmark-end text:name="__RefHeading___Toc8867_641179520"/></text:h>
      <text:p text:style-name="P62">Creation of the FBA IPL medium is accomplished with this command:</text:p>
      <text:p text:style-name="P159">${IPLASMA} -v -f ld -m pgm2.3310 --records ldipl/pgm1.txt &gt;&gt; iplasma-${sfx}.txt</text:p>
      <text:p text:style-name="P63">This command invokes <text:span text:style-name="T138">tools/iplasma.py</text:span> to build the FBA disk. <text:s/>As input to the tool, it uses the copied output from ASMA in Program 1, the list-directed IPL directory. <text:s/>This input file is the last argument of the command: <text:span text:style-name="T138">ldipl/pgm1.txt</text:span>.</text:p>
      <text:p text:style-name="P63"><text:soft-page-break/>Additionally the <text:span text:style-name="T138">-f ld</text:span> argument tells <text:span text:style-name="T138">iplasma.py</text:span> the format of the input file. <text:s/><text:span text:style-name="T138">ld</text:span> indicates a list-directed IPL directory <text:span text:style-name="T88">control file</text:span>.</text:p>
      <text:p text:style-name="P63">The output from the tool, the emulated IPL capable FBA disk file, is specified by the <text:span text:style-name="T138">-m</text:span> argument: <text:span text:style-name="T138">-m pgm2.3310</text:span>. <text:s/><text:span text:style-name="T81">The </text:span><text:span text:style-name="T174">-d</text:span><text:span text:style-name="T81"> or </text:span><text:span text:style-name="T174">--dtype</text:span><text:span text:style-name="T81"> argument defaults to FBA which implies a 3310 device type. <text:s/>Other FBA device types are supported.</text:span></text:p>
      <text:p text:style-name="P64">The output from the tool is sent to a file <text:span text:style-name="T295">in</text:span> your Program 2 directory: </text:p>
      <text:p text:style-name="P163"><text:span text:style-name="T138">iplasma-mmddyy-hhmmss.txt</text:span>.</text:p>
      <text:p text:style-name="P219">Two arguments influence the content of the output: <text:span text:style-name="T138">-v</text:span> and <text:span text:style-name="T138">--records</text:span>. <text:s/><text:span text:style-name="T138">-v</text:span> requests verbose output. <text:s/><text:span text:style-name="T92">All lines lacking “</text:span><text:span text:style-name="T175">iplasma.py</text:span><text:span text:style-name="T92">” at the beginning of the output result because of the </text:span><text:span text:style-name="T175">-v</text:span><text:span text:style-name="T92"> argument. <text:s/></text:span>When writing your own bare-metal programs, you will want this output.</text:p>
      <text:p text:style-name="P219">The following explains the <text:span text:style-name="T138">iplasma.py</text:span> tool’s output.</text:p>
      <text:p text:style-name="P157">iplasma.py Copyright (C) 2015-2020 Harold Grovesteen</text:p>
      <text:p text:style-name="P220">The usual copyright notice from the author.</text:p>
      <text:p text:style-name="P182">iplasma.py - IPL HWM: <text:s/>00036C</text:p>
      <text:p text:style-name="P182">iplasma.py - Used HWM: 000370</text:p>
      <text:p text:style-name="P182">iplasma.py - IPL PSW: 0008000000000300</text:p>
      <text:p text:style-name="P73">The memory high water mark of the IPL and th<text:span text:style-name="T267">e high water mark</text:span> actually used and the IPL PSW used by the IPL <text:span text:style-name="T267">are displayed.</text:span></text:p>
      <text:p text:style-name="P181">Volume: <text:s/>TYPE=3310 SECTORS=125664 LFS=False</text:p>
      <text:p text:style-name="P181">Host: <text:s text:c="3"/>FILE=64339968 (61.3MB)</text:p>
      <text:p text:style-name="P181">Block: <text:s text:c="2"/>LENGTH=0 SECTORS=0 BLOCKS=None</text:p>
      <text:p text:style-name="P73">Description of the selected device type and its present characteristics. <text:s/>These characteristics relate to the general device not necessarily the device constructed by <text:span text:style-name="T138">iplasma.py</text:span>. <text:s/><text:span text:style-name="T82">The general 3310 volume has 125,664 sectors. <text:s/></text:span><text:span text:style-name="T176">LFS</text:span><text:span text:style-name="T82"> indicates whether the host requires large file system support when accessing the FBA emulated file created with these characteristics. <text:s/>The </text:span><text:span text:style-name="T176">Host</text:span><text:span text:style-name="T82"> line describes the full file size of the emulating file. <text:s/>The </text:span><text:span text:style-name="T176">Block</text:span><text:span text:style-name="T82"> line indicates the file length, number of sectors and blocks currently created. <text:s/>These values should always be 0 without any blocks because these values are provided prior to the volumes actual creation.</text:span></text:p>
      <text:p text:style-name="P73"/>
      <text:p text:style-name="P264"/>
      <text:p text:style-name="P181">FBA DASD Map:</text:p>
      <text:p text:style-name="P181"><text:s text:c="4"/>IPL0: 0-0</text:p>
      <text:p text:style-name="P181"><text:s text:c="4"/>VOLLBL: 1-1</text:p>
      <text:p text:style-name="P181"><text:s text:c="4"/>IPLPGM1.bin: 2-2</text:p>
      <text:p text:style-name="P13">How the FBA volume has been allocated for the IPL usage is described by these <text:span text:style-name="T267">output </text:span>statements. <text:s/>The range indicates the beginning and ending sectors for each item. <text:s/><text:span text:style-name="T87">In this case, only one sector has been reserved for each major FBA disk item</text:span><text:span text:style-name="T267">s</text:span><text:span text:style-name="T87">.</text:span></text:p>
      <text:p text:style-name="P169">3310 IPL: LDIPL</text:p>
      <text:p text:style-name="P232">This identifies the <text:span text:style-name="T87">type of </text:span>source installed on the FBA volume.</text:p>
      <text:p text:style-name="P182">iplasma.py - IPL Record 1:</text:p>
      <text:p text:style-name="P182"><text:s text:c="4"/><text:span text:style-name="T14">000588</text:span> <text:s/>43000598 40000008 42000300 00000200</text:p>
      <text:p text:style-name="P182"><text:s text:c="4"/>000598 <text:s/>06000001 00000002</text:p>
      <text:p text:style-name="P182">iplasma.py - IPL Record 0 - CCWs:</text:p>
      <text:p text:style-name="P182"><text:s text:c="4"/>000008 <text:s/>02000570 40000200 08<text:span text:style-name="T14">000588</text:span> 00000001</text:p>
      <text:p text:style-name="P182">iplasma.py - IPL Record 0:</text:p>
      <text:p text:style-name="P182"><text:s text:c="4"/>000000 <text:s/>00080000 00000300 02000570 40000200</text:p>
      <text:p text:style-name="P182"><text:s text:c="4"/>000010 <text:s/>08000588 00000001</text:p>
      <text:p text:style-name="P74">These statements identify where in memory <text:span text:style-name="T88">(</text:span>and the binary content for <text:span text:style-name="T268">logical </text:span>IPL records 0 and 1<text:span text:style-name="T88">) </text:span><text:span text:style-name="T268">and</text:span> the order created by the tool. <text:s/><text:span text:style-name="T99">For IPL Record 0’s creation, you must know where IPL Record 1 is placed in memory. <text:s/>Hence, IPL Record 1 is built before IPL Record 0. <text:s/>This is illustrated by the addresses in bold, </text:span><text:span text:style-name="T18">X’000588’</text:span><text:span text:style-name="T99">. <text:s/>The first address reflects where IPL Record 1 will be placed. <text:s/>This can then be used in IPL Record 0’s creation of the Transfer-In-Channel CCW’s address that causes the CCW program chain to continue with the CCW’s in IPL Record 1. <text:s/>The following Memory Map is also required to know where these components reside.</text:span></text:p>
      <text:p text:style-name="P182">Memory Map:</text:p>
      <text:p text:style-name="P182"><text:s text:c="4"/>IPL0: 000000-000017</text:p>
      <text:p text:style-name="P182"><text:s text:c="4"/>PSW: 000000-000007</text:p>
      <text:p text:style-name="P182"><text:s text:c="4"/>CCW0: 000008-000017</text:p>
      <text:p text:style-name="P182"><text:s text:c="4"/>IPLPGM1.bin: 000300-00036C</text:p>
      <text:p text:style-name="P182"><text:s text:c="4"/>IPL1: 000588-00059F</text:p>
      <text:p text:style-name="P74">Memory is allocated for the IPL process as described by these output lines. <text:s/>This is where you should find the specified content in memory. <text:s/>Addresses are in hexadecimal. <text:s/>Useful for debugging.</text:p>
      <text:p text:style-name="P182">iplasma.py - emulated medium pgm2.3310 created with file size: 1536</text:p>
      <text:p text:style-name="P75">The file created and its physical size in the host’s file system is identified here. <text:s/>Note that the physical size is significantly smaller than that identified <text:span text:style-name="T83">in the above Host output line </text:span>for <text:span text:style-name="T83">a</text:span> generic FBA 3310 device.</text:p>
      <text:p text:style-name="P14"><text:span text:style-name="T229">This results from the </text:span><text:span text:style-name="T177">--size</text:span><text:span text:style-name="T229"> argument defaulting to </text:span><text:span text:style-name="T177">mini</text:span><text:span text:style-name="T229">. <text:s/>Hercules supports non-standard device sizes. <text:s/>For such devices the device type of the configuration file dictates the</text:span><text:span text:style-name="T83"> characteristics of the </text:span><text:span text:style-name="T229">device, not the file size. <text:s/>The underlying tools used by SATK for DASD creation allows for three size </text:span><text:soft-page-break/><text:span text:style-name="T229">options: </text:span><text:span text:style-name="T177">mini</text:span><text:span text:style-name="T229"> (the default used here), the absolute minimum file size required by the bare-metal program and supported by Hercules; </text:span><text:span text:style-name="T177">comp</text:span><text:span text:style-name="T229">, compression </text:span><text:span text:style-name="T208">eligible</text:span><text:span text:style-name="T229"> file; and </text:span><text:span text:style-name="T177">std</text:span><text:span text:style-name="T229">, the normal full size volume. <text:s/>SATK does not create compressed files. <text:s/>Either </text:span><text:span text:style-name="T177">comp</text:span><text:span text:style-name="T229"> or </text:span><text:span text:style-name="T177">std</text:span><text:span text:style-name="T229"> create uncompressed files that may be compressed by use of a Hercules utility. <text:s/></text:span><text:span text:style-name="T230">Emulating files created using </text:span><text:span text:style-name="T178">mini</text:span><text:span text:style-name="T230">, as in this case, can not be compressed for Hercules use.</text:span></text:p>
      <text:p text:style-name="P181">FBA sector 0</text:p>
      <text:p text:style-name="P181"><text:s text:c="3"/>000000 <text:s/>00080000 00000300 02000570 40000200</text:p>
      <text:p text:style-name="P181"><text:s text:c="3"/>000010 <text:s/>08000588 00000001 43000598 40000008</text:p>
      <text:p text:style-name="P181"><text:s text:c="3"/>000020 <text:s/>42000300 00000200 06000001 00000002</text:p>
      <text:p text:style-name="P181"><text:s text:c="3"/>000030 <text:s/>00000000 00000000 00000000 00000000</text:p>
      <text:p text:style-name="P207"><text:s text:c="3"/>…</text:p>
      <text:p text:style-name="P207"><text:s text:c="3"/>0001F0 <text:s/>00000000 00000000 00000000 00000000</text:p>
      <text:p text:style-name="P181">FBA sector 2</text:p>
      <text:p text:style-name="P181"><text:s text:c="3"/>000000 <text:s/>05C0D207 0068C026 988AC03E 838A0008</text:p>
      <text:p text:style-name="P181"><text:s text:c="3"/>000010 <text:s/>4770C01C 12AA4770 C01C8200 C02E8200</text:p>
      <text:p text:style-name="P181"><text:s text:c="3"/>000020 <text:s/>C0360000 00000000 000A0000 00000028</text:p>
      <text:p text:style-name="P181"><text:s text:c="3"/>000030 <text:s/>000A0000 00000000 000A0000 0000DEAD</text:p>
      <text:p text:style-name="P181"><text:s text:c="3"/>000040 <text:s/>00000350 00000000 0000001D 00000000</text:p>
      <text:p text:style-name="P181"><text:s text:c="3"/>000050 <text:s/>D4E2C740 5C40C885 93939640 C2819985</text:p>
      <text:p text:style-name="P181"><text:s text:c="3"/>000060 <text:s/>60D485A3 819340E6 96999384 5A000000</text:p>
      <text:p text:style-name="P181"><text:s text:c="3"/>000070 <text:s/>00000000 00000000 00000000 00000000</text:p>
      <text:p text:style-name="P181"><text:s text:c="3"/>…</text:p>
      <text:p text:style-name="P207"><text:s text:c="3"/>0001F0 <text:s/>00000000 00000000 00000000 00000000</text:p>
      <text:p text:style-name="P15"/>
      <text:p text:style-name="P76"><text:span text:style-name="T92">These lines result from the </text:span><text:span text:style-name="T175">--records</text:span><text:span text:style-name="T92"> command-line argument. <text:s/></text:span>The final output is that of each written sector on the FBA volume by <text:span text:style-name="T138">iplasma.py</text:span>. <text:s/>The redundant lines of binary zeros are indicated by the … in the above lines. <text:s/>The “address” on the left indicates the displacement into the sector where the data was placed. <text:s/>Sector 1 is not shown because the volume label has not been written to the emulated disk and hence is excluded from th<text:span text:style-name="T92">is text</text:span> output. <text:s/>However, sector 1 is all zeros in the emulated disk.</text:p>
      <text:p text:style-name="P76">For this disk, three sectors exist. <text:s/>512 bytes per sector results in a file of 1536 bytes.</text:p>
      <text:p text:style-name="P15"/>
      <text:p text:style-name="P15"/>
      <text:h text:style-name="P274" text:outline-level="2"/>
      <text:h text:style-name="P275" text:outline-level="2"><text:bookmark-start text:name="__RefHeading___Toc8869_641179520"/>Step 3 –<text:span text:style-name="T84"> Run the Bare-Metal Program</text:span><text:bookmark-end text:name="__RefHeading___Toc8869_641179520"/></text:h>
      <text:p text:style-name="P77">The Hercules <text:span text:style-name="T179">pgm2</text:span><text:span text:style-name="T138">.conf</text:span> file has <text:span text:style-name="T86">added </text:span>one line.</text:p>
      <text:p text:style-name="P170"># Hercules sample configuration file for pgm<text:span text:style-name="T85">2</text:span>.asm</text:p>
      <text:p text:style-name="P170">ARCHMODE S/370 <text:s text:c="9"/># S/370 targeted by pgm<text:span text:style-name="T85">2</text:span>.asm</text:p>
      <text:p text:style-name="P174">MAINSIZE <text:span text:style-name="T264">64</text:span>K <text:s text:c="11"/># <text:span text:style-name="T264">64K minimum for S/370. </text:span>Sample starts at X'300'</text:p>
      <text:p text:style-name="P170">NUMCPU <text:s text:c="2"/>1</text:p>
      <text:p text:style-name="P170">DIAG8CMD enable <text:s text:c="8"/># Allow use of DIAG X'008'</text:p>
      <text:p text:style-name="P170"/>
      <text:p text:style-name="P170"># Devices</text:p>
      <text:p text:style-name="P170">000F 3215-C / <text:s text:c="10"/># Console required by mainframe systems</text:p>
      <text:p text:style-name="P177">0110 3310 pgm2.3310 <text:s text:c="4"/># FBA IPL disk</text:p>
      <text:p text:style-name="P78">As can be seen, the FBA disk created by Step 2 has been added to the configuration file <text:span text:style-name="T86">as device </text:span><text:span text:style-name="T179">110</text:span><text:span text:style-name="T86"> (in hexadecimal)</text:span>. <text:s/>Otherwise it is identical to the configuration file used <text:span text:style-name="T86">by</text:span> Program 1.</text:p>
      <text:p text:style-name="P78">Likewise the run control file has been changed to cause an IPL from the FBA disk <text:span text:style-name="T86">created in Step 2</text:span>.</text:p>
      <text:p text:style-name="P182"># This file is intended for use with Hercules Hyperion</text:p>
      <text:p text:style-name="P182"># Comment this statement if you do not want to trace</text:p>
      <text:p text:style-name="P182">t+</text:p>
      <text:p text:style-name="P187">t+110</text:p>
      <text:p text:style-name="P182"># Perform the FBA based IPL</text:p>
      <text:p text:style-name="P182">ipl 110</text:p>
      <text:p text:style-name="P234"/>
      <text:p text:style-name="P79">The additional <text:span text:style-name="T138">t+</text:span> line with the FBA device address, <text:span text:style-name="T138">t+110</text:span>, causes more tracing. <text:s/>This adds tracing of the operation of the CCW’s during the IPL process. <text:s/>Again, for debugging you may want this.</text:p>
      <text:p text:style-name="P234"/>
      <text:h text:style-name="P273" text:outline-level="1"><text:bookmark-start text:name="__RefHeading___Toc1719_118604941"/>Program 3 – Hello World Using <text:span text:style-name="T94">Console </text:span>I/O<text:bookmark-end text:name="__RefHeading___Toc1719_118604941"/></text:h>
      <text:p text:style-name="P46"><text:span text:style-name="T14">Program:</text:span> <text:span text:style-name="T148">samples/guide/pgm1/</text:span><text:span text:style-name="T138">pgm</text:span><text:span text:style-name="T180">3</text:span><text:span text:style-name="T138">.</text:span><text:span text:style-name="T148">asm</text:span></text:p>
      <text:p text:style-name="P46"><text:span text:style-name="T14">Hardware Architecture:</text:span> S/370</text:p>
      <text:p text:style-name="P46"><text:span text:style-name="T14">Bare-Metal Program Type:</text:span> <text:span text:style-name="T88">IPL Program</text:span></text:p>
      <text:p text:style-name="P46"><text:span text:style-name="T14">IPL:</text:span> <text:span text:style-name="T88">FBA DASD volume</text:span></text:p>
      <text:p text:style-name="P49"><text:span text:style-name="T14">Macros:</text:span> <text:span text:style-name="T95">ARCHLVL, ASAIPL, ASALOAD, ASAREA, DWAIT, DWAITEND </text:span></text:p>
      <text:p text:style-name="P223">References:</text:p>
      <text:p text:style-name="P166"><text:span text:style-name="T74">IBM System/370 Reference Summa</text:span><text:span text:style-name="T75">r</text:span><text:span text:style-name="T74">y</text:span></text:p>
      <text:p text:style-name="P160">doc/asma/IPLASMA.pdf</text:p>
      <text:p text:style-name="P153"><text:span text:style-name="T160">doc/macros/SATK.pdf</text:span><text:span text:style-name="T49"> </text:span></text:p>
      <text:p text:style-name="P213"><text:span text:style-name="T49">Program Description</text:span>:</text:p>
      <text:p text:style-name="P224">Program 3 is another Hello World program, but what changes is how the output is delivered to the Hercules console. <text:s/>This program uses the console device to display the message using hardware input/output commands (as opposed to a <text:span text:style-name="T138">DIAG</text:span> instruction).</text:p>
      <text:p text:style-name="P225">S/370 PoO, Chapter 13, Input/Output Operations, is recommended for details. <text:s/><text:span text:style-name="T97">“Control of Input/Output Devices” describes the various privileged instructions used by a bare-metal program. <text:s/>“Execution of Input/Output Operations” describes how the channel-command words are used to actually drive operations with a device. <text:s/>“Conclusion of Input/Output Operations” discusses how such operations end, the Input/Output Interruption, and the Channel-Status Word (CSW) which describes the conditions related to the I/O operation.</text:span></text:p>
      <text:h text:style-name="Heading_20_2" text:outline-level="2"><text:bookmark-start text:name="__RefHeading___Toc2461_3435646410"/>Assigned Storage Area<text:span text:style-name="T112">s</text:span><text:bookmark-end text:name="__RefHeading___Toc2461_3435646410"/></text:h>
      <text:p text:style-name="P226">By intent, <text:span text:style-name="T96">this program uses few pre-defined storage structures. <text:s/>They tend to hide the basic actions of the code which is the objective of this program. <text:s/>However, DSECT’s are valuable. <text:s/>The </text:span><text:span text:style-name="T181">DSECT</text:span><text:span text:style-name="T96"> macro, a convenience for defining various DSECT definitions within a program, </text:span><text:span text:style-name="T269">can generate a number of used DSECT’s</text:span><text:span text:style-name="T96">. The format is either specified by the hardware or how SATK, software, uses the structure.</text:span></text:p>
      <text:p text:style-name="P212"><text:span text:style-name="T205">The hardware defines the usage of various areas of storage, generally referred to as Assigned Storage Areas. <text:s/>Most of these areas are within the first 512 bytes of storage, although additional areas </text:span><text:span text:style-name="T231">exit </text:span><text:span text:style-name="T205">in </text:span><text:soft-page-break/><text:span text:style-name="T205">the second 4K</text:span><text:span text:style-name="T231">-</text:span><text:span text:style-name="T205">byte page. <text:s/>Two macros are provided by SATK for definition of these areas: </text:span><text:span text:style-name="T138">ASAREA</text:span><text:span text:style-name="T205"> and </text:span><text:span text:style-name="T138">ASAZAREA</text:span><text:span text:style-name="T205">, respectively. <text:s/>The </text:span><text:span text:style-name="T138">ASAZAREA</text:span><text:span text:style-name="T205"> macro applies only to z/Architecture</text:span><text:span text:style-name="T232">®</text:span><text:span text:style-name="T205"> assigned areas </text:span><text:span text:style-name="T232">and is not discussed here</text:span><text:span text:style-name="T205">.</text:span></text:p>
      <text:p text:style-name="P182">ASA <text:s text:c="5"/>ASAREA DSECT=YES</text:p>
      <text:p text:style-name="P6"><text:span text:style-name="T205">Th</text:span><text:span text:style-name="T233">e ASAREA</text:span><text:span text:style-name="T205"> macro defines the areas </text:span><text:span text:style-name="T234">assigned</text:span><text:span text:style-name="T205"> by hardware between X’0’ and X’1FF’ regardless of architecture. <text:s/></text:span><text:span text:style-name="T233">In general, the area between X’200’-X’11FF’ is available for program usage. <text:s/>In the context of hardware specified memory usage, SATK is the “program.” <text:s/>SATK defines how the storage from X’200’-X’11FF’ is used. <text:s/>The following table identifies each real memory area used by SATK. <text:s/>EOM stands for “end of memory”. <text:s/>The </text:span><text:span text:style-name="T235">red</text:span><text:span text:style-name="T233"> areas are assigned by hardware. <text:s/>The </text:span><text:span text:style-name="T236">blue</text:span><text:span text:style-name="T233"> area is required when a Boot Loader is in use. <text:s/>The </text:span><text:span text:style-name="T237">gray</text:span><text:span text:style-name="T233"> area is reserved by SATK for future usage. <text:s/>All of the white areas are optional as needed by the program.</text:span></text:p>
      <table:table table:name="Table3" table:style-name="Table3">
        <table:table-column table:style-name="Table3.A" table:number-columns-repeated="2"/>
        <table:table-column table:style-name="Table3.C"/>
        <table:table-column table:style-name="Table3.D"/>
        <table:table-column table:style-name="Table3.E"/>
        <table:table-header-rows>
          <table:table-row>
            <table:table-cell table:style-name="Table3.A1" office:value-type="string">
              <text:p text:style-name="P259">Area</text:p>
            </table:table-cell>
            <table:table-cell table:style-name="Table3.A1" office:value-type="string">
              <text:p text:style-name="P260">Start</text:p>
            </table:table-cell>
            <table:table-cell table:style-name="Table3.A1" office:value-type="string">
              <text:p text:style-name="P260">End</text:p>
            </table:table-cell>
            <table:table-cell table:style-name="Table3.A1" office:value-type="string">
              <text:p text:style-name="P260">Length</text:p>
            </table:table-cell>
            <table:table-cell table:style-name="Table3.E1" office:value-type="string">
              <text:p text:style-name="P260">Description</text:p>
            </table:table-cell>
          </table:table-row>
        </table:table-header-rows>
        <table:table-row>
          <table:table-cell table:style-name="Table3.A2" office:value-type="string">
            <text:p text:style-name="P243">A</text:p>
          </table:table-cell>
          <table:table-cell table:style-name="Table3.A2" office:value-type="string">
            <text:p text:style-name="P244">000</text:p>
          </table:table-cell>
          <table:table-cell table:style-name="Table3.A2" office:value-type="string">
            <text:p text:style-name="P244">1FF</text:p>
          </table:table-cell>
          <table:table-cell table:style-name="Table3.A2" office:value-type="string">
            <text:p text:style-name="P244">512</text:p>
          </table:table-cell>
          <table:table-cell table:style-name="Table3.E2" office:value-type="string">
            <text:p text:style-name="P245"><text:span text:style-name="T114">Assigned</text:span> by hardware</text:p>
          </table:table-cell>
        </table:table-row>
        <table:table-row>
          <table:table-cell table:style-name="Table3.A3" office:value-type="string">
            <text:p text:style-name="P243">B</text:p>
          </table:table-cell>
          <table:table-cell table:style-name="Table3.B6" office:value-type="string">
            <text:p text:style-name="P244">200</text:p>
          </table:table-cell>
          <table:table-cell table:style-name="Table3.C3" office:value-type="string">
            <text:p text:style-name="P244">23F</text:p>
          </table:table-cell>
          <table:table-cell table:style-name="Table3.D6" office:value-type="string">
            <text:p text:style-name="P244">64</text:p>
          </table:table-cell>
          <table:table-cell table:style-name="Table3.E3" office:value-type="string">
            <text:p text:style-name="P245">Hercules IPL command parameters</text:p>
          </table:table-cell>
        </table:table-row>
        <table:table-row>
          <table:table-cell table:style-name="Table3.A4" office:value-type="string">
            <text:p text:style-name="P243">C</text:p>
          </table:table-cell>
          <table:table-cell table:style-name="Table3.A4" office:value-type="string">
            <text:p text:style-name="P244">240</text:p>
          </table:table-cell>
          <table:table-cell table:style-name="Table3.A4" office:value-type="string">
            <text:p text:style-name="P244">28F</text:p>
          </table:table-cell>
          <table:table-cell table:style-name="Table3.A4" office:value-type="string">
            <text:p text:style-name="P244">80</text:p>
          </table:table-cell>
          <table:table-cell table:style-name="Table3.E4" office:value-type="string">
            <text:p text:style-name="P245">LOD1 IPL Record 4</text:p>
          </table:table-cell>
        </table:table-row>
        <table:table-row>
          <table:table-cell table:style-name="Table3.A5" office:value-type="string">
            <text:p text:style-name="P243">D</text:p>
          </table:table-cell>
          <table:table-cell table:style-name="Table3.A5" office:value-type="string">
            <text:p text:style-name="P244">290</text:p>
          </table:table-cell>
          <table:table-cell table:style-name="Table3.A5" office:value-type="string">
            <text:p text:style-name="P244">2FF</text:p>
          </table:table-cell>
          <table:table-cell table:style-name="Table3.A5" office:value-type="string">
            <text:p text:style-name="P244">112</text:p>
          </table:table-cell>
          <table:table-cell table:style-name="Table3.E5" office:value-type="string">
            <text:p text:style-name="P245"><text:span text:style-name="T114">Reserved</text:span> <text:span text:style-name="T111">by SATK</text:span></text:p>
          </table:table-cell>
        </table:table-row>
        <table:table-row>
          <table:table-cell table:style-name="Table3.A6" office:value-type="string">
            <text:p text:style-name="P243">E</text:p>
          </table:table-cell>
          <table:table-cell table:style-name="Table3.B6" office:value-type="string">
            <text:p text:style-name="P244">300</text:p>
          </table:table-cell>
          <table:table-cell table:style-name="Table3.C6" office:value-type="string">
            <text:p text:style-name="P244">11FF</text:p>
          </table:table-cell>
          <table:table-cell table:style-name="Table3.D6" office:value-type="string">
            <text:p text:style-name="P244">3840</text:p>
          </table:table-cell>
          <table:table-cell table:style-name="Table3.E6" office:value-type="string">
            <text:p text:style-name="P245"><text:span text:style-name="T117">Small </text:span>IPL prog<text:span text:style-name="T113">r</text:span>am or Boot Loader</text:p>
          </table:table-cell>
        </table:table-row>
        <table:table-row>
          <table:table-cell table:style-name="Table3.A2" office:value-type="string">
            <text:p text:style-name="P243">F</text:p>
          </table:table-cell>
          <table:table-cell table:style-name="Table3.A2" office:value-type="string">
            <text:p text:style-name="P244">1200</text:p>
          </table:table-cell>
          <table:table-cell table:style-name="Table3.A2" office:value-type="string">
            <text:p text:style-name="P244">1FFF</text:p>
          </table:table-cell>
          <table:table-cell table:style-name="Table3.A2" office:value-type="string">
            <text:p text:style-name="P244">3584</text:p>
          </table:table-cell>
          <table:table-cell table:style-name="Table3.E2" office:value-type="string">
            <text:p text:style-name="P245"><text:span text:style-name="T114">Assigned</text:span> <text:span text:style-name="T113">by</text:span> hardware</text:p>
          </table:table-cell>
        </table:table-row>
        <table:table-row>
          <table:table-cell table:style-name="Table3.A8" office:value-type="string">
            <text:p text:style-name="P243">G</text:p>
          </table:table-cell>
          <table:table-cell table:style-name="Table3.B8" office:value-type="string">
            <text:p text:style-name="P244">2000</text:p>
          </table:table-cell>
          <table:table-cell table:style-name="Table3.C8" office:value-type="string">
            <text:p text:style-name="P244">EOM</text:p>
          </table:table-cell>
          <table:table-cell table:style-name="Table3.D8" office:value-type="string">
            <text:p text:style-name="P244">varies</text:p>
          </table:table-cell>
          <table:table-cell table:style-name="Table3.E8" office:value-type="string">
            <text:p text:style-name="P245"><text:span text:style-name="T117">Any </text:span>IPL program or Booted program</text:p>
          </table:table-cell>
        </table:table-row>
      </table:table>
      <text:p text:style-name="P6"/>
      <text:p text:style-name="P80"><text:span text:style-name="T116">The bare-metal program </text:span>will interact with <text:span text:style-name="T116">any of </text:span>the<text:span text:style-name="T116">se areas</text:span>. <text:s/><text:span text:style-name="T116">H</text:span>ow each area or field is used <text:span text:style-name="T115">by the assigner </text:span>should be respected <text:span text:style-name="T115">by the program.</text:span></text:p>
      <text:p text:style-name="P3"><text:s text:c="9"/><text:span text:style-name="T138">ARCHLVL</text:span></text:p>
      <text:p text:style-name="P81">Architecture level is an SATK concept. <text:s/>Do you care about this? <text:s/>Not in this program. <text:s/>It is specific to S/370 using Extended Control mode. <text:s/>So why is it there? <text:s/>Many SATK macros <text:span text:style-name="T14">are</text:span> architecture sensitive. <text:s/>They generate different things based upon the architecture level of the program.</text:p>
      <text:p text:style-name="P81">An <text:span text:style-name="T138">MNOTE</text:span> message is always produced by <text:span text:style-name="T138">ARCHLVL</text:span> informing the user which architecture has been identified. <text:s/><text:span text:style-name="T118">In this case the architecture level is 3. <text:s/>3 stands for S/370. <text:s/>So, the correct target (ASMA command-line argument </text:span><text:span text:style-name="T182">-t</text:span><text:span text:style-name="T118">) has been specified when the assembler was initiated by the program.</text:span></text:p>
      <text:p text:style-name="P82">The following two macros are sensitive to the architecture level of the program.</text:p>
      <text:p text:style-name="P182">ASASECT <text:s/>ASALOAD</text:p>
      <text:p text:style-name="P182"><text:s text:c="9"/>ASAIPL IA=PGMSTART <text:s text:c="3"/>Define the bare-metal program's IPL PSW</text:p>
      <text:p text:style-name="P83"><text:soft-page-break/>These two macros fill in the ASA with interrupt trap PSW’s (<text:span text:style-name="T138">ASALOAD</text:span>) and an IPL PSW (<text:span text:style-name="T138">ASAIPL</text:span>). <text:s/><text:span text:style-name="T138">ASALOAD</text:span> creates the ASA region image placed within the list-directed IPL directory, naming it the default <text:span text:style-name="T138">ASAREGN</text:span>. <text:s/>Note that both the region and control sections created by <text:span text:style-name="T138">ASALOAD</text:span> are symbols within the assembler’s symbol dictionary. <text:s/>They must be unique.</text:p>
      <text:h text:style-name="Heading_20_2" text:outline-level="2"><text:bookmark-start text:name="__RefHeading___Toc2463_3435646410"/><text:span text:style-name="T120">CPU </text:span>Initialization<text:bookmark-end text:name="__RefHeading___Toc2463_3435646410"/></text:h>
      <text:p text:style-name="P182">PGMSECT <text:s/>START X'300',IPLPGM3 <text:s/>Start a second region for the program itself</text:p>
      <text:p text:style-name="P84">The IPL Program itself has its own memory region and control section, <text:span text:style-name="T138">IPLPGM3</text:span>, and <text:span text:style-name="T138">PGMSECT</text:span>, respectively. <text:s/>It’s load address is X’300’</text:p>
      <text:p text:style-name="P170"><text:s text:c="9"/><text:span text:style-name="T138">USING ASA,0 <text:s text:c="10"/>Give me instruction access to the ASA CSECT</text:span></text:p>
      <text:p text:style-name="P85">Because the program uses the ASA fields as defined by the <text:span text:style-name="T138">DSECT</text:span> created with the <text:span text:style-name="T138">ASAREA</text:span> macro, a <text:span text:style-name="T138">USING</text:span> operation is required to establish its addressability. <text:s/>Because it is within the first 4K bytes of memory, base displacement addressing does not require an active base register. <text:s/>Register 0 (ignored by such instructions) acts as a “filler”. <text:s/>The assembler does not know the difference.</text:p>
      <text:p text:style-name="P182">PGMSTART BALR <text:s/>12,0 <text:s text:c="11"/>Establish my base register</text:p>
      <text:p text:style-name="P182"><text:s text:c="9"/>USING *,12 <text:s text:c="11"/>Tell the assembler</text:p>
      <text:p text:style-name="P227">The usual program initialization of its (real) base register.</text:p>
      <text:p text:style-name="P170"><text:s text:c="9"/><text:span text:style-name="T138">MVC <text:s text:c="2"/>RSTNPSW,PGMRS</text:span></text:p>
      <text:p text:style-name="P86">The ASA area for a console operator restart of the program is at real address X’0’-X’7’. <text:s/><text:span text:style-name="T119">Prior to the IPL these same addresses are assigned to the IPL PSW. <text:s/>I/O commands can only access absolute storage. <text:s/>However, to support multiprocessing, the CPU can map the first 4K, or 8K when using z/Archecture, bytes of storage to different absolute locations by means of the prefix register. <text:s/>Real storage, as seen by the CPU can be different than the same absolute addresses. <text:s/>Real storage then is a mechanism exclusive to the CPU. <text:s/>I/O operations know nothing about it.</text:span></text:p>
      <text:p text:style-name="P87">The system reset that occurs at the start of the IPL function, will set the prefix register to 0. <text:s/>So, for a bare-metal program immediate following IPL, the locations X’0’-X’7’ refer to the identical physical storage addresses for both modes of memory access: absolute (the I/O of the IPL) and real (instruction execution) storage.</text:p>
      <text:p text:style-name="P87">So why does the bare-metal program care? <text:s/>Maybe it doesn’t. <text:s/>But Program 3 is not designed to be reentered by an operator initiated restart. <text:s/>It is not serially reusable. <text:s text:c="2"/>And these 8 bytes, as real addresses, still contain the IPL PSW (as I/O data from the IPL). <text:s/>Left alone, the operator could initiate a restart using (now real addresses) the IPL PSW, entering the program as if it had just been IPL’d.</text:p>
      <text:p text:style-name="P88">To ensure this does not happen, the Restart New PSW, at real addresses X’0’-X’7’ are initialized after IPL with a trap PSW. <text:s/><text:span text:style-name="T270">Because these same addresses are used for the IPL PSW, this change can not occur until </text:span><text:span text:style-name="T19">after</text:span><text:span text:style-name="T270"> the IPL.</text:span></text:p>
      <text:h text:style-name="Heading_20_2" text:outline-level="2"><text:bookmark-start text:name="__RefHeading___Toc2465_3435646410"/><text:soft-page-break/>Input/Output Initialization<text:bookmark-end text:name="__RefHeading___Toc2465_3435646410"/></text:h>
      <text:p text:style-name="P208"><text:s text:c="9"/>LCTL <text:s/>2,2,CR2 <text:s text:c="4"/>Enable only channel 0 for I/O interruptions</text:p>
      <text:p text:style-name="P209">CR2 <text:s text:c="5"/>DC <text:s text:c="3"/>XL4'80000000' <text:s/>Enable only channel 0 where console is connected</text:p>
      <text:p text:style-name="P88">When the system reset occurs at the start of the IPL function, control register 2 is initialized to allow interruptions to be presented to the CPU, provided the PSW allows them, for each channel attached to the CPU. <text:s/>This would be channel 0, for the console device <text:span text:style-name="T120">(00F)</text:span>, and channel 1, for the FBA IPL disk device <text:span text:style-name="T120">(110)</text:span>. <text:s/><text:span text:style-name="T120">In other words, CR2 would contain X’C0000000’. <text:s/>By loading control register 2, used for controlling interruptions to the CPU from various channels, with X’80000000’, the FBA disk can not interrupt the CPU even if an interruption were to occur. <text:s/>If it were to occur, the program would fail with an error condition. <text:s/>By loading control register 2 with this value, makes the program a bit more fail proof. <text:s/>This takes care of the channels.</text:span></text:p>
      <text:p text:style-name="P182"><text:s text:c="9"/>LH <text:s text:c="3"/>1,CONDEV <text:s text:c="3"/>Set up I/O device address in I/O register</text:p>
      <text:p text:style-name="P182"><text:s text:c="9"/>TIO <text:s text:c="2"/>0(1) <text:s text:c="7"/>Determine if the console is there</text:p>
      <text:p text:style-name="P182">CONDEV <text:s text:c="2"/>DC <text:s text:c="3"/>XL2'000F' <text:s text:c="2"/>Console device address</text:p>
      <text:p text:style-name="P89">Now, the subchannel, well, really, the channel, subchannel (control unit) and device are inspected to determine if they are operational, the complete path is functional <text:span text:style-name="T121">or not</text:span>.</text:p>
      <text:p text:style-name="P89">The <text:span text:style-name="T138">TIO</text:span> <text:span text:style-name="T126">(TEST IO) </text:span>instruction sends a special command to the device, one not possible via a CCW. <text:s/>This command is X’00’, a value invalid for the command field of a CCW. <text:s/>The command is treated as an immediate command (no data transferred) by the control unit. <text:s/>How the command succeeds or fails will indicate the state of the console device’s path and will, <text:span text:style-name="T126">accordingly,</text:span> influence the return code set in the PSW by the <text:span text:style-name="T138">TIO</text:span> instruction.</text:p>
      <text:p text:style-name="P90">The <text:span text:style-name="T138">TIO</text:span> instruction uses the storage format. <text:s/>The first (and only) operand identifies the channel/unit address of the targeted device. <text:s/>The storage format of the instruction, typically allows two ways that this address is supplied:</text:p>
      <text:list xml:id="list2647029686" text:style-name="L10">
        <text:list-item>
          <text:p text:style-name="P293">as a hard coded address, for example, <text:span text:style-name="T138">TIO X’00F’</text:span> (using just the displacement field of the instruction), or</text:p>
        </text:list-item>
        <text:list-item>
          <text:p text:style-name="P293">as a generic value placed in a register, for example <text:span text:style-name="T138">TIO 0(1)</text:span>.</text:p>
        </text:list-item>
      </text:list>
      <text:p text:style-name="P90">Program 3 uses the register approach. <text:s/>Before executing the <text:span text:style-name="T138">TIO</text:span> instruction, general register 1 is loaded with the channel and unit address from a field initialized at assembly time, <text:span text:style-name="T138">CONDEV</text:span>.</text:p>
      <text:p text:style-name="P90">The TIO instruction attempts to send the command, restricted for its use, to the device identified in the instruction’s <text:span text:style-name="T122">operand</text:span>. <text:s/><text:span text:style-name="T122">X’00F’ in this case.</text:span></text:p>
      <text:p text:style-name="P172"><text:s text:c="3"/><text:span text:style-name="T138"><text:s text:c="6"/>BC <text:s text:c="3"/>B'0100',DEVNOAVL <text:s/>..No, CC=1 might have a different address</text:span></text:p>
      <text:p text:style-name="P188"><text:s text:c="9"/>BC <text:s text:c="3"/>B'0010',DEVBUSY <text:s text:c="2"/>..No, CC=2 console device or channel is busy</text:p>
      <text:p text:style-name="P188"><text:s text:c="9"/>BC <text:s text:c="3"/>B'0001',DEVCSW <text:s text:c="3"/>..No, CC=3 CSW stored in ASA at X'40'</text:p>
      <text:p text:style-name="P91"><text:soft-page-break/>Depending upon the condition code setting, different <text:span text:style-name="T125">error </text:span>cases are identified. <text:s/><text:span text:style-name="T125">If a branch is taken it passes control to a LPSW that establishes a terminating error condition.</text:span></text:p>
      <text:p text:style-name="P92">If none of the three branches is taken, then the console device is available on the path specified by the device address. <text:s/>The final step in initializing the input/output operation can proceed.</text:p>
      <text:p text:style-name="P189"><text:s text:c="9"/>MVC <text:s text:c="2"/>CAW(8),CCWADDR <text:s text:c="3"/>Identify in ASA where first CCW resides</text:p>
      <text:p text:style-name="P189">CCWADDR <text:s/>DC <text:s text:c="3"/>A(CONCCW) Address of first CCW executed by console device.</text:p>
      <text:p text:style-name="P190">CONCCW <text:s text:c="2"/>CCW0 <text:s/>X'09',MESSAGE,0,MSSGLEN <text:s text:c="5"/>Write Hello World message with CR</text:p>
      <text:p text:style-name="P190">* <text:s text:c="8"/>CCW0 <text:s/>X'03',0,0,1 <text:s text:c="18"/>..then a NOP.</text:p>
      <text:p text:style-name="P190">* If the preceding NOP CCW command is enabled, then the CONCCW must set </text:p>
      <text:p text:style-name="P190">* command chaining in the flag byte, setting the third operand to X'40'</text:p>
      <text:p text:style-name="P190">MESSAGE <text:s/>DC <text:s text:c="3"/>C'Hello Bare-Metal World!' <text:s text:c="2"/>Data sent to console device</text:p>
      <text:p text:style-name="P190">MSSGLEN <text:s/>EQU <text:s text:c="2"/>*-MESSAGE <text:s text:c="19"/>Length of Hello World text data</text:p>
      <text:p text:style-name="P93">A field within the ASA is reserved to identify where the CCW chain resides for execution by the channel, the channel address word (CAW). <text:s/>In this case, an address field is moved to the ASA, <text:span text:style-name="T138">CCWADDR</text:span>. <text:s/>In turn, this field points to the location of the CCW chain at <text:span text:style-name="T138">CONCCW</text:span>.</text:p>
      <text:p text:style-name="P93">The CCW chain consists of a single CCW, a Write with CR (carriage return), command code X’09’. <text:s/>The CCW points to the data being sent to the console, namely, the Hello World message at <text:span text:style-name="T138">MESSAGE</text:span>, and its length, <text:span text:style-name="T138">MSSGLEN</text:span>. <text:s/>The only instruction here moves an address to the CAW. <text:s/>All the other assembler statements <text:span text:style-name="T126">provide</text:span> the <text:span text:style-name="T126">initialization</text:span> fo<text:span text:style-name="T126">r the input/output operation itself.</text:span></text:p>
      <text:p text:style-name="P94">Why is a NOP CCW, command X’03’, commented out? <text:s/>On good authority, while unlikely when working with Hercules, in the real world it is possible for the ending status to be delayed or missed. <text:s/>By chaining the NOP CCW to the Write with CR command, ending status is sure to be presented to the application.</text:p>
      <text:p text:style-name="P94">Everything is now ready to output the Hello World message.</text:p>
      <text:h text:style-name="Heading_20_2" text:outline-level="2"><text:bookmark-start text:name="__RefHeading___Toc2644_1426560810"/>Input/Output Operation<text:bookmark-end text:name="__RefHeading___Toc2644_1426560810"/></text:h>
      <text:p text:style-name="P95">Everything is now ready to actually send the Hello World message to the console. <text:s/>This is accomplished by the <text:span text:style-name="T138">SIO</text:span> (Start I/O) instruction.</text:p>
      <text:p text:style-name="P170"><text:s text:c="2"/><text:span text:style-name="T138"><text:s text:c="7"/>SIO <text:s text:c="2"/>0(1) <text:s text:c="7"/>Request console channel program to start, did it?</text:span></text:p>
      <text:p text:style-name="P182"><text:s text:c="9"/>BC <text:s text:c="3"/>B'0100',DEVNOAVL <text:s/>..No, CC=1 don't know why, but tell someone.</text:p>
      <text:p text:style-name="P182"><text:s text:c="9"/>BC <text:s text:c="3"/>B'0010',DEVBUSY <text:s text:c="2"/>..No, CC=2 console device or channel is busy</text:p>
      <text:p text:style-name="P170"><text:span text:style-name="T138"><text:s text:c="9"/>BC <text:s text:c="3"/>B'0001',DEVCSW <text:s text:c="3"/>..No, CC=3 CSW stored in ASA at X'40'</text:span> </text:p>
      <text:p text:style-name="P18"><text:span text:style-name="T205">The SIO is similar in design to the </text:span><text:span text:style-name="T138">TIO</text:span><text:span text:style-name="T205"> previously used. <text:s/>It requires the device address, still in general register 1 from the </text:span><text:span text:style-name="T138">TIO</text:span><text:span text:style-name="T205">. <text:s/>It too sets the condition code based upon the results of the operation at the device when the CCW command is sent to the device. <text:s/>Unlike the </text:span><text:span text:style-name="T138">TIO</text:span><text:span text:style-name="T205"> that sends a specific command to the device, </text:span><text:span text:style-name="T138">SIO</text:span><text:span text:style-name="T205"> sends the command as specified in the first </text:span>CCW.<text:span text:style-name="T205"> <text:s/>Following the reception of the command by the device, an initial status is sent to the channel attached to the CPU. <text:s/>As with the </text:span><text:soft-page-break/><text:span text:style-name="T205">immediate command sent by the </text:span><text:span text:style-name="T138">TIO</text:span><text:span text:style-name="T205"> instruction, the </text:span><text:span text:style-name="T138">SIO</text:span><text:span text:style-name="T205"> will set the condition code based upon the device’s response to the command.</text:span></text:p>
      <text:p text:style-name="P96">The branch instructions detect anything that represents a failure, and, as with the <text:span text:style-name="T138">TIO</text:span>, transfers control to one of these locations in the program. <text:s/>They each load their respective PSW’s and abnormally terminate the program with the designated instruction address.</text:p>
      <text:p text:style-name="P182">DEVNOAVL LPSW <text:s/>NODEV <text:s text:c="4"/>Code 004 End console device is not available</text:p>
      <text:p text:style-name="P182">DEVBUSY <text:s/>LPSW <text:s/>BUSYDEV <text:s text:c="2"/>Code 008 End because device is busy (no wait)</text:p>
      <text:p text:style-name="P182">DEVCSW <text:s text:c="2"/>LPSW <text:s/>CSWSTR <text:s text:c="3"/>Code 00C End because CSW stored in ASA</text:p>
      <text:p text:style-name="P191">NODEV <text:s text:c="3"/>DWAIT PGM=03,CMP=0,CODE=004 <text:s/>Console device not available</text:p>
      <text:p text:style-name="P191">BUSYDEV <text:s/>DWAIT PGM=03,CMP=0,CODE=008 <text:s/>Console device busy</text:p>
      <text:p text:style-name="P191">CSWSTR <text:s text:c="2"/>DWAIT PGM=03,CMP=0,CODE=00C <text:s/>CSW stored in ASA</text:p>
      <text:p text:style-name="P96">By the process of elimination, success is recognized and the CPU continues with the next sequential instruction. <text:s/>At the device, the command has been accepted and the transfer of the Hello World message to the device is occurring. <text:s/>Hence this comment in the program.</text:p>
      <text:p text:style-name="P182">* Console device is now receiving the message (CC=0)</text:p>
      <text:h text:style-name="Heading_20_2" text:outline-level="2"><text:bookmark-start text:name="__RefHeading___Toc2968_609539686"/>Input/Output Interruption<text:bookmark-end text:name="__RefHeading___Toc2968_609539686"/></text:h>
      <text:p text:style-name="P96">The transfer to the device of the message continues until it is done some time in the future. <text:s/><text:span text:style-name="T127">What is the program to do during this time? <text:s/>Wait for the transfer to complete. <text:s/>Some discussion of program interruptions in general is useful at this point.</text:span></text:p>
      <text:p text:style-name="P97">The mainframe has six interrupt classes. <text:s/>Most provide some information about the interruption’s cause. <text:s/>Some can be masked off or on. <text:s/>If an interruption class is masked off and an interruption of that class occurs, it will remain pending until such time as the class is masked on. <text:s/>Other interruptions are unmasked and are always enabled. <text:s/>The following table summarizes the <text:span text:style-name="T130">general aspects</text:span> <text:span text:style-name="T130">of each class. <text:s/>See Chapter 6 in the S/370 PoO for details. <text:s/>Addresses are real within the ASA.</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table-cell table:style-name="Table4.A1" office:value-type="string">
              <text:p text:style-name="P261">Priority</text:p>
            </table:table-cell>
            <table:table-cell table:style-name="Table4.A1" office:value-type="string">
              <text:p text:style-name="P261">Class</text:p>
            </table:table-cell>
            <table:table-cell table:style-name="Table4.C1" office:value-type="string">
              <text:p text:style-name="P261"><text:span text:style-name="T128">Class </text:span>Mask</text:p>
            </table:table-cell>
            <table:table-cell table:style-name="Table4.D1" office:value-type="string">
              <text:p text:style-name="P262">Interrupt Mask</text:p>
            </table:table-cell>
            <table:table-cell table:style-name="Table4.E1" office:value-type="string">
              <text:p text:style-name="P263">Old PSW</text:p>
            </table:table-cell>
            <table:table-cell table:style-name="Table4.F1" office:value-type="string">
              <text:p text:style-name="P263">New PSW</text:p>
            </table:table-cell>
            <table:table-cell table:style-name="Table4.G1" office:value-type="string">
              <text:p text:style-name="P261">Interruption Information</text:p>
            </table:table-cell>
          </table:table-row>
        </table:table-header-rows>
        <table:table-row>
          <table:table-cell table:style-name="Table4.A7" office:value-type="string">
            <text:p text:style-name="P247">0</text:p>
          </table:table-cell>
          <table:table-cell table:style-name="Table4.B2" office:value-type="string">
            <text:p text:style-name="P248">Machine Check <text:span text:style-name="T129">- Exigent</text:span></text:p>
          </table:table-cell>
          <table:table-cell table:style-name="Table4.C7" office:value-type="string">
            <text:p text:style-name="P247">None</text:p>
          </table:table-cell>
          <table:table-cell table:style-name="Table4.D2" office:value-type="string">
            <text:p text:style-name="P249">None</text:p>
          </table:table-cell>
          <table:table-cell table:style-name="Table4.E2" office:value-type="string">
            <text:p text:style-name="P250">X’30’</text:p>
          </table:table-cell>
          <table:table-cell table:style-name="Table4.F2" office:value-type="string">
            <text:p text:style-name="P250">X’70’</text:p>
          </table:table-cell>
          <table:table-cell table:style-name="Table4.G2" office:value-type="string">
            <text:p text:style-name="P250">None</text:p>
          </table:table-cell>
        </table:table-row>
        <table:table-row>
          <table:table-cell table:style-name="Table4.A7" office:value-type="string">
            <text:p text:style-name="P247">1</text:p>
          </table:table-cell>
          <table:table-cell table:style-name="Table4.B3" office:value-type="string">
            <text:p text:style-name="P248">Supervisor Call</text:p>
          </table:table-cell>
          <table:table-cell table:style-name="Table4.C7" office:value-type="string">
            <text:p text:style-name="P247">None</text:p>
          </table:table-cell>
          <table:table-cell table:style-name="Table4.D3" office:value-type="string">
            <text:p text:style-name="P249">None</text:p>
          </table:table-cell>
          <table:table-cell table:style-name="Table4.E3" office:value-type="string">
            <text:p text:style-name="P250">X’20’</text:p>
          </table:table-cell>
          <table:table-cell table:style-name="Table4.F3" office:value-type="string">
            <text:p text:style-name="P250">X’60’</text:p>
          </table:table-cell>
          <table:table-cell table:style-name="Table4.G3" office:value-type="string">
            <text:p text:style-name="P251">X’88’-X’8B’</text:p>
          </table:table-cell>
        </table:table-row>
        <table:table-row>
          <table:table-cell table:style-name="Table4.A7" office:value-type="string">
            <text:p text:style-name="P247">2</text:p>
          </table:table-cell>
          <table:table-cell table:style-name="Table4.B4" office:value-type="string">
            <text:p text:style-name="P248">Program</text:p>
          </table:table-cell>
          <table:table-cell table:style-name="Table4.C7" office:value-type="string">
            <text:p text:style-name="P247">None</text:p>
          </table:table-cell>
          <table:table-cell table:style-name="Table4.D4" office:value-type="string">
            <text:p text:style-name="P249">None</text:p>
          </table:table-cell>
          <table:table-cell table:style-name="Table4.E4" office:value-type="string">
            <text:p text:style-name="P250">X’28’</text:p>
          </table:table-cell>
          <table:table-cell table:style-name="Table4.F4" office:value-type="string">
            <text:p text:style-name="P250">X’68’</text:p>
          </table:table-cell>
          <table:table-cell table:style-name="Table4.G4" office:value-type="string">
            <text:p text:style-name="P251">X’8C’-X’8F’</text:p>
          </table:table-cell>
        </table:table-row>
        <table:table-row>
          <table:table-cell table:style-name="Table4.A7" office:value-type="string">
            <text:p text:style-name="P247">3</text:p>
          </table:table-cell>
          <table:table-cell table:style-name="Table4.B5" office:value-type="string">
            <text:p text:style-name="P248">Machine Check <text:span text:style-name="T129">- Repressible</text:span></text:p>
          </table:table-cell>
          <table:table-cell table:style-name="Table4.C7" office:value-type="string">
            <text:p text:style-name="P246">PSW</text:p>
          </table:table-cell>
          <table:table-cell table:style-name="Table4.D5" office:value-type="string">
            <text:p text:style-name="P249">CR 14</text:p>
          </table:table-cell>
          <table:table-cell table:style-name="Table4.E5" office:value-type="string">
            <text:p text:style-name="P250">X’30’</text:p>
          </table:table-cell>
          <table:table-cell table:style-name="Table4.F5" office:value-type="string">
            <text:p text:style-name="P250">X’70’</text:p>
          </table:table-cell>
          <table:table-cell table:style-name="Table4.G5" office:value-type="string">
            <text:p text:style-name="P251">X’E8’-X’EF’</text:p>
          </table:table-cell>
        </table:table-row>
        <table:table-row>
          <table:table-cell table:style-name="Table4.A7" office:value-type="string">
            <text:p text:style-name="P247">4</text:p>
          </table:table-cell>
          <table:table-cell table:style-name="Table4.B6" office:value-type="string">
            <text:p text:style-name="P248">External</text:p>
          </table:table-cell>
          <table:table-cell table:style-name="Table4.C7" office:value-type="string">
            <text:p text:style-name="P247">PSW</text:p>
          </table:table-cell>
          <table:table-cell table:style-name="Table4.D6" office:value-type="string">
            <text:p text:style-name="P249">CR 0</text:p>
          </table:table-cell>
          <table:table-cell table:style-name="Table4.E6" office:value-type="string">
            <text:p text:style-name="P250">X’18’</text:p>
          </table:table-cell>
          <table:table-cell table:style-name="Table4.F6" office:value-type="string">
            <text:p text:style-name="P250">X’58’</text:p>
          </table:table-cell>
          <table:table-cell table:style-name="Table4.G6" office:value-type="string">
            <text:p text:style-name="P251">X’84’-X’87’</text:p>
          </table:table-cell>
        </table:table-row>
        <table:table-row>
          <table:table-cell table:style-name="Table4.A7" office:value-type="string">
            <text:p text:style-name="P247">5</text:p>
          </table:table-cell>
          <table:table-cell table:style-name="Table4.B7" office:value-type="string">
            <text:p text:style-name="P248">Input/Output</text:p>
          </table:table-cell>
          <table:table-cell table:style-name="Table4.C7" office:value-type="string">
            <text:p text:style-name="P247">PSW</text:p>
          </table:table-cell>
          <table:table-cell table:style-name="Table4.D7" office:value-type="string">
            <text:p text:style-name="P249">CR 2</text:p>
          </table:table-cell>
          <table:table-cell table:style-name="Table4.E7" office:value-type="string">
            <text:p text:style-name="P250">X’38’</text:p>
          </table:table-cell>
          <table:table-cell table:style-name="Table4.F7" office:value-type="string">
            <text:p text:style-name="P252">X’78’</text:p>
          </table:table-cell>
          <table:table-cell table:style-name="Table4.G7" office:value-type="string">
            <text:p text:style-name="P251">X’BA’-X’BB’, <text:span text:style-name="T131">CSW X’40’-X’47’</text:span></text:p>
          </table:table-cell>
        </table:table-row>
        <table:table-row>
          <table:table-cell table:style-name="Table4.A8" office:value-type="string">
            <text:p text:style-name="P247">6</text:p>
          </table:table-cell>
          <table:table-cell table:style-name="Table4.B8" office:value-type="string">
            <text:p text:style-name="P248">Restart</text:p>
          </table:table-cell>
          <table:table-cell table:style-name="Table4.C8" office:value-type="string">
            <text:p text:style-name="P247">None</text:p>
          </table:table-cell>
          <table:table-cell table:style-name="Table4.D8" office:value-type="string">
            <text:p text:style-name="P249">None</text:p>
          </table:table-cell>
          <table:table-cell table:style-name="Table4.E8" office:value-type="string">
            <text:p text:style-name="P250">X’08’</text:p>
          </table:table-cell>
          <table:table-cell table:style-name="Table4.F8" office:value-type="string">
            <text:p text:style-name="P250">X’00’</text:p>
          </table:table-cell>
          <table:table-cell table:style-name="Table4.G8" office:value-type="string">
            <text:p text:style-name="P251">None</text:p>
          </table:table-cell>
        </table:table-row>
      </table:table>
      <text:p text:style-name="P17"/>
      <text:p text:style-name="P98"><text:soft-page-break/>Regardless of the class, an interruption stores the active PSW and any related interruption information into the class’ ASA old PSW area and its interruption information <text:span text:style-name="T271">area</text:span>. <text:s/>This is followed by loading the active PSW from the class’ ASA new PSW area. <text:s/>Before an interruption occurs or can occur due to masking, the class’ New PSW must be set with meaningful PSW content. <text:s/>If this has not occurred, results are technically unpredictable, but usually result in an interrupt loop. <text:s/>Very unpleasant! <text:s/>The trap PSW’s provide <text:span text:style-name="T134">a valid PSW</text:span> <text:span text:style-name="T132">and will disable all maskable interruption classes if loaded by an unexpected interruption.</text:span></text:p>
      <text:p text:style-name="P99">As seen previously, CR 2 was initialized to allow only input/output interruptions from channel 0. <text:s/>However, the I/O new PSW currently has only the trap PSW. <text:s/>The active PSW was loaded by the IPL function and it has input/output interruptions disabled.</text:p>
      <text:p text:style-name="P99">The next instruction addresses the issue concerning the I/O new PSW.</text:p>
      <text:p text:style-name="P182">DOWAIT <text:s text:c="2"/>MVC <text:s text:c="2"/>IONPSW(8),CONT <text:s/>Set PSW for after I/O interrupt</text:p>
      <text:p text:style-name="P192"><text:s text:c="9"/>LPSW <text:s/>WAIT <text:s text:c="6"/>Wait for I/O interruption and CSW from channel</text:p>
      <text:p text:style-name="P192">IODONE <text:s text:c="2"/>EQU <text:s text:c="2"/>* <text:s text:c="9"/>The bare-metal program continues here after I/O</text:p>
      <text:p text:style-name="P193"><text:s text:c="9"/>MVC <text:s text:c="2"/>IONPSW(8),IOTRAP <text:s text:c="4"/>Restore I/O trap PSW</text:p>
      <text:p text:style-name="P182">CONT <text:s text:c="4"/>PSWEC 0,0,0,0,IODONE <text:s text:c="2"/>Causes the CPU to continue after waiting</text:p>
      <text:p text:style-name="P192">WAIT <text:s text:c="4"/>PSWEC 2,0,2,0,0 <text:s text:c="3"/>Causes CPU to wait for I/O interruption</text:p>
      <text:p text:style-name="P228">It copies a different PSW, at label <text:span text:style-name="T138">CONT</text:span>, into the I/O New PSW ASA. <text:s/>This PSW, like the IPL PSW, disables maskable interruptions, including any input/output interruptions, and does not cause the CPU to wait. <text:s/>In other words, when loaded by an interruption, the CPU begins executing instructions at the location <text:span text:style-name="T138">IODONE</text:span>.</text:p>
      <text:p text:style-name="P228">The instruction following the MVC, the LPSW actually changes the active PSW to become a waiting PSW. <text:s/>The CPU ceases executing instructions. <text:s/>However, in addition to waiting, this active PSW has <text:span text:style-name="T133">enabled</text:span> I/O interruptions. <text:s/><text:span text:style-name="T133">These two instructions and two PSW’s work in conjunction to cause the wait for the I/O interrupt and continue CPU instructions after the interruption has occurred. <text:s/>The very next thing that occurs is restoring the trap PSW for I/O interruptions in case another one occurs.</text:span></text:p>
      <text:h text:style-name="Heading_20_2" text:outline-level="2"><text:bookmark-start text:name="__RefHeading___Toc2970_609539686"/>Input/Output Completion Analysis<text:bookmark-end text:name="__RefHeading___Toc2970_609539686"/></text:h>
      <text:p text:style-name="P100">Now that the program knows the I/O is completed <text:span text:style-name="T271">by</text:span> the device, how well did it go? <text:s/>First, because there is no control over which device might present an interruption when enabled, was it the console that provided the interruption?</text:p>
      <text:p text:style-name="P182"><text:s text:c="9"/>CH <text:s text:c="3"/>1,IOICODE <text:s text:c="10"/>Is the interrupt from the console?</text:p>
      <text:p text:style-name="P182"><text:s text:c="9"/>BNE <text:s text:c="2"/>DEVUNKN <text:s text:c="12"/>..No, end program with an error</text:p>
      <text:p text:style-name="P193">DEVUNKN <text:s/>LPSW <text:s/>NOTCON <text:s/>Code 010 End unexpected device caused I/O interruption</text:p>
      <text:p text:style-name="P194">NOTCON <text:s text:c="2"/>DWAIT PGM=03,CMP=0,CODE=010 <text:s/>interruption from some other device</text:p>
      <text:p text:style-name="P101"><text:soft-page-break/>General register 1 still has the console device address, so it is used to examine the I/O interruption code, the device address that triggered the interruption. <text:s/>If it is not the console device the program loads a disabled wait PSW to indicate a device unrecognized by the program caused an interruption.</text:p>
      <text:p text:style-name="P101">Now that it is known that the interruption came from the console, the I/O operation’s status can be checked in the Channel Status Word (CSW).</text:p>
      <text:p text:style-name="P182"><text:s text:c="9"/>OC <text:s text:c="3"/>STATUS,CSW+4 <text:s text:c="7"/>Accummulate Device and Channel status</text:p>
      <text:p text:style-name="P195">STATUS <text:s text:c="2"/>DC <text:s text:c="3"/>XL2'0000' <text:s text:c="2"/>Used to accumulate unit and channel status</text:p>
      <text:p text:style-name="P102">One of the realities that the program must address is that the ending status of the channel and the device are usually presented to the program at the same time, this does not have to be the case and in fact some device operations are designed to present separate status interruptions. <text:s/>To handle this situation the program combines the status of multiple interruptions to determine the overall status of the channel and device. <text:s/>The <text:span text:style-name="T138">OC</text:span> does that by combining the current known status, in this case initially all zeros, with the status presented by the interruption. <text:s/><text:span text:style-name="T135">Chapter 16, pages 13-62 – 13-78, of the S/370 PoO details the content of the CSW and the various status conditions. <text:s/></text:span>The combined status is inspected for any error conditions, as follows.</text:p>
      <text:p text:style-name="P196"><text:s text:c="9"/>CLI <text:s text:c="2"/>STATUS+1,X'00' <text:s text:c="5"/>Did the channel have, a problem?</text:p>
      <text:p text:style-name="P196"><text:s text:c="9"/>BNE <text:s text:c="2"/>CHNLERR <text:s text:c="12"/>..Yes, end with a channel error</text:p>
      <text:p text:style-name="P103">The first check is for channel level errors. <text:s/>Many of the detected conditions are programming created error conditions. <text:s/>These are useful in debugging. <text:s/>Others relate to physical channel issues, none of which can happen with use of an emulator, such as Hercules. <text:s/>Nevertheless, because SATK strives to function in all mainframe contexts, the checks are still performed.</text:p>
      <text:p text:style-name="P103">The next set of <text:span text:style-name="T135">status conditions</text:span> <text:span text:style-name="T135">are reported as unit status. <text:s/>Some may be errors, some not depending on the device. <text:s/>For the console, all of these are considered as errors.</text:span></text:p>
      <text:p text:style-name="P204"><text:s text:c="9"/>TM <text:s text:c="3"/>STATUS,X'F3' <text:s text:c="7"/>Did the unit encounter a problem?</text:p>
      <text:p text:style-name="P204"><text:s text:c="9"/>BNZ <text:s text:c="2"/>UNITERR <text:s text:c="12"/>..No, end with a unit error</text:p>
      <text:p text:style-name="P104">If none of these conditions happened, then all that is left is to determine if the I/O has completed. <text:s/>This requires both the Channel End and Unit End conditions to be set.</text:p>
      <text:p text:style-name="P205"><text:s text:c="9"/>TM <text:s text:c="3"/>STATUS,X'0C' <text:s text:c="7"/>Did both channel and unit end?</text:p>
      <text:p text:style-name="P205"><text:s text:c="9"/>BNO <text:s text:c="2"/>DOWAIT <text:s text:c="13"/>Wait again for both to be done</text:p>
      <text:p text:style-name="P104">The test assumes that if either status (or both) have not been presented, they eventually will. <text:s/>The CPU is then caused to wait again by branching back to the <text:span text:style-name="T138">DOWAIT</text:span> label, and wait for an interruption. <text:s/>When both the Channel End and Unit End conditions have been signaled, the branch is ignored and the program falls through to the next instruction. <text:s/>The message has been successfully sent to the console.</text:p>
      <text:p text:style-name="P197"><text:s text:c="9"/>LPSW <text:s/>DONE <text:s text:c="5"/>Normal program termination</text:p>
      <text:p text:style-name="P197">DONE <text:s text:c="4"/>DWAITEND <text:s text:c="13"/>Successful execution of the program</text:p>
      <text:p text:style-name="P19"><text:span text:style-name="T205">And that is it! <text:s/>The program is done. <text:s/></text:span><text:span text:style-name="T238">The PSW loaded has all PSW interrupt masks off and waits, a condition from which the CPU will not exit (except by a manually triggered restart, which of course</text:span><text:span text:style-name="T136"> </text:span><text:soft-page-break/><text:span text:style-name="T238">was earlier trapped). <text:s/>The </text:span><text:span text:style-name="T183">DWAITEND</text:span><text:span text:style-name="T238"> macro creates the appropriate architecture level PSW for the program to enter this termination state.</text:span></text:p>
      <text:h text:style-name="Heading_20_2" text:outline-level="2"><text:bookmark-start text:name="__RefHeading___Toc2251_2597378697"/>Step 1 – Assemble the Program<text:bookmark-end text:name="__RefHeading___Toc2251_2597378697"/></text:h>
      <text:p text:style-name="P229">This program utilizes some macros supplied with the SATK in a macro library. <text:s/>Macro libraries are accessed via the environment variable <text:span text:style-name="T138">MACLIB</text:span>. <text:s/>This environment variable requires the SATK delivered macro library: <text:span text:style-name="T138">${SATK}/maclib</text:span>.</text:p>
      <text:p text:style-name="P182">export MACLIB=${REPO}/maclib <text:s text:c="5"/># Access SATK supplied macros</text:p>
      <text:p text:style-name="P182">${ASMA} -t s370 -d --stats -g ldipl/pgm3.txt -l asma-$sfx.txt pgm3.asm</text:p>
      <text:p text:style-name="P105">The above statements are from the <text:span text:style-name="T138">asm</text:span> script in the <text:span text:style-name="T138">pgm3</text:span> directory. <text:s/><text:span text:style-name="T98">All that has really changed from the previous programs is the addition of the export statement that creates the </text:span><text:span text:style-name="T184">MACLIB</text:span><text:span text:style-name="T98"> environment variable.</text:span></text:p>
      <text:h text:style-name="Heading_20_2" text:outline-level="2"><text:bookmark-start text:name="__RefHeading___Toc2119_2597378697"/>Step 2 –<text:span text:style-name="T110"> Create the IPL Medium</text:span><text:bookmark-end text:name="__RefHeading___Toc2119_2597378697"/></text:h>
      <text:p text:style-name="P106">Again the <text:span text:style-name="T138">med</text:span> script is used to create the IPL medium for Program 3.</text:p>
      <text:p text:style-name="P182">${IPLASMA} -v -f ld -m pgm3.3310 --records --asa=ASAREGN.bin \</text:p>
      <text:p text:style-name="P198"><text:s text:c="11"/>ldipl/pgm3.txt &gt;&gt; iplasma-${sfx}.txt</text:p>
      <text:p text:style-name="P107">The <text:span text:style-name="T138">iplasma.py</text:span> command line is very similar to the one provided for Program 2. <text:s/>However, a new argument is provided: <text:span text:style-name="T155">--asa=ASAREGN.bin</text:span><text:span text:style-name="T53">. <text:s/>This argument informs </text:span><text:span text:style-name="T161">iplasma.py</text:span><text:span text:style-name="T53"> that a PSW region has been replaced by an assigned storage area region. <text:s/>The ASA region’s file name, including its extension, is provided. <text:s/>This argument implies that the IPL PSW is at the beginning of the region. <text:s/>The other arguments are the same </text:span><text:span text:style-name="T57">(</text:span><text:span text:style-name="T53">other than for the adjustment to the “</text:span><text:span text:style-name="T161">pgm3</text:span><text:span text:style-name="T53">” filenames</text:span><text:span text:style-name="T57">)</text:span><text:span text:style-name="T53">.</text:span></text:p>
      <text:p text:style-name="P108"><text:span text:style-name="T54">T</text:span><text:span text:style-name="T53">he FBA sector allocation map has changed as a result of including the </text:span><text:span text:style-name="T161">--asa</text:span><text:span text:style-name="T53"> argument.</text:span></text:p>
      <text:p text:style-name="P182">FBA DASD Map:</text:p>
      <text:p text:style-name="P182"><text:s text:c="4"/>IPL0: 0-0</text:p>
      <text:p text:style-name="P182"><text:s text:c="4"/>VOLLBL: 1-1</text:p>
      <text:p text:style-name="P182"><text:s text:c="4"/>ASA: 2-2</text:p>
      <text:p text:style-name="P182"><text:s text:c="4"/>IPLPGM3.bin: 3-3</text:p>
      <text:p text:style-name="P109"><text:span text:style-name="T54">A new sector has been allocated for the ASA area. <text:s/>Why? <text:s/>Does it not contain the IPL PSW? <text:s/>Yes. <text:s/>But, the FBA sector zero must contain both IPL records 0 </text:span><text:span text:style-name="T68">and</text:span><text:span text:style-name="T54"> 1. <text:s/></text:span><text:span text:style-name="T55">Record 1</text:span><text:span text:style-name="T54"> contains the rest of </text:span><text:span text:style-name="T55">the </text:span><text:span text:style-name="T54">channel program that performs the IPL. <text:s/>So, </text:span><text:span text:style-name="T55">the </text:span><text:span text:style-name="T54">ASA </text:span><text:span text:style-name="T55">content</text:span><text:span text:style-name="T54"> is moved to the </text:span><text:span text:style-name="T66">third</text:span><text:span text:style-name="T54"> sector and the channel program is adjusted to read th</text:span><text:span text:style-name="T55">is </text:span><text:span text:style-name="T54">sector. <text:s/>Where did the IPL PSW come from? <text:s/>It was extracted from the ASA binary image file, bytes 0-7, and placed at the start of IPL record 0 as required by the </text:span><text:span text:style-name="T55">IPL process.</text:span></text:p>
      <text:p text:style-name="P182">Memory Map:</text:p>
      <text:p text:style-name="P182"><text:s text:c="4"/><text:span text:style-name="T14">IPL0: 000000-000017</text:span></text:p>
      <text:p text:style-name="P182"><text:s text:c="4"/>ASA: 000000-0001FF</text:p>
      <text:p text:style-name="P182"><text:s text:c="4"/><text:span text:style-name="T14">CCW0: 000008-000017</text:span></text:p>
      <text:p text:style-name="P182"><text:soft-page-break/><text:s text:c="4"/>IPLPGM3.bin: 000300-00040F</text:p>
      <text:p text:style-name="P182"><text:s text:c="4"/><text:span text:style-name="T14">IPL1: 000628-000657</text:span></text:p>
      <text:p text:style-name="P110"><text:span text:style-name="T53">As can be seen from the memory map, the ASA region has been allocated to the first 512 bytes of memory, as is expected from the assembly. <text:s/>The areas in </text:span><text:span text:style-name="T67">bold</text:span><text:span text:style-name="T53"> have been created by </text:span><text:span text:style-name="T161">iplasma.py</text:span><text:span text:style-name="T53"> from its knowledge of the </text:span><text:span text:style-name="T56">intent of the </text:span><text:span text:style-name="T162">ASALOAD</text:span><text:span text:style-name="T56"> and </text:span><text:span text:style-name="T162">ASAIPL</text:span><text:span text:style-name="T56"> macros. <text:s/></text:span><text:span text:style-name="T58">Bytes X’0’-X’17’ constitute IPL Record 0 (sector 0 content in </text:span><text:span text:style-name="T69">bold</text:span><text:span text:style-name="T58">). <text:s/>Bytes X’18’-X’48’ contain IPL Record 1 (sector 0 content in </text:span><text:span text:style-name="T71">italics</text:span><text:span text:style-name="T58">).</text:span></text:p>
      <text:p text:style-name="P182">FBA sector 0</text:p>
      <text:p text:style-name="P182"><text:s text:c="3"/>000000 <text:s/><text:span text:style-name="T14">00080000 00000300 02000610 40000200</text:span></text:p>
      <text:p text:style-name="P182"><text:s text:c="3"/>000010 <text:s/><text:span text:style-name="T14">08000628 00000001</text:span> <text:span text:style-name="T24">43000648 40000008</text:span></text:p>
      <text:p text:style-name="P182"><text:s text:c="3"/>000020 <text:s/><text:span text:style-name="T24">42000300 40000200 43000650 40000008</text:span></text:p>
      <text:p text:style-name="P182"><text:s text:c="3"/>000030 <text:s/><text:span text:style-name="T24">42000000 00000200 06000001 00000003</text:span></text:p>
      <text:p text:style-name="P182"><text:s text:c="3"/>000040 <text:s/><text:span text:style-name="T24">06000001 00000002</text:span> 00000000 00000000</text:p>
      <text:p text:style-name="P182"><text:s text:c="3"/>...</text:p>
      <text:p text:style-name="P182"><text:s text:c="3"/>0001F0 <text:s/>00000000 00000000 00000000 00000000</text:p>
      <text:p text:style-name="P182">FBA sector 2</text:p>
      <text:p text:style-name="P182"><text:s text:c="3"/>000000 <text:s/>00080000 00000300 00000000 00000000</text:p>
      <text:p text:style-name="P182"><text:s text:c="3"/>000010 <text:s/>00000000 00000000 00000000 00000000</text:p>
      <text:p text:style-name="P182"><text:s text:c="3"/>000020 <text:s/>00000000 00000000 00000000 00000000</text:p>
      <text:p text:style-name="P182"><text:s text:c="3"/>000030 <text:s/>00000000 00000000 00000000 00000000</text:p>
      <text:p text:style-name="P182"><text:s text:c="3"/>000040 <text:s/>00000000 00000000 00000000 00000000</text:p>
      <text:p text:style-name="P182"><text:s text:c="3"/>000050 <text:s/>00000000 00000000 000A0000 00000018</text:p>
      <text:p text:style-name="P182"><text:s text:c="3"/>000060 <text:s/>000A0000 00000020 000A0000 00000028</text:p>
      <text:p text:style-name="P182"><text:s text:c="3"/>000070 <text:s/>000A0000 00000030 000A0000 00000038</text:p>
      <text:p text:style-name="P182"><text:s text:c="3"/>...</text:p>
      <text:p text:style-name="P182"><text:s text:c="3"/>0001F0 <text:s/>00000000 00000000 00000000 00000000</text:p>
      <text:p text:style-name="P199">FBA sector 3</text:p>
      <text:p text:style-name="P200"><text:s text:c="3"/><text:span text:style-name="T124">000000 <text:s/>05C0D207 0000C0B6 B722C086 4810C08E</text:span></text:p>
      <text:p text:style-name="P201"><text:s text:c="3"/>000010 <text:s/>9D001000 4740C06E 4720C072 4710C076</text:p>
      <text:p text:style-name="P201"><text:s text:c="3"/>000020 <text:s/>D2070048 C08A9C00 10004740 C06E4720</text:p>
      <text:p text:style-name="P201"><text:s text:c="3"/>000030 <text:s/>C0724710 C076D207 0078C0C6 8200C0BE</text:p>
      <text:p text:style-name="P201"><text:s text:c="3"/>000040 <text:s/>D2070078 C0CE4910 00BA4770 C07AD601</text:p>
      <text:p text:style-name="P201"><text:s text:c="3"/>000050 <text:s/>C0900044 9500C091 4770C07E 91F3C090</text:p>
      <text:p text:style-name="P201"><text:s text:c="3"/>000060 <text:s/>4770C082 910CC090 47E0C034 8200C0D6</text:p>
      <text:p text:style-name="P201"><text:s text:c="3"/>000070 <text:s/>8200C0DE 8200C0E6 8200C0EE 8200C0F6</text:p>
      <text:p text:style-name="P201"><text:s text:c="3"/>000080 <text:s/>8200C0FE 8200C106 80000000 00000398</text:p>
      <text:p text:style-name="P201"><text:s text:c="3"/>000090 <text:s/>000F0000 00000000 090003A0 00000017</text:p>
      <text:p text:style-name="P201"><text:s text:c="3"/>0000A0 <text:s/>C8859393 9640C281 998560D4 85A38193</text:p>
      <text:p text:style-name="P201"><text:s text:c="3"/>0000B0 <text:s/>40E69699 93845A00 000A0000 00010008</text:p>
      <text:p text:style-name="P201"><text:s text:c="3"/>0000C0 <text:s/>020A0000 00000000 00080000 00000340</text:p>
      <text:p text:style-name="P201"><text:s text:c="3"/>0000D0 <text:s/>000A0000 00000038 000A0000 00000000</text:p>
      <text:p text:style-name="P201"><text:s text:c="3"/>0000E0 <text:s/>000A0000 00030004 000A0000 00030008</text:p>
      <text:p text:style-name="P201"><text:s text:c="3"/>0000F0 <text:s/>000A0000 0003000C 000A0000 00030010</text:p>
      <text:p text:style-name="P201"><text:s text:c="3"/>000100 <text:s/>000A0000 00030014 000A0000 00030018</text:p>
      <text:p text:style-name="P201"><text:s text:c="3"/>000110 <text:s/>00000000 00000000 00000000 00000000</text:p>
      <text:p text:style-name="P182"><text:s text:c="3"/>...</text:p>
      <text:p text:style-name="P182"><text:s text:c="3"/>0001F0 <text:s/>00000000 00000000 00000000 00000000</text:p>
      <text:p text:style-name="P111"><text:span text:style-name="T55">S</text:span><text:span text:style-name="T53">ector 1, as before, is omitted. <text:s/>A volume identification record has not been supplied. <text:s/>Sector 2 has the full contents of the ASA.</text:span></text:p>
      <text:h text:style-name="Heading_20_3" text:outline-level="3"><text:bookmark-start text:name="__RefHeading___Toc2485_2597378697"/><text:soft-page-break/>FBA IPL Channel Program<text:bookmark-end text:name="__RefHeading___Toc2485_2597378697"/></text:h>
      <text:p text:style-name="P65">The IPL <text:span text:style-name="T14">channel program</text:span> <text:span text:style-name="T105">in Sector 0 </text:span>does the following:</text:p>
      <text:list xml:id="list1588696162" text:style-name="L11">
        <text:list-item>
          <text:p text:style-name="P288"><text:span text:style-name="T106">The </text:span><text:span text:style-name="T16">first 24 bytes</text:span><text:span text:style-name="T106"> of </text:span>Sector 0 <text:span text:style-name="T272">are</text:span> read into storage at absolute address 0 <text:span text:style-name="T106">by the hardware</text:span>. <text:s/>Th<text:span text:style-name="T106">e IPL function does this </text:span>by sending a Read IPL command, <text:span text:style-name="T106">X’02’,</text:span> to the IPL device. <text:s/><text:span text:style-name="T107">An </text:span><text:span text:style-name="T17">implied</text:span><text:span text:style-name="T107"> CCW can be thought of as residing at absolute address 0. This implied CCW is not physically placed at address 0, but the hardware functions as if it were. <text:s/>The contents of this implied CCW causes the channel hardware to function as if the CCW was:</text:span></text:p>
          <text:list>
            <text:list-header>
              <text:p text:style-name="P277"><text:span text:style-name="T149">02</text:span><text:span text:style-name="T150">000000 60000018</text:span><text:span text:style-name="T273">, or in assembler format,</text:span></text:p>
              <text:p text:style-name="P289"><text:span text:style-name="T149">CCW X’02’,0,B’01100000’,24</text:span>.</text:p>
            </text:list-header>
          </text:list>
        </text:list-item>
      </text:list>
      <text:p text:style-name="P164">This implied CCW, a Read IPL command, reads 24 bytes starting at absolute address 0, with the command chain and suppress any incorrect length indication flags set. <text:span text:style-name="T108">Command chaining is required to cause the IPL function’s channel commands to continue with the CCW at address X’8’. <text:s/>The suppress incorrect length indication is required because Sector 0 is actually 512 bytes in length, but the implied CCW is only going to read the first 24 of those 512 bytes. <text:s/>As a result, an incorrect length would be indicated, but is suppressed by the implied flag.</text:span></text:p>
      <text:list xml:id="list63903311808280" text:continue-numbering="true" text:style-name="L11">
        <text:list-item>
          <text:p text:style-name="P294"><text:span text:style-name="T53">The channel program continues</text:span><text:span text:style-name="T62">, and with it the IPL function,</text:span><text:span text:style-name="T53"> with the CCW at absolute address 8. <text:s/>This CCW re-reads </text:span><text:span text:style-name="T70">all 512 bytes</text:span><text:span text:style-name="T62"> of </text:span><text:span text:style-name="T53">Sector 0. <text:s/></text:span><text:span text:style-name="T62">T</text:span><text:span text:style-name="T53">he first sector </text:span><text:span text:style-name="T62">is read </text:span><text:span text:style-name="T53">into memory address</text:span><text:span text:style-name="T62">es</text:span><text:span text:style-name="T53"> X’610’</text:span><text:span text:style-name="T62">-X’80F’</text:span><text:span text:style-name="T53">. </text:span><text:span text:style-name="T59">Now a </text:span><text:span text:style-name="T62">complete</text:span><text:span text:style-name="T59"> copy of IPL Records 0 and 1 reside in memory. <text:s/></text:span><text:span text:style-name="T62">IPL Record 0, in regular text, is repeated at X’610’-X’627’. <text:s/>IPL Record 1 now resides at X’628’-X’658’.</text:span></text:p>
        </text:list-item>
      </text:list>
      <text:p text:style-name="P266">000<text:span text:style-name="T101">610</text:span> <text:s/><text:span text:style-name="T89">00080000 00000300 02000610 40000200</text:span></text:p>
      <text:p text:style-name="P266">000<text:span text:style-name="T101">620</text:span> <text:s/><text:span text:style-name="T89">08000628 00000001</text:span> <text:span text:style-name="T103">43000648 40000008</text:span></text:p>
      <text:p text:style-name="P266">000<text:span text:style-name="T101">630</text:span> <text:s/><text:span text:style-name="T27">42000300 40000200</text:span><text:span text:style-name="T24"> </text:span><text:span text:style-name="T104">43000650</text:span><text:span text:style-name="T102"> </text:span><text:span text:style-name="T104">40000008</text:span></text:p>
      <text:p text:style-name="P266">000<text:span text:style-name="T101">640</text:span> <text:s/><text:span text:style-name="T104">42000000 00000200</text:span><text:span text:style-name="T24"> </text:span><text:span text:style-name="T27">06000001 00000003</text:span></text:p>
      <text:p text:style-name="P268"><text:span text:style-name="T37">000650 <text:s/></text:span><text:span text:style-name="T38">06000001 00000002</text:span><text:span text:style-name="T37"> 00000000 00000000</text:span></text:p>
      <text:list xml:id="list63901783523868" text:continue-numbering="true" text:style-name="L11">
        <text:list-item>
          <text:p text:style-name="P295"><text:span text:style-name="T53">The last thing that IPL Record 0 does is pass control of the CCW chain to address X’628’, this time ignoring IPL Record 0, and continuing with IPL Record 1 </text:span><text:span text:style-name="T59">in the second </text:span><text:span text:style-name="T63">complete</text:span><text:span text:style-name="T59"> Sector 0.</text:span></text:p>
        </text:list-item>
        <text:list-item>
          <text:p text:style-name="P296"><text:span text:style-name="T53">The IPL program is then read into memory by the CCW’s at X’628’</text:span><text:span text:style-name="T63">-</text:span><text:span text:style-name="T60">X’63</text:span><text:span text:style-name="T63">7</text:span><text:span text:style-name="T60">’ (in </text:span><text:span text:style-name="T72">italics</text:span><text:span text:style-name="T60">). <text:s/>These two CCW’s use the information at X’648’-X’64F’ to identify the starting sector, 3, and the number of sectors, 1, that constitute the content of the program.</text:span></text:p>
        </text:list-item>
        <text:list-item>
          <text:p text:style-name="P296"><text:span text:style-name="T60">The last thing done in the IPL Record 1’</text:span><text:span text:style-name="T63">s continuation of the </text:span><text:span text:style-name="T60">channel program is the reading of the ASA starting at absolute address 0. <text:s/>The </text:span><text:span text:style-name="T73">underlined</text:span><text:span text:style-name="T60"> CCW’s at X’638’-X’657’ use the information at addresses X’650’-’657’ to read 1 sector starting with sector 2. <text:s/>Sector 2 is the ASA region. <text:s/>This wipes out the </text:span><text:span text:style-name="T63">IPL PSW and the two </text:span><text:span text:style-name="T60">CCW’s of IPL Record 0 read </text:span><text:span text:style-name="T61">into memory</text:span><text:span text:style-name="T60"> </text:span><text:span text:style-name="T63">at the beginning of</text:span><text:span text:style-name="T61"> </text:span><text:span text:style-name="T60">the IPL function.</text:span></text:p>
        </text:list-item>
        <text:list-item>
          <text:p text:style-name="P297"><text:soft-page-break/><text:span text:style-name="T60">A</text:span><text:span text:style-name="T53">t the conclusion of the IPL channel program CCW’s, the IPL device address will be stored in the I/O Interrupt ID field at absolute X’BA’. <text:s/>A CSW will also be stored at X’40’. <text:s/>If an I/O error occurred, the IPL function ceases at this point and will not load the IPL PSW.</text:span></text:p>
        </text:list-item>
        <text:list-item>
          <text:p text:style-name="P298"><text:span text:style-name="T64">A successful</text:span><text:span text:style-name="T53"> IPL completes with the loading of the IPL PSW (now from the ASA </text:span><text:span text:style-name="T65">region</text:span><text:span text:style-name="T53">) and turning control over to the CPU.</text:span></text:p>
        </text:list-item>
      </text:list>
      <text:h text:style-name="Heading_20_2" text:outline-level="2"><text:bookmark-start text:name="__RefHeading___Toc2121_2597378697"/><text:span text:style-name="T101">S</text:span>tep 3 –<text:span text:style-name="T109"> Run the Bare-Metal Program</text:span><text:bookmark-end text:name="__RefHeading___Toc2121_2597378697"/></text:h>
      <text:p text:style-name="P66">The <text:span text:style-name="T138">ipl</text:span> script will, as before, execute<text:span text:style-name="T302">s</text:span> the program. <text:s/><text:span text:style-name="T137">This script has been adjusted for </text:span><text:span text:style-name="T185">pgm3</text:span><text:span text:style-name="T137"> file names. <text:s/></text:span></text:p>
      <text:p text:style-name="P67">The Hercules configuration file contains these statements:</text:p>
      <text:p text:style-name="P179"># Hercules sample configuration file for pgm3.asm</text:p>
      <text:p text:style-name="P179">ARCHMODE S/370 <text:s text:c="9"/># S/370 targeted by pgm3.asm</text:p>
      <text:p text:style-name="P175"><text:span text:style-name="T7">MAINSIZE </text:span><text:span text:style-name="T274">64</text:span><text:span text:style-name="T7">K <text:s text:c="11"/># </text:span><text:span text:style-name="T274">64K minimum for S/370. </text:span><text:span text:style-name="T7">Sample starts at X'300'</text:span></text:p>
      <text:p text:style-name="P179">NUMCPU <text:s text:c="2"/>1</text:p>
      <text:p text:style-name="P179">DIAG8CMD enable <text:s text:c="8"/># Allow use of DIAG X'008'</text:p>
      <text:p text:style-name="P179"/>
      <text:p text:style-name="P179"># Devices</text:p>
      <text:p text:style-name="P179">000F 3215-C / <text:s text:c="10"/># Console required by mainframe systems</text:p>
      <text:p text:style-name="P179">0110 3310 <text:span text:style-name="T14">pgm3.3310</text:span> <text:s text:c="4"/># FBA IPL disk</text:p>
      <text:p text:style-name="P67">The only change has been to change the file name of the emulated FBA disk to Program 3.</text:p>
      <text:p text:style-name="P66"><text:span text:style-name="T137">The Hercules run control file, </text:span><text:span text:style-name="T185">pgm3.rc</text:span><text:span text:style-name="T137">, is as follows.</text:span></text:p>
      <text:p text:style-name="P173"># This file is intended for use with Hercules Hyperion</text:p>
      <text:p text:style-name="P173"># Comment either or both statements if you do not want to trace</text:p>
      <text:p text:style-name="P173">t+</text:p>
      <text:p text:style-name="P178">t+00F</text:p>
      <text:p text:style-name="P173"># Perform the FBA based IPL</text:p>
      <text:p text:style-name="P173">ipl 110</text:p>
      <text:p text:style-name="P131">A single statement has been added since Program 2: <text:span text:style-name="T159">t+00F</text:span><text:span text:style-name="T50">. <text:s/></text:span><text:span text:style-name="T49">This statement causes tracing of the device, the console. <text:s/>In the Hercules log we can find this:</text:span></text:p>
      <text:p text:style-name="P4">23:04:51 /Hello Bare-Metal World!</text:p>
      <text:p text:style-name="P132"><text:span text:style-name="T294">The </text:span><text:span text:style-name="T193">/</text:span><text:span text:style-name="T294"> tells us that the content of the line came from the bare-metal program (and not Hercules) on the integrated console. <text:s/>There is our “Hello World” using mainframe channel I/O!</text:span></text:p>
      <text:p text:style-name="P20"/>
      <text:h text:style-name="P273" text:outline-level="1"><text:bookmark-start text:name="__RefHeading___Toc23446_3962580703"/>Program 4 – A Booted Hello World Program<text:bookmark-end text:name="__RefHeading___Toc23446_3962580703"/></text:h>
      <text:p text:style-name="P303"><text:span text:style-name="T14">Program:</text:span> <text:span text:style-name="T148">samples/guide/pgm</text:span><text:span text:style-name="T196">4</text:span><text:span text:style-name="T148">/</text:span><text:span text:style-name="T138">pgm</text:span><text:span text:style-name="T196">4</text:span><text:span text:style-name="T138">.</text:span><text:span text:style-name="T148">asm</text:span></text:p>
      <text:p text:style-name="P303"><text:span text:style-name="T14">Hardware Architecture:</text:span> S/370</text:p>
      <text:p text:style-name="P313"><text:span text:style-name="T209">Bare-Metal Program Type:</text:span><text:span text:style-name="T259"> </text:span><text:span text:style-name="T260">Booted </text:span><text:span text:style-name="T261">Program</text:span></text:p>
      <text:p text:style-name="P303"><text:span text:style-name="T14">IPL:</text:span> <text:span text:style-name="T88">FBA DASD volume</text:span></text:p>
      <text:p text:style-name="P304"><text:span text:style-name="T14">Macros:</text:span> <text:s/><text:span text:style-name="T95">ARCHLVL, ASAIPL, ASALOAD, ASAREA, DWAIT, DWAITEND</text:span></text:p>
      <text:p text:style-name="P302">Program Description:<text:span text:style-name="T89"> </text:span><text:span text:style-name="T90">same as Program </text:span><text:span text:style-name="T91">3</text:span></text:p>
      <text:p text:style-name="P115">Again we announce to the world we are here. <text:s/>But this time the Hello World program uses a boot loader that loads it into memory. <text:s/>The boot loader becomes the program that uses the IPL function to bring it into memory and start its execution. <text:s/>In turn, the boot loader brings the primary bare-metal program, the Hello World program, into memory and passes control to it.</text:p>
      <text:p text:style-name="P116"><text:span text:style-name="T279">Copy</text:span><text:span text:style-name="T278"> the following files to your work directory:</text:span></text:p>
      <text:list xml:id="list4014329879" text:style-name="L12">
        <text:list-item>
          <text:p text:style-name="P299"><text:span text:style-name="T138">pgm4.asm</text:span> – the booted program <text:span text:style-name="T290">(Hello World)</text:span> source</text:p>
        </text:list-item>
        <text:list-item>
          <text:p text:style-name="P299"><text:span text:style-name="T138">boot4.asm</text:span> – the FBA boot loader source</text:p>
        </text:list-item>
        <text:list-item>
          <text:p text:style-name="P299"><text:span text:style-name="T138">asm</text:span> – the script that assembles the booted program</text:p>
        </text:list-item>
        <text:list-item>
          <text:p text:style-name="P299"><text:span text:style-name="T138">basm</text:span> – the script that assembles the boot loader</text:p>
        </text:list-item>
        <text:list-item>
          <text:p text:style-name="P299"><text:span text:style-name="T138">med</text:span> – the script that creates the FBA emulated volume from the two assemblies</text:p>
        </text:list-item>
        <text:list-item>
          <text:p text:style-name="P299"><text:span text:style-name="T138">pgm4.conf</text:span> – the Hercules configuration file for pgm4</text:p>
        </text:list-item>
        <text:list-item>
          <text:p text:style-name="P299"><text:span text:style-name="T138">pgm4.rc</text:span> – the Hercules run control file for pgm4</text:p>
        </text:list-item>
        <text:list-item>
          <text:p text:style-name="P299"><text:span text:style-name="T138">ipl</text:span> – the script that runs the boot loader and booted program in Hercules</text:p>
        </text:list-item>
      </text:list>
      <text:h text:style-name="Heading_20_2" text:outline-level="2"><text:bookmark-start text:name="__RefHeading___Toc23448_3962580703"/>Step 1a – Assemble the Booted Program<text:bookmark-end text:name="__RefHeading___Toc23448_3962580703"/></text:h>
      <text:p text:style-name="P148"><text:span text:style-name="T249">Use the script </text:span><text:span text:style-name="T186">asm</text:span><text:span text:style-name="T249"> to assemble program 4. This is the same program as used in Program 3, with </text:span><text:span text:style-name="T250">two</text:span><text:span text:style-name="T249"> exception</text:span><text:span text:style-name="T250">s</text:span><text:span text:style-name="T249">. <text:s/>As the booted </text:span><text:span text:style-name="T251">program</text:span><text:span text:style-name="T249">, </text:span><text:span text:style-name="T251">its residence is specified by the </text:span><text:span text:style-name="T187">iplasma.</text:span><text:span text:style-name="T190">odt</text:span><text:span text:style-name="T252"> or </text:span><text:span text:style-name="T190">iplasma.pdf</text:span><text:span text:style-name="T251"> manual as X’2000’.</text:span></text:p>
      <text:p text:style-name="P149"><text:span text:style-name="T251">The statement </text:span><text:span text:style-name="T250">starting the region containing the booted program is </text:span><text:span text:style-name="T251">changed for </text:span><text:span text:style-name="T187">pgm4.asm</text:span><text:span text:style-name="T251"> </text:span><text:span text:style-name="T250">to</text:span></text:p>
      <text:p text:style-name="P158">PGMSECT <text:s/>START X'2000',BOOTED4 Start a second region for the program itself</text:p>
      <text:p text:style-name="P221"><text:soft-page-break/><text:span text:style-name="T279">T</text:span>his change<text:span text:style-name="T287">s</text:span> the program’s starting location to X’2000’, and <text:span text:style-name="T283">create</text:span><text:span text:style-name="T287">s</text:span><text:span text:style-name="T283"> the</text:span> program content file <text:span text:style-name="T138">BOOTED4.bin</text:span>.</text:p>
      <text:p text:style-name="P222">The other exception relates to the disabled wait states generated by the Hello World program. <text:s/>These have been changed to reflect a component of 1. <text:s/>This lets the user know which program, the boot loader or the booted program, generated the error condition.</text:p>
      <text:p text:style-name="P182">NODEV <text:s text:c="3"/>DWAIT PGM=04,<text:span text:style-name="T14">CMP=1</text:span>,CODE=004 <text:s/>Console device not available</text:p>
      <text:p text:style-name="P125">This causes a disabled wait state address to be X’04<text:span text:style-name="T14">1</text:span>004’.</text:p>
      <text:h text:style-name="Heading_20_2" text:outline-level="2"><text:bookmark-start text:name="__RefHeading___Toc23450_3962580703"/>Step 1b – Assemble the Boot Loader<text:bookmark-end text:name="__RefHeading___Toc23450_3962580703"/></text:h>
      <text:p text:style-name="P117"><text:span text:style-name="T280">A new script was introduced allowing the assembly of the boot loader used by the Hello World: </text:span><text:span text:style-name="T188">basm</text:span><text:span text:style-name="T280">. <text:s/>The source of the boot loader is in </text:span><text:span text:style-name="T188">boot4.asm</text:span><text:span text:style-name="T280">.</text:span></text:p>
      <text:p text:style-name="P118">In very simple terms, the boot loader after initialization, uses a loop to read the directed records into storage and move the contents of each into its respective memory location. <text:s/>Once all of the records have been read, the boot loader branches to the booted program, passing control of the CPU and environment to it. <text:s/>That’s it. <text:s/></text:p>
      <text:p text:style-name="P118"><text:span text:style-name="T281">The boot loader</text:span> relies upon the LOD1 Record, IPL Record 4, for its successful execution. <text:s/><text:span text:style-name="T281">The structure of this SATK specific logical IPL record is documented in the </text:span><text:span text:style-name="T189">iplasma.pdf</text:span><text:span text:style-name="T281"> or </text:span><text:span text:style-name="T189">iplasma.odt</text:span><text:span text:style-name="T281"> files. <text:s/>This boot loader is somewhat of a minimalist approach to boot loaders. <text:s/>It does not have all of the bells and whistles that might exist in a boot loader. <text:s/>It </text:span><text:span text:style-name="T20">is</text:span><text:span text:style-name="T281"> independent of the booted program itself. <text:s/>Meaning that this boot loader could be used with other programs. <text:s/>Any linkage to the booted program is provided by </text:span><text:span text:style-name="T189">iplasma.py</text:span><text:span text:style-name="T281"> and resides on the IPL medium </text:span><text:span text:style-name="T282">as the LOD1 record</text:span><text:span text:style-name="T281">. <text:s/></text:span><text:span text:style-name="T282">So, if you need a boot loader, have at it.</text:span></text:p>
      <text:h text:style-name="Heading_20_3" text:outline-level="3"><text:bookmark-start text:name="__RefHeading___Toc23452_3962580703"/>How Fixed-Block Architecture I/O Works<text:bookmark-end text:name="__RefHeading___Toc23452_3962580703"/></text:h>
      <text:p text:style-name="P119">To understand how the boot loader functions, it is necessary to understand some of how FBA DASD’s operate. <text:s/>FBA DASD is an enhancement on top of CKD DASD. <text:s/>An FBA device is really, under the covers, just another CKD device. <text:s/>It has cylinders and tracks just like a CKD device. <text:s/>However, externally, those are hidden from the user. <text:s/>On each track there are a set of records just like a CKD device. <text:s/>However, unlike CKD, the records are all of a fixed length, 512 bytes. <text:s/>On FBA devices, records are called sectors. <text:span text:style-name="T284">Outside of the hardware, a user “sees” only sectors. <text:s/>Physical sectors (physical records) are identified by a number, starting at zero. <text:s/></text:span><text:span text:style-name="T285">This section will be enhanced by use of the </text:span><text:span text:style-name="T191">FBA Manual.odt</text:span><text:span text:style-name="T285"> or </text:span><text:span text:style-name="T191">FBA Manual.pdf</text:span><text:span text:style-name="T285"> in the </text:span><text:span text:style-name="T191">doc/herc</text:span><text:span text:style-name="T285"> SATK directory.</text:span></text:p>
      <text:p text:style-name="P142"><text:span text:style-name="T239">The context into which a FBA device normally resides is the same as that for a CKD device. <text:s/>Users run programs that access dataset</text:span><text:span text:style-name="T240">s</text:span><text:span text:style-name="T239"> on the device. <text:s/>Where </text:span><text:span text:style-name="T240">a </text:span><text:span text:style-name="T239">dataset reside</text:span><text:span text:style-name="T240">s</text:span><text:span text:style-name="T239"> on the volume is defined by a </text:span><text:soft-page-break/><text:span text:style-name="T239">Volume Table of Contents (VTOC). <text:s/>FBA devices usually have one of those, just like a CKD device. <text:s/>Each allocated dataset has an entry in the VTOC that identifies where on the volume the dataset resides.</text:span></text:p>
      <text:p text:style-name="P142"><text:span text:style-name="T239">Built into the device is a protection mechanism </text:span><text:span text:style-name="T240">ensuring</text:span><text:span text:style-name="T239"> </text:span><text:span text:style-name="T240">a</text:span><text:span text:style-name="T239"> program do</text:span><text:span text:style-name="T240">es</text:span><text:span text:style-name="T239"> not corrupt the data in </text:span><text:span text:style-name="T240">other</text:span><text:span text:style-name="T239"> dataset</text:span><text:span text:style-name="T240">s</text:span><text:span text:style-name="T239">. <text:s/></text:span><text:span text:style-name="T241">It does this by defining an “extent”. <text:s/>This CCW command, required for each sequence of channel commands, </text:span><text:span text:style-name="T242">identifies to which physical sectors this sequence is allowed access. <text:s/>The device assumes an operating system will ensure this command is attached to each CCW sequence providing access to a dataset. <text:s/></text:span><text:span text:style-name="T243">Three key pieces of information are provided for this protection:</text:span></text:p>
      <text:list xml:id="list3498975352" text:style-name="L13">
        <text:list-item>
          <text:p text:style-name="P300">the starting physical sector of the dataset extent,</text:p>
        </text:list-item>
        <text:list-item>
          <text:p text:style-name="P300">the first sector (relative to the start of the dataset) allowed access, and</text:p>
        </text:list-item>
        <text:list-item>
          <text:p text:style-name="P300">the last sector (relative to the start of the dataset) allowed access.</text:p>
        </text:list-item>
      </text:list>
      <text:p text:style-name="P120">The DEFINE EXTENT CCW is about restricting a program’s access to just the dataset to which it has access. <text:s/>For a specific dataset, the information in this command will be constant.</text:p>
      <text:p text:style-name="P143"><text:span text:style-name="T205">The internal seeking to a specific cylinder and track occurs via the LOCATE command. <text:s/>It is tied to the DEFINE EXTENT by means of the dataset relative sectors. <text:s/>The first sector within the dataset being accessed is identified along with the </text:span><text:span text:style-name="T244">number of sectors being read or written. <text:s/>Which is the case is indicated by the “operation code” of the command’s data. <text:s/>In most cases, a program will read or write the same number of sectors (bytes really, but this command only knows about sectors). <text:s/>The number of sectors tends to be constant. <text:s/>It is the starting sector number that will increment for sequential access.</text:span></text:p>
      <text:p text:style-name="P144"><text:span text:style-name="T244">Finally, the program will continue with a </text:span><text:span text:style-name="T245">READ</text:span><text:span text:style-name="T244"> or </text:span><text:span text:style-name="T245">WRITE</text:span><text:span text:style-name="T244"> CCW command that </text:span><text:span text:style-name="T245">accesses</text:span><text:span text:style-name="T244"> the amount of data expected by the program.</text:span></text:p>
      <text:p text:style-name="P145"><text:span text:style-name="T244">T</text:span><text:span text:style-name="T205">he only exception to this pattern, is the IPL function. <text:s/>A DEFINE EXTENT command is not required for the IPL process because the IPL READ command will automatically define an extent that is the entire FBA volume. <text:s/>Succeeding LOCATE commands will therefore refer to physical sectors rather than sectors relative to the dataset. <text:s/>In this special case, a physical sector and dataset sector are the same.</text:span></text:p>
      <text:p text:style-name="P145"><text:span text:style-name="T205">Now enters bare-metal programming. <text:s/>There is no VTOC on the device. <text:s/>There could be of course, but at present it does not exist. <text:s/>All that exists are the directed records that the boot loader expects to read. <text:s/>It is possible to determine the size of the volume using the READ DEVICE CHARACTERISTICS command. <text:s/>But that is extra work. <text:s/>Each access by the boot loader of a directed record is going to require each of the three commands described above. <text:s/></text:span><text:span text:style-name="T246">Instead of trying to figure out an extent for the entire volume (as is done during the IPL function), the boot loader will change the extent so that just the number of sectors being read will be defined. <text:s/>With this strategy, rather than the LOCATE </text:span><text:soft-page-break/><text:span text:style-name="T246">command reflecting the movement of read</text:span><text:span text:style-name="T247">s</text:span><text:span text:style-name="T246"> through the dataset, the extent will march through the directed records as each is brought into memory. <text:s/>Only one field of information for the read operation requires changing as each directed record is read: the physical sector starting the extent. <text:s/>All other fields will remain constant.</text:span></text:p>
      <text:p text:style-name="P146"><text:span text:style-name="T246">T</text:span><text:span text:style-name="T205">he LOD1 record in storage contains the critical values for reading the directed records:</text:span></text:p>
      <text:list xml:id="list274300121" text:style-name="L14">
        <text:list-item>
          <text:p text:style-name="P311"><text:span text:style-name="T205">at address X’246’ (</text:span><text:span text:style-name="T138">LOD1MDLN</text:span><text:span text:style-name="T205">), the maximum directed record size (in bytes),</text:span></text:p>
        </text:list-item>
        <text:list-item>
          <text:p text:style-name="P312"><text:span text:style-name="T205">at address X’258’ (</text:span><text:span text:style-name="T138">LOD1FSEC</text:span><text:span text:style-name="T205">), the starting physical sector of the directed records, </text:span><text:span text:style-name="T248">and</text:span></text:p>
        </text:list-item>
        <text:list-item>
          <text:p text:style-name="P312"><text:span text:style-name="T248">at address X’26C’ (</text:span><text:span text:style-name="T192">LOD1IOA</text:span><text:span text:style-name="T248">), the boot loader I/O area (where directed records are read)</text:span><text:span text:style-name="T205">.</text:span></text:p>
        </text:list-item>
      </text:list>
      <text:p text:style-name="P147"><text:span text:style-name="T205">The following instructions from </text:span><text:span text:style-name="T138">boot4.asm</text:span><text:span text:style-name="T205"> and storage locations initialize these I/O related locations:</text:span></text:p>
      <text:p text:style-name="P208"><text:s text:c="9"/>ICM <text:s text:c="2"/>6,B'0011',LOD1MDLN <text:s text:c="2"/>Fetch from LOD1 the maximum directed length</text:p>
      <text:p text:style-name="P208"><text:s text:c="9"/>STH <text:s text:c="2"/>6,FBACCW3+6 <text:s/>CCW - Will always read the same number of bytes</text:p>
      <text:p text:style-name="P208"><text:s text:c="9"/>SRL <text:s text:c="2"/>6,9(0) <text:s text:c="12"/>Convert bytes into sectors.</text:p>
      <text:p text:style-name="P208"><text:s text:c="9"/>STH <text:s text:c="2"/>6,LOCSECS <text:s text:c="3"/>LOC - Will always read the same number of sectors</text:p>
      <text:p text:style-name="P208"><text:s text:c="9"/>LR <text:s text:c="3"/>5,6 <text:s text:c="15"/>Save the number of sectors (updates extent)</text:p>
      <text:p text:style-name="P208"><text:s text:c="9"/>BCTR <text:s/>6,0 <text:s text:c="15"/>And the logical end of the extent is constant</text:p>
      <text:p text:style-name="P208"><text:s text:c="9"/>ST <text:s text:c="3"/>6,ENDLSEC <text:s text:c="3"/>EXT - Set it in the FBA extent data</text:p>
      <text:p text:style-name="P208">* R6 is now available for other uses</text:p>
      <text:p text:style-name="P208"><text:s text:c="9"/>L <text:s text:c="4"/>4,LOD1IOA <text:s text:c="9"/>Remeber where to find a directed record</text:p>
      <text:p text:style-name="P208"><text:s text:c="9"/>STCM <text:s/>4,B'0111',FBACCW3+1 <text:s text:c="2"/>CCW - Where the loader read's its data</text:p>
      <text:p text:style-name="P208"><text:s text:c="9"/>MVC <text:s text:c="2"/>FRSTPSEC,LOD1FSEC <text:s text:c="4"/>EXT - Set starting sector of first record</text:p>
      <text:p text:style-name="P208"><text:s text:c="9"/>...</text:p>
      <text:p text:style-name="P208">FBACCW1 <text:s/>CCW0 <text:s/>DEFN_EXT,EXTENT,CC,EXTENTL <text:s text:c="2"/>Define extent for the read</text:p>
      <text:p text:style-name="P208">FBACCW2 <text:s/>CCW0 <text:s/>LOC_DATA,LOCATE,CC,LOCATEL <text:s text:c="2"/>Establish location for read</text:p>
      <text:p text:style-name="P208">FBACCW3 <text:s/>CCW0 <text:s/>READ,0,0,0 <text:s text:c="18"/>Read the directed record</text:p>
      <text:p text:style-name="P208">* <text:s text:c="8"/>CCW0 <text:s/>NOP,0,0,1 <text:s text:c="19"/>..then a NOP.</text:p>
      <text:p text:style-name="P208">* If the preceding NOP CCW command is enabled, then the FBACCW3 must set </text:p>
      <text:p text:style-name="P208">* command chaining in the flag byte, setting the third operand to X'40'</text:p>
      <text:p text:style-name="P208"><text:s text:c="9"/>SPACE 1</text:p>
      <text:p text:style-name="P208">* FBA extent used for reading a directed record. <text:s/>Unlike typical operations</text:p>
      <text:p text:style-name="P208">* where the extent is constant and the locate data changes, when reading</text:p>
      <text:p text:style-name="P208">* directed boot loader records, the extent changes and the locate information</text:p>
      <text:p text:style-name="P208">* remains unchanged.</text:p>
      <text:p text:style-name="P208">EXTENT <text:s text:c="2"/>DC <text:s text:c="3"/>XL4'40000000' <text:s text:c="2"/>Extent file mask: Inhibit all writes</text:p>
      <text:p text:style-name="P208">FRSTPSEC DC <text:s text:c="3"/>FL4'0' <text:s text:c="6"/>** Physical first sector of the extent</text:p>
      <text:p text:style-name="P208">FRSTLSEC DC <text:s text:c="3"/>FL4'0' <text:s text:c="9"/>First logical sector of the extent, always 0</text:p>
      <text:p text:style-name="P208">* Last logical sector of the extent, always the same based upon record length</text:p>
      <text:p text:style-name="P208">ENDLSEC <text:s/>DC <text:s text:c="3"/>FL4'0'</text:p>
      <text:p text:style-name="P208">EXTENTL <text:s/>EQU <text:s text:c="2"/>*-EXTENT <text:s text:c="7"/>Length of an FBA extent (16 bytes)</text:p>
      <text:p text:style-name="P208">* ** This field is adjusted for each read of a directed record.</text:p>
      <text:p text:style-name="P208"><text:s text:c="9"/>SPACE 1</text:p>
      <text:p text:style-name="P208">* FBA locate used for reading a directed record</text:p>
      <text:p text:style-name="P208">LOCATE <text:s text:c="2"/>DC <text:s text:c="3"/>XL1'06' <text:s text:c="8"/>Read sector operation being performed</text:p>
      <text:p text:style-name="P208"><text:s text:c="9"/>DC <text:s text:c="3"/>XL1'00' <text:s text:c="8"/>Replication count ignored for read sector</text:p>
      <text:p text:style-name="P208">LOCSECS <text:s/>DC <text:s text:c="3"/>HL2'0' <text:s text:c="9"/>Number of sectors being read</text:p>
      <text:p text:style-name="P208"><text:s text:c="9"/>DC <text:s text:c="3"/>FL4'0' <text:s text:c="9"/>First sector (relative to the extent), always 0</text:p>
      <text:p text:style-name="P208">LOCATEL <text:s/>EQU <text:s text:c="2"/>*-LOCATE <text:s text:c="7"/>Length of the FBA locate information (8 bytes)</text:p>
      <text:p text:style-name="Text_20_body"/>
      <text:p text:style-name="P150"><text:soft-page-break/><text:span text:style-name="T253">The entire read sequence of the directed record is identical to that used in the Hello World in program 3. <text:s/>Refer to </text:span><text:span text:style-name="T254">program 3</text:span><text:span text:style-name="T253"> for a detailed description of how the I/O </text:span><text:span text:style-name="T254">itself </text:span><text:span text:style-name="T253">works.</text:span></text:p>
      <text:p text:style-name="P121">The only difference is the I/O device used for the I/O (the FBA DASD volume, X’110’) and the channel program address (<text:span text:style-name="T138">FBACCW1</text:span>).</text:p>
      <text:h text:style-name="Heading_20_3" text:outline-level="3"><text:bookmark-start text:name="__RefHeading___Toc8818_2482083338"/>Loading the Directed Record<text:bookmark-end text:name="__RefHeading___Toc8818_2482083338"/></text:h>
      <text:p text:style-name="P314"><text:span text:style-name="T205">As with the I/O operations, loading of the directed record requires some basic initialization.</text:span></text:p>
      <text:p text:style-name="P182">* Initialize the static portions of record loading</text:p>
      <text:p text:style-name="P182"><text:s text:c="9"/>LA <text:s text:c="3"/>8,6(4) <text:s text:c="6"/>Locate start of directed record's content</text:p>
      <text:p text:style-name="P182"><text:s text:c="9"/>LA <text:s text:c="3"/>3,HWM <text:s text:c="7"/>Directed records may not overwrite me!</text:p>
      <text:p text:style-name="P182"><text:s text:c="9"/>...</text:p>
      <text:p text:style-name="P182">HWM <text:s text:c="5"/>EQU <text:s text:c="2"/>* <text:s text:c="3"/>Can not load any directed record lower than here</text:p>
      <text:p text:style-name="P22"/>
      <text:p text:style-name="P122">Registers are used to maintain the information for the loading of directed records. <text:s/>All directed records are read into storage at the same location: the boot loader input/output area. <text:s/>General register 4 already points to this area. <text:s/>Each FBA directed record contains a 6-byte header composed of two fields:</text:p>
      <text:list xml:id="list4292029818" text:style-name="L15">
        <text:list-item>
          <text:p text:style-name="P301">the destination address of the record’s content (the first four bytes), followed by</text:p>
        </text:list-item>
        <text:list-item>
          <text:p text:style-name="P301">the record’s binary content length (the last two bytes).</text:p>
        </text:list-item>
      </text:list>
      <text:p text:style-name="P122">The above <text:span text:style-name="T138">LA</text:span> instruction causes general register 8 to point to <text:span text:style-name="T286">the </text:span>start of the binary content. <text:s/><text:span text:style-name="T286">Because this does not change, the same value is used through the entire loading process.</text:span></text:p>
      <text:p text:style-name="P123">The high-water mark (<text:span text:style-name="T138">HWM</text:span>) location is used to ensure the boot loader is not overwritten by any directed record’s content. <text:s/>This location is an <text:span text:style-name="T138">EQUATE</text:span> at the end of the boot loader, marking its highest address.</text:p>
      <text:p text:style-name="P123">Immediately following the successful reading of a directed record, it is checked to ensure the boot loader is safe.</text:p>
      <text:p text:style-name="P208">* Move the directed record to its residence address</text:p>
      <text:p text:style-name="P208"><text:s text:c="9"/>L <text:s text:c="4"/>10,0(4) <text:s text:c="10"/>Destination address of record's content</text:p>
      <text:p text:style-name="P208"><text:s text:c="9"/>CLR <text:s text:c="2"/>3,10 <text:s text:c="13"/>Will data from record overwrite boot loader?</text:p>
      <text:p text:style-name="P208"><text:s text:c="9"/>BH <text:s text:c="3"/>OVRWRITE <text:s text:c="9"/>..Yes, HWM higher than load address, quit now!</text:p>
      <text:p text:style-name="P208"><text:s text:c="9"/>...</text:p>
      <text:p text:style-name="P208">OVRWRITE LPSW <text:s/>OVERWRIT <text:s/>Code 01C Overwriting boot loader</text:p>
      <text:p text:style-name="P208"><text:s text:c="9"/>...</text:p>
      <text:p text:style-name="P208">OVERWRIT DWAIT PGM=04,CMP=0,CODE=01C <text:s/>Trying to overwrite boot loader</text:p>
      <text:p text:style-name="Text_20_body"/>
      <text:p text:style-name="P124">Now that it is known that the directed record is safe to move, a <text:span text:style-name="T138">MVCL</text:span> is used to do that following register setup. <text:s/>This time the directed record’s header length is used to initialize the <text:span text:style-name="T138">MVCL</text:span> source and destination lengths. <text:s/>(The lengths are the same because the <text:span text:style-name="T288">whole content is moved, as opposed to only a portion of it with some padding.)</text:span></text:p>
      <text:p text:style-name="P182"><text:soft-page-break/><text:s text:c="9"/>ICM <text:s text:c="2"/>9,B'0011',4(4) <text:s text:c="3"/>Size of record being loaded</text:p>
      <text:p text:style-name="P182"><text:s text:c="9"/>LR <text:s text:c="3"/>11,9 <text:s text:c="13"/>Same size to the receiving location</text:p>
      <text:p text:style-name="P182"><text:s text:c="9"/>LR <text:s text:c="3"/>6,9 <text:s text:c="14"/>Increment for cumulative program loaded</text:p>
      <text:p text:style-name="P182"><text:s text:c="9"/>MVCL <text:s/>10,8 <text:s text:c="13"/>Move directed record</text:p>
      <text:p text:style-name="P182"><text:s text:c="9"/>BC <text:s text:c="3"/>B'0001',DESTRT <text:s text:c="3"/>Destructive overlap detected (CC=3), quit</text:p>
      <text:p text:style-name="P182"><text:s text:c="9"/>...</text:p>
      <text:p text:style-name="P182">DESTRT <text:s text:c="2"/>LPSW <text:s/>DESTOVLP <text:s/>Code 020 Destructive overlap detected by MVCL</text:p>
      <text:p text:style-name="P182"><text:s text:c="9"/>...</text:p>
      <text:p text:style-name="P182">DESTOVLP DWAIT PGM=04,CMP=0,CODE=020 <text:s/>Destructive overlap detected by MVCL</text:p>
      <text:p text:style-name="Text_20_body"/>
      <text:p text:style-name="P126">With the successful loading of the directed record’s content, the boot loader can increase the size of the loader program for the content contributed by this record. <text:s/>The size of the loaded content was preserved in general register 6 just before moving the directed record’s content.</text:p>
      <text:p text:style-name="P203"><text:s text:c="9"/>AL <text:s text:c="3"/>6,LOD1BPLD <text:s text:c="7"/>Increment loaded program size</text:p>
      <text:p text:style-name="P203"><text:s text:c="9"/>ST <text:s text:c="3"/>6,LOD1BPLD <text:s text:c="7"/>Update the cumulative program size in LOD1</text:p>
      <text:p text:style-name="P127">Now that the directed record has been successfully loaded to memory, it can be determined whether there are any more directed records to be read. <text:s/>The high-order bit (bit 0) of the directed record’s address indicates whether this is the last directed record or not. <text:s/>A 1 in bit 0 indicate that the last directed record has been processed.</text:p>
      <text:p text:style-name="P182"><text:s text:c="9"/>TM <text:s text:c="3"/>0(4),X'80' <text:s text:c="7"/>Bit 0 of destination address one?</text:p>
      <text:p text:style-name="P182"><text:s text:c="9"/>BO <text:s text:c="3"/>CKSIZE <text:s text:c="11"/>..Yes, check if correct amount loaded</text:p>
      <text:p text:style-name="P127">If the branch is not taken, then additional directed records remain to be processed.</text:p>
      <text:p text:style-name="P208"><text:s text:c="9"/>LR <text:s text:c="3"/>6,5 <text:s text:c="14"/>Fetch the number of sectors read</text:p>
      <text:p text:style-name="P208"><text:s text:c="9"/>AL <text:s text:c="3"/>6,FRSTPSEC <text:s text:c="7"/>Update starting sector for the next extent</text:p>
      <text:p text:style-name="P208"><text:s text:c="9"/>ST <text:s text:c="3"/>6,FRSTPSEC <text:s/>EXT - Update the FBA extent with new starting sector</text:p>
      <text:p text:style-name="P208"><text:s text:c="9"/>B <text:s text:c="4"/>READLOOP <text:s text:c="9"/>Read the next record.</text:p>
      <text:p text:style-name="P127">The FBA extent is updated for the next directed record to be read and processing of directed records continues.</text:p>
      <text:p text:style-name="P127">If on the other hand, the above branch was taken, then all of the booted program’s directed records have been loaded to memory. <text:s/>The last thing to check is whether the size of the booted program that was loaded matches the size expected for <text:span text:style-name="T289">the </text:span>booted program as understood by <text:span text:style-name="T138">iplasma.py</text:span>.</text:p>
      <text:p text:style-name="P208">CKSIZE <text:s text:c="2"/>CLC <text:s text:c="2"/>LOD1BPLN,LOD1BPLD <text:s/>Do the cumulative sizes match in LOD1</text:p>
      <text:p text:style-name="P208"><text:s text:c="9"/>BNE <text:s text:c="2"/>CUMERROR <text:s text:c="10"/>..No, something went wrong, quit</text:p>
      <text:p text:style-name="P208"><text:s text:c="9"/>...</text:p>
      <text:p text:style-name="P208">CUMERROR LPSW <text:s/>BADSIZE <text:s text:c="2"/>Code 024 Cumulative booted program sizes do no match</text:p>
      <text:p text:style-name="P208"><text:s text:c="9"/>...</text:p>
      <text:p text:style-name="P208">BADSIZE <text:s/>DWAIT PGM=04,CMP=0,CODE=024 <text:s/>Cumulative booted program sizes mismatch</text:p>
      <text:p text:style-name="P208"/>
      <text:h text:style-name="P276" text:outline-level="3"><text:bookmark-start text:name="__RefHeading___Toc3823_219606207"/><text:span text:style-name="T289">T</text:span>ransferring Control to the Booted Program<text:bookmark-end text:name="__RefHeading___Toc3823_219606207"/></text:h>
      <text:p text:style-name="P129">Now that the booted program was successfully loaded, the boot loader can transfer control to the booted program. <text:s/>LOD1 informs the boot loader where the booted program should be entered and in <text:soft-page-break/>what addressing mode. <text:s/>The S/370 boot loader can not change the addressing mode, so if either mode is set in the booted program’s entry address, an error results.</text:p>
      <text:p text:style-name="P208"><text:s text:c="9"/>TM <text:s text:c="3"/>LOD1ENTR,X'80' <text:s text:c="4"/>Is 31-bit addressing set in address?</text:p>
      <text:p text:style-name="P208"><text:s text:c="9"/>BO <text:s text:c="3"/>AMERROR <text:s text:c="11"/>..Yes, can not do that, so quit</text:p>
      <text:p text:style-name="P208"><text:s text:c="9"/>TM <text:s text:c="3"/>LOD1ENTR,X'01' <text:s text:c="4"/>Is 64-bit addressing set in address?</text:p>
      <text:p text:style-name="P208"><text:s text:c="9"/>BO <text:s text:c="3"/>AMERROR <text:s text:c="11"/>..Yes, can not do that either, quit</text:p>
      <text:p text:style-name="P208"><text:s text:c="9"/>...</text:p>
      <text:p text:style-name="P208">AMERROR <text:s/>LPSW <text:s/>NOAMCHNG <text:s/>Code 028 Can not change addressing mode for booted pgm</text:p>
      <text:p text:style-name="P208"><text:s text:c="9"/>...</text:p>
      <text:p text:style-name="P208">NOAMCHNG DWAIT PGM=04,CMP=0,CODE=028 <text:s/>Can not change booted program's AMODE</text:p>
      <text:p text:style-name="P128"/>
      <text:p text:style-name="P128">Now that it is known that the booted program can be safely entered, the boot loader does its last duty to the boot loading process. <text:s/>It enters the booted program where <text:span text:style-name="T138">iplasma.py</text:span> tells it to:</text:p>
      <text:p text:style-name="P5"><text:s text:c="9"/>L <text:s text:c="4"/>15,LOD1ENTR <text:s text:c="7"/>Fetch entry point for booted program from LOD1</text:p>
      <text:p text:style-name="P203"><text:s text:c="9"/>BR <text:s text:c="3"/>15 <text:s text:c="16"/>Enter the booted program</text:p>
      <text:p text:style-name="P235"/>
      <text:h text:style-name="Heading_20_2" text:outline-level="2"><text:bookmark-start text:name="__RefHeading___Toc3946_4217150475"/>Step 2 – Create IPL Medium<text:bookmark-end text:name="__RefHeading___Toc3946_4217150475"/></text:h>
      <text:p text:style-name="P22">Unlike <text:span text:style-name="T138">PGM3</text:span>, <text:span text:style-name="T138">PGM4</text:span> uses two list-directed IPL directories when creating the IPL medium. <text:s/>The main program, this time the booted program, remains in the <text:span text:style-name="T138">ldipl</text:span> directory. <text:s/>As with <text:span text:style-name="T138">PGM3</text:span>, the <text:span text:style-name="T138">ldipl</text:span> <text:span text:style-name="T296">directory </text:span>contains the bare-metal “Hello World” program.</text:p>
      <text:p text:style-name="P133">The additional directory, <text:span text:style-name="T138">boot</text:span>, contains the boot loader used to load the booted program. <text:s/>Additional information is provided to <text:span text:style-name="T138">iplasma.py</text:span> when creating the IPL medium.</text:p>
      <text:p text:style-name="P202">${IPLASMA} -v -f ld -m pgm4.3310 --records --asa=ASAREGN.bin <text:span text:style-name="T297">\</text:span></text:p>
      <text:p text:style-name="P267">--volser=PGM4 <text:span text:style-name="T14">--boot boot/boot4.txt --lasa=ASAREGN.bin</text:span> <text:span text:style-name="T14">--recl 512</text:span> \</text:p>
      <text:p text:style-name="P265">ldipl/pgm4.txt 2&gt;&amp;1 |tee iplasma-${sfx}.txt</text:p>
      <text:p text:style-name="P236"/>
      <text:p text:style-name="Text_20_body"><text:span text:style-name="T219">As is readily seen, </text:span><text:span text:style-name="T220">the </text:span><text:span text:style-name="T219">additional information is supplied to </text:span><text:span text:style-name="T163">iplasma.py</text:span><text:span text:style-name="T219"> for the additional directory, shown above in </text:span><text:span text:style-name="T224">bold</text:span><text:span text:style-name="T219"> font. <text:s/></text:span><text:span text:style-name="T220">The </text:span><text:span text:style-name="T164">--boot</text:span><text:span text:style-name="T220"> argument tells </text:span><text:span text:style-name="T164">iplasma.py</text:span><text:span text:style-name="T220"> that the main program is to be booted by the program with this list-directed control file. <text:s/>Additionally, because it does not use the default file name for the assigned storage region, that file name is supplied by the </text:span><text:span text:style-name="T164">--lasa</text:span><text:span text:style-name="T220"> argument.</text:span></text:p>
      <text:p text:style-name="P151"><text:span text:style-name="T218">As a consequence of these arguments, two directories are described as input to </text:span><text:span text:style-name="T161">iplasma.py</text:span><text:span text:style-name="T218">.</text:span></text:p>
      <text:p text:style-name="P181">IPL program - Boot Loader: boot/boot4.txt</text:p>
      <text:p text:style-name="P181"><text:s text:c="4"/>PSW <text:s text:c="3"/>None</text:p>
      <text:p text:style-name="P181"><text:s text:c="4"/>ASA <text:s text:c="2"/>000000 <text:s/>ASAREGN.bin <text:s text:c="2"/>Length: 512 (0x200)</text:p>
      <text:p text:style-name="P181"><text:s text:c="4"/>Load <text:s/>000400 <text:s/>BOOT4.bin <text:s text:c="4"/>Length: 480 (0x1E0)</text:p>
      <text:p text:style-name="P181"/>
      <text:p text:style-name="P181">Booted program - list-directed source: ldipl/pgm4.txt</text:p>
      <text:p text:style-name="P181"><text:s text:c="4"/>PSW <text:s text:c="2"/>000000 <text:s/>ASAPSW <text:s text:c="7"/>Length: 8 (0x8)</text:p>
      <text:p text:style-name="P181"><text:s text:c="4"/>ASA <text:s text:c="2"/>000000 <text:s/>ASAREGN.bin <text:s text:c="2"/>Length: 512 (0x200) <text:s/>IGNORED</text:p>
      <text:p text:style-name="P181"><text:soft-page-break/><text:s text:c="4"/>Load <text:s/>002000 <text:s/>BOOTED4.bin <text:s text:c="2"/>Length: 272 (0x110)</text:p>
      <text:p text:style-name="P68">The boot loader is treated as the target of the IPL process and the “Hello World” program as the booted program.</text:p>
      <text:p text:style-name="P69">The FBA DASD map must also be adjusted.</text:p>
      <text:p text:style-name="P182">FBA DASD Map:</text:p>
      <text:p text:style-name="P182"><text:s text:c="4"/>IPL0: 0-0</text:p>
      <text:p text:style-name="P182"><text:s text:c="4"/>VOLLBL: 1-1</text:p>
      <text:p text:style-name="P182"><text:s text:c="4"/>ASA: 2-2</text:p>
      <text:p text:style-name="P182"><text:s text:c="4"/><text:span text:style-name="T14">LOD1: 3-3</text:span></text:p>
      <text:p text:style-name="P206"><text:s text:c="4"/>BOOT4.bin: 4-4</text:p>
      <text:p text:style-name="P182"><text:s text:c="4"/>BOOTED: 5-5</text:p>
      <text:p text:style-name="P134">Two entries have been added, the <text:span text:style-name="T138">BOOT4.bin</text:span> allocation, for the boot loader and the <text:span text:style-name="T138">LOD1</text:span> record used by the boot loader. <text:s/>The “Hello World” program is identified as the <text:span text:style-name="T149">BOOTED</text:span> program and has its own allocation on the FBA volume.</text:p>
      <text:p text:style-name="P152"><text:span text:style-name="T256">The contents of the </text:span><text:span text:style-name="T194">LOD1</text:span><text:span text:style-name="T256"> record are also provided. <text:s/>This is a series of fields with their assigned storage area addresses. <text:s/></text:span><text:span text:style-name="T257">Most of the fields are zero in this case </text:span><text:span text:style-name="T258">and many are supplied by the boot loader itself when it executes (which of course has not happened yet).</text:span></text:p>
      <text:p text:style-name="P237">LOD1 IPL Record 4:</text:p>
      <text:p text:style-name="P237"><text:s text:c="4"/>000240 <text:s/>D3D6C4F1 <text:s text:c="3"/>LOD1 Record ID</text:p>
      <text:p text:style-name="P237"><text:s text:c="4"/><text:span text:style-name="T14">000244</text:span> <text:s/><text:span text:style-name="T14">12 <text:s text:c="9"/>IPL medium information</text:span></text:p>
      <text:p text:style-name="P237"><text:s text:c="4"/>000245 <text:s/>00 <text:s text:c="9"/>Boot loader flags</text:p>
      <text:p text:style-name="P237"><text:s text:c="4"/><text:span text:style-name="T14">000246</text:span> <text:s/><text:span text:style-name="T14">0200 <text:s text:c="7"/>Maximum length of boot directed records in bytes</text:span></text:p>
      <text:p text:style-name="P237"><text:s text:c="4"/><text:span text:style-name="T14">000248</text:span> <text:s/><text:span text:style-name="T14">00000110 <text:s text:c="3"/>Cumulative length of booted program on medium in bytes</text:span></text:p>
      <text:p text:style-name="P237"><text:s text:c="4"/>00024C <text:s/>00000000 <text:s text:c="3"/>Boot Loader Supplied: cumulative length of loaded program in bytes</text:p>
      <text:p text:style-name="P237"><text:s text:c="4"/>000250 <text:s/>00002000 <text:s text:c="3"/>Booted program's entry address</text:p>
      <text:p text:style-name="P237"><text:s text:c="4"/>000254 <text:s/>00 <text:s text:c="9"/>Boot Loader Supplied: Boot Loader's operating environment</text:p>
      <text:p text:style-name="P237"><text:s text:c="4"/>000255 <text:s/>00 <text:s text:c="9"/>Boot Loader Supplied: Boot Loader's I/O architecture and mode</text:p>
      <text:p text:style-name="P237"><text:s text:c="4"/>000256 <text:s/>00 <text:s text:c="9"/>Boot Loader Supplied: Boot Loader services</text:p>
      <text:p text:style-name="P237"><text:s text:c="4"/>000257 <text:s/>00 <text:s text:c="9"/>Boot Loader Supplied: Booted program entry addressing mode</text:p>
      <text:p text:style-name="P237"><text:s text:c="4"/><text:span text:style-name="T14">000258 <text:s/>00000005 <text:s text:c="3"/>Booted program starting physical FBA sector number</text:span></text:p>
      <text:p text:style-name="P237"><text:s text:c="4"/>00025C <text:s/>0000 <text:s text:c="7"/>Booted program starting CKD cylinder number</text:p>
      <text:p text:style-name="P237"><text:s text:c="4"/>00025E <text:s/>0000 <text:s text:c="7"/>Booted program starting CKD track (head) number</text:p>
      <text:p text:style-name="P237"><text:s text:c="4"/>000260 <text:s/>00 <text:s text:c="9"/>Booted program starting CKD record number</text:p>
      <text:p text:style-name="P237"><text:s text:c="4"/>000261 <text:s/>00 <text:s text:c="9"/>Number of CKD directed records per track</text:p>
      <text:p text:style-name="P237"><text:s text:c="4"/>000262 <text:s/>0000 <text:s text:c="7"/>Maximum CKD cylinder number</text:p>
      <text:p text:style-name="P237"><text:s text:c="4"/>000264 <text:s/>0000 <text:s text:c="7"/>Maximum CKD track (head) number</text:p>
      <text:p text:style-name="P237"><text:s text:c="4"/>000266 <text:s/>0000 <text:s text:c="7"/>Boot Loader Supplied: Device Number of IPL subchannel</text:p>
      <text:p text:style-name="P237"><text:s text:c="4"/>000268 <text:s/>00000000 <text:s text:c="3"/>Boot Loader Supplied: I/O address of IPL device</text:p>
      <text:p text:style-name="P237"><text:s text:c="4"/><text:span text:style-name="T14">00026C <text:s/>00002370 <text:s text:c="3"/>Boot Loader I/O area starting address</text:span></text:p>
      <text:p text:style-name="P237"><text:s text:c="4"/>000270 <text:s/>00000000 <text:s text:c="3"/>Boot Loader Supplied: Boot Loader services address</text:p>
      <text:p text:style-name="P237"><text:s text:c="4"/>000274 <text:s/>00000000 <text:s text:c="3"/>RESERVED</text:p>
      <text:p text:style-name="P237"><text:s text:c="4"/>000278 <text:s/>00000000 <text:s text:c="3"/>RESERVED</text:p>
      <text:p text:style-name="P237"><text:s text:c="4"/>00027C <text:s/>00000000 <text:s text:c="3"/>RESERVED</text:p>
      <text:p text:style-name="P237"><text:s text:c="4"/>000280 <text:s/>00000000 <text:s text:c="3"/>RESERVED</text:p>
      <text:p text:style-name="P237"><text:s text:c="4"/>000284 <text:s/>00000000 <text:s text:c="3"/>RESERVED</text:p>
      <text:p text:style-name="P237"><text:s text:c="4"/>000288 <text:s/>00000000 <text:s text:c="3"/>RESERVED</text:p>
      <text:p text:style-name="P237"><text:s text:c="4"/>00028C <text:s/>00000000 <text:s text:c="3"/>RESERVED</text:p>
      <text:p text:style-name="P136">A few of the fields deserve some comment here. <text:s/><text:span text:style-name="T205">X’12’ </text:span>is the identifier for an FBA DASD IPL device. <text:s/>This indicates the type of medium created for the boot loader’s use. <text:s/><text:span text:style-name="T299">The boot loader should validate </text:span><text:soft-page-break/><text:span text:style-name="T299">that this device type is supported by the boot loader. <text:s/>While the Guide programs each are self contained, this design is used in the case that multiple boot loaders are available and the reused loader may not support the device built by </text:span><text:span text:style-name="T195">iplasma.py</text:span><text:span text:style-name="T299">. <text:s/>Stuff happens.</text:span></text:p>
      <text:p text:style-name="P136">X’0200’ specifies the maximum size of a directed record. <text:s/>In this case, 512 is a single physical sector. <text:s/>It is derived from the <text:span text:style-name="T138">--recl</text:span> argument to <text:span text:style-name="T138">iplasma.py</text:span>. <text:s/><text:span text:style-name="T298">This value is used in the channel command that reads the directed record. <text:s/>Some devices will require the incorrect length indication to be suppressed in the channel command and some will not.</text:span></text:p>
      <text:p text:style-name="P137">The cumulative length of the booted program is 272 bytes,<text:span text:style-name="T205"> <text:s/>X’110’</text:span>. <text:s/>As the boot loader reads and loads each directed record it will accumulate its own size in the following four-byte field at address <text:span text:style-name="T205">X’24C’</text:span>. <text:s/>The boot loader will compare its size with that supplied by <text:span text:style-name="T138">iplasma.py</text:span>. <text:s/>If the two sizes are different, the boot loader will enter a disabled wait state, indicating a boot failure.</text:p>
      <text:p text:style-name="P138">The first physical sector is communicated to the boot loader by the <text:span text:style-name="T138">LOD1</text:span> field at X’258’. <text:s/>The FBA boot loader will continue reading sectors until the last directed record is flagged by bit 0 of the directed record being set to 1.</text:p>
      <text:p text:style-name="P138">The last LOD1 field worth discussion at this point is the boot loader I/O area address, at X’26C’. <text:s/>This location is positioned higher in memory than the booted program resides. <text:s/>The boot loader will use this location in the channel command that reads directed records as its starting address.</text:p>
      <text:p text:style-name="P135">Each <text:span text:style-name="T298">new </text:span>component also must reside in storage. <text:s/>As no surprise, they are also reflected in the memory map.</text:p>
      <text:p text:style-name="P182">Memory Map:</text:p>
      <text:p text:style-name="P182"><text:s text:c="4"/>ASA: 000000-0001FF</text:p>
      <text:p text:style-name="P182"><text:s text:c="4"/>IPL0: 000000-000017</text:p>
      <text:p text:style-name="P182"><text:s text:c="4"/>CCW0: 000008-000017</text:p>
      <text:p text:style-name="P182"><text:s text:c="4"/><text:span text:style-name="T14">LOD1: 000200-0003FF</text:span></text:p>
      <text:p text:style-name="P206"><text:s text:c="4"/>BOOT4.bin: 000400-0005DF</text:p>
      <text:p text:style-name="P182"><text:s text:c="4"/>BOOTED: <text:span text:style-name="T14">002000-00210F</text:span></text:p>
      <text:p text:style-name="P182"><text:s text:c="4"/>IPL1: 002328-00236F</text:p>
      <text:p text:style-name="P138">In addition to the added locations used by the boot loader, the “Hello World” program has moved to address X’2000’ as required when using a boot loader.</text:p>
      <text:p text:style-name="P139">Sector 5 is the single directed record that is loaded for the booted program.</text:p>
      <text:p text:style-name="P182">FBA sector 5</text:p>
      <text:p text:style-name="P182"><text:s text:c="3"/>000000 <text:s/><text:span text:style-name="T14">80002000 0110</text:span>05C0 D2070000 C0B6B722</text:p>
      <text:p text:style-name="P182"><text:s text:c="3"/>000010 <text:s/>C0864810 C08E9D00 10004740 C06E4720</text:p>
      <text:p text:style-name="P182"><text:s text:c="3"/>…</text:p>
      <text:p text:style-name="P22">The first six bytes of the directed record constitute the record’s header. <text:s/>As revealed (and not a surprise), the record is loaded in storage starting at address X’2000’ for X’110’ (272) bytes. <text:s/>The first bit being set to 1 (the starting <text:span text:style-name="T138">8</text:span> in the sector dump) tells the boot loader that this is also the last record <text:soft-page-break/>to be loaded for the booted program. <text:s/>The boot loader will increment its cumulative count by the number of bytes loaded, 272, making the loaded count 272. <text:s/>The two values, the one from <text:span text:style-name="T138">iplasma.py</text:span> and the count by the boot loader match, suggesting the entire program and nothing extra was loaded.</text:p>
      <text:h text:style-name="Heading_20_2" text:outline-level="2">Step 3 – Run the Booted Program</text:h>
      <text:p text:style-name="P315"><text:span text:style-name="T221">The </text:span><text:span text:style-name="T165">ipl</text:span><text:span text:style-name="T221"> script will, as before, execute</text:span><text:span text:style-name="T222">s</text:span><text:span text:style-name="T221"> the program. <text:s/></text:span><text:span text:style-name="T223">This script has been adjusted for </text:span><text:span text:style-name="T166">pgm</text:span><text:span text:style-name="T167">4</text:span><text:span text:style-name="T223"> file names. <text:s/></text:span></text:p>
      <text:p text:style-name="P290">The Hercules configuration file contains these statements:</text:p>
      <text:p text:style-name="P182"># Hercules sample configuration file for <text:span text:style-name="T14">pgm4</text:span>.asm</text:p>
      <text:p text:style-name="P182">ARCHMODE S/370 <text:s text:c="9"/># S/370 targeted by <text:span text:style-name="T14">pgm4</text:span>.asm</text:p>
      <text:p text:style-name="P182">MAINSIZE 64K <text:s text:c="11"/># Sample starts at <text:span text:style-name="T14">X'2000'</text:span></text:p>
      <text:p text:style-name="P182">NUMCPU <text:s text:c="2"/>1</text:p>
      <text:p text:style-name="P182"># DIAG8CMD enable <text:s text:c="8"/># Allow use of DIAG X'008'</text:p>
      <text:p text:style-name="P182"/>
      <text:p text:style-name="P182"># Devices</text:p>
      <text:p text:style-name="P182">000F 3215-C / <text:s text:c="10"/># Console required by mainframe systems</text:p>
      <text:p text:style-name="P182">0110 3310 <text:span text:style-name="T14">pgm4</text:span>.3310 <text:s text:c="4"/># FBA IPL disk</text:p>
      <text:p text:style-name="P305">The comment on <text:span text:style-name="T138">MAINSIZE</text:span> has been adjusted to reflect the new location of the booted program, X’2000’. <text:s/><text:span text:style-name="T303">The file names have been changed for the </text:span><text:span text:style-name="T197">pgm4</text:span><text:span text:style-name="T303"> guide directory.</text:span></text:p>
      <text:p text:style-name="P291"><text:span text:style-name="T137">The Hercules run control file, </text:span><text:span text:style-name="T185">pgm</text:span><text:span text:style-name="T197">4</text:span><text:span text:style-name="T185">.rc</text:span><text:span text:style-name="T137">, is as follows.</text:span></text:p>
      <text:p text:style-name="P279"># This file is intended for use with Hercules Hyperion</text:p>
      <text:p text:style-name="P279"># Comment any of the tracing statements if you do not want the trace</text:p>
      <text:p text:style-name="P279">t+</text:p>
      <text:p text:style-name="P279">t+00F</text:p>
      <text:p text:style-name="P279">t+110</text:p>
      <text:p text:style-name="P279"># Perform the FBA based boot loading and execution of the "Hello World" program</text:p>
      <text:p text:style-name="P279">ipl 110</text:p>
      <text:p text:style-name="P316">Both the console, X’00F’, and the FBA DASD, X’110’ have been enabled for tracing.</text:p>
      <text:p text:style-name="P317">And, happily, in the Hercules log file is…</text:p>
      <text:p text:style-name="P318">06:34:26 /Hello Bare-Metal World!</text:p>
      <text:p text:style-name="P319">and</text:p>
      <text:p text:style-name="P318">06:34:26 HHC00809I Processor CP00: disabled wait state 000A0000 00000000</text:p>
      <text:p text:style-name="P320">Success!! <text:s/>The booted program work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1" svg:font-family="'Liberation Serif'" style:font-family-generic="roman"/>
    <style:font-face style:name="Arial" svg:font-family="Arial" style:font-family-generic="swiss"/>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20pt" officeooo:rsid="00131d2e" officeooo:paragraph-rsid="00131d2e" style:font-size-asian="17.5pt" style:font-size-complex="20pt"/>
    </style:style>
    <style:style style:name="MP2" style:family="paragraph" style:parent-style-name="Footer">
      <style:paragraph-properties fo:text-align="center" style:justify-single-word="false"/>
      <style:text-properties officeooo:rsid="0014c8fc" officeooo:paragraph-rsid="0014c8f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TK User Guide</text:p>
      </style:header>
      <style:footer>
        <text:p text:style-name="MP2">Page <text:page-number text:select-page="current">37</text:page-number><text:s/>of <text:page-count>39</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31T09:06:45.787772637</meta:creation-date>
    <meta:generator>LibreOffice/6.4.5.2$Linux_X86_64 LibreOffice_project/40$Build-2</meta:generator>
    <dc:date>2020-09-06T06:39:01.117811826</dc:date>
    <meta:editing-duration>P1DT23M38S</meta:editing-duration>
    <meta:editing-cycles>188</meta:editing-cycles>
    <meta:document-statistic meta:table-count="4" meta:image-count="0" meta:object-count="0" meta:page-count="39" meta:paragraph-count="900" meta:word-count="13242" meta:character-count="83734" meta:non-whitespace-character-count="68091"/>
  </office:meta>
</office:document-meta>
</file>